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57.86pt"/>
    </style:style>
    <style:style style:name="co8" style:family="table-column">
      <style:table-column-properties fo:break-before="auto" style:column-width="85.66pt"/>
    </style:style>
    <style:style style:name="co9" style:family="table-column">
      <style:table-column-properties fo:break-before="auto" style:column-width="75.66pt"/>
    </style:style>
    <style:style style:name="co10" style:family="table-column">
      <style:table-column-properties fo:break-before="auto" style:column-width="60.2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88.7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57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1" table:number-columns-repeated="1007" table:default-cell-style-name="ce1"/>
        <table:table-row table:style-name="ro1">
          <table:table-cell table:number-columns-repeated="2"/>
          <table:table-cell office:value-type="string" calcext:value-type="string">
            <text:p>Unit/150cm/pinhole </text:p>
          </table:table-cell>
          <table:table-cell/>
          <table:table-cell office:value-type="string" calcext:value-type="string">
            <text:p>Unit/150cm/Scar</text:p>
          </table:table-cell>
          <table:table-cell table:number-columns-repeated="2"/>
          <table:table-cell office:value-type="string" calcext:value-type="string">
            <text:p>Unit/74cm/pinhole </text:p>
          </table:table-cell>
          <table:table-cell/>
          <table:table-cell office:value-type="string" calcext:value-type="string">
            <text:p>Unit/74cm/Scar</text:p>
          </table:table-cell>
          <table:table-cell table:number-columns-repeated="2"/>
          <table:table-cell office:value-type="string" calcext:value-type="string">
            <text:p>Unit/0cm/pinhole </text:p>
          </table:table-cell>
          <table:table-cell/>
          <table:table-cell office:value-type="string" calcext:value-type="string">
            <text:p>Unit/0cm/Scar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05428343909" calcext:value-type="float">
            <text:p>0.8054283439</text:p>
          </table:table-cell>
          <table:table-cell/>
          <table:table-cell office:value-type="float" office:value="0.763435310789" calcext:value-type="float">
            <text:p>0.7634353108</text:p>
          </table:table-cell>
          <table:table-cell table:number-columns-repeated="2"/>
          <table:table-cell office:value-type="float" office:value="0.901159888394" calcext:value-type="float">
            <text:p>0.9011598884</text:p>
          </table:table-cell>
          <table:table-cell/>
          <table:table-cell office:value-type="float" office:value="0.83958553023" calcext:value-type="float">
            <text:p>0.8395855302</text:p>
          </table:table-cell>
          <table:table-cell table:number-columns-repeated="2"/>
          <table:table-cell office:value-type="float" office:value="0.970851629585" calcext:value-type="float">
            <text:p>0.9708516296</text:p>
          </table:table-cell>
          <table:table-cell/>
          <table:table-cell office:value-type="float" office:value="0.957014024953" calcext:value-type="float">
            <text:p>0.95701402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05123193732" calcext:value-type="float">
            <text:p>0.8051231937</text:p>
          </table:table-cell>
          <table:table-cell/>
          <table:table-cell office:value-type="float" office:value="0.825177007566" calcext:value-type="float">
            <text:p>0.8251770076</text:p>
          </table:table-cell>
          <table:table-cell table:number-columns-repeated="2"/>
          <table:table-cell office:value-type="float" office:value="0.883988567934" calcext:value-type="float">
            <text:p>0.8839885679</text:p>
          </table:table-cell>
          <table:table-cell/>
          <table:table-cell office:value-type="float" office:value="0.896248842528" calcext:value-type="float">
            <text:p>0.8962488425</text:p>
          </table:table-cell>
          <table:table-cell table:number-columns-repeated="2"/>
          <table:table-cell office:value-type="float" office:value="0.944861702908" calcext:value-type="float">
            <text:p>0.9448617029</text:p>
          </table:table-cell>
          <table:table-cell/>
          <table:table-cell office:value-type="float" office:value="0.948759518495" calcext:value-type="float">
            <text:p>0.948759518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08117694012" calcext:value-type="float">
            <text:p>0.808117694</text:p>
          </table:table-cell>
          <table:table-cell/>
          <table:table-cell office:value-type="float" office:value="0.814273644451" calcext:value-type="float">
            <text:p>0.8142736445</text:p>
          </table:table-cell>
          <table:table-cell table:number-columns-repeated="2"/>
          <table:table-cell office:value-type="float" office:value="0.885663350813" calcext:value-type="float">
            <text:p>0.8856633508</text:p>
          </table:table-cell>
          <table:table-cell/>
          <table:table-cell office:value-type="float" office:value="0.898935476432" calcext:value-type="float">
            <text:p>0.8989354764</text:p>
          </table:table-cell>
          <table:table-cell table:number-columns-repeated="2"/>
          <table:table-cell office:value-type="float" office:value="1.03688614559" calcext:value-type="float">
            <text:p>1.0368861456</text:p>
          </table:table-cell>
          <table:table-cell/>
          <table:table-cell office:value-type="float" office:value="0.99953005951" calcext:value-type="float">
            <text:p>0.999530059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04869372683" calcext:value-type="float">
            <text:p>0.8048693727</text:p>
          </table:table-cell>
          <table:table-cell/>
          <table:table-cell office:value-type="float" office:value="0.771405408348" calcext:value-type="float">
            <text:p>0.7714054083</text:p>
          </table:table-cell>
          <table:table-cell table:number-columns-repeated="2"/>
          <table:table-cell office:value-type="float" office:value="0.892111821232" calcext:value-type="float">
            <text:p>0.8921118212</text:p>
          </table:table-cell>
          <table:table-cell/>
          <table:table-cell office:value-type="float" office:value="0.847844854771" calcext:value-type="float">
            <text:p>0.8478448548</text:p>
          </table:table-cell>
          <table:table-cell table:number-columns-repeated="2"/>
          <table:table-cell office:value-type="float" office:value="0.954628922139" calcext:value-type="float">
            <text:p>0.9546289221</text:p>
          </table:table-cell>
          <table:table-cell/>
          <table:table-cell office:value-type="float" office:value="0.951045779762" calcext:value-type="float">
            <text:p>0.951045779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12049253781" calcext:value-type="float">
            <text:p>0.8120492538</text:p>
          </table:table-cell>
          <table:table-cell/>
          <table:table-cell office:value-type="float" office:value="0.820568958123" calcext:value-type="float">
            <text:p>0.8205689581</text:p>
          </table:table-cell>
          <table:table-cell table:number-columns-repeated="2"/>
          <table:table-cell office:value-type="float" office:value="0.892426209957" calcext:value-type="float">
            <text:p>0.89242621</text:p>
          </table:table-cell>
          <table:table-cell/>
          <table:table-cell office:value-type="float" office:value="0.90896107255" calcext:value-type="float">
            <text:p>0.9089610726</text:p>
          </table:table-cell>
          <table:table-cell table:number-columns-repeated="2"/>
          <table:table-cell office:value-type="float" office:value="0.944980732262" calcext:value-type="float">
            <text:p>0.9449807323</text:p>
          </table:table-cell>
          <table:table-cell/>
          <table:table-cell office:value-type="float" office:value="0.947806560497" calcext:value-type="float">
            <text:p>0.94780656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08850950688" calcext:value-type="float">
            <text:p>0.8088509507</text:p>
          </table:table-cell>
          <table:table-cell/>
          <table:table-cell office:value-type="float" office:value="0.825178770154" calcext:value-type="float">
            <text:p>0.8251787702</text:p>
          </table:table-cell>
          <table:table-cell table:number-columns-repeated="2"/>
          <table:table-cell office:value-type="float" office:value="0.864203595118" calcext:value-type="float">
            <text:p>0.8642035951</text:p>
          </table:table-cell>
          <table:table-cell/>
          <table:table-cell office:value-type="float" office:value="0.86818008484" calcext:value-type="float">
            <text:p>0.8681800848</text:p>
          </table:table-cell>
          <table:table-cell table:number-columns-repeated="2"/>
          <table:table-cell office:value-type="float" office:value="1.00377995352" calcext:value-type="float">
            <text:p>1.0037799535</text:p>
          </table:table-cell>
          <table:table-cell/>
          <table:table-cell office:value-type="float" office:value="0.973133931017" calcext:value-type="float">
            <text:p>0.97313393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05967117344" calcext:value-type="float">
            <text:p>0.8059671173</text:p>
          </table:table-cell>
          <table:table-cell/>
          <table:table-cell office:value-type="float" office:value="0.755457202455" calcext:value-type="float">
            <text:p>0.7554572025</text:p>
          </table:table-cell>
          <table:table-cell table:number-columns-repeated="2"/>
          <table:table-cell office:value-type="float" office:value="0.844894505482" calcext:value-type="float">
            <text:p>0.8448945055</text:p>
          </table:table-cell>
          <table:table-cell/>
          <table:table-cell office:value-type="float" office:value="0.872522623082" calcext:value-type="float">
            <text:p>0.8725226231</text:p>
          </table:table-cell>
          <table:table-cell table:number-columns-repeated="2"/>
          <table:table-cell office:value-type="float" office:value="1.00637054457" calcext:value-type="float">
            <text:p>1.0063705446</text:p>
          </table:table-cell>
          <table:table-cell/>
          <table:table-cell office:value-type="float" office:value="0.969819327675" calcext:value-type="float">
            <text:p>0.969819327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04016736182" calcext:value-type="float">
            <text:p>0.8040167362</text:p>
          </table:table-cell>
          <table:table-cell/>
          <table:table-cell office:value-type="float" office:value="0.81919780572" calcext:value-type="float">
            <text:p>0.8191978057</text:p>
          </table:table-cell>
          <table:table-cell table:number-columns-repeated="2"/>
          <table:table-cell office:value-type="float" office:value="0.887274931274" calcext:value-type="float">
            <text:p>0.8872749313</text:p>
          </table:table-cell>
          <table:table-cell/>
          <table:table-cell office:value-type="float" office:value="0.895333636574" calcext:value-type="float">
            <text:p>0.8953336366</text:p>
          </table:table-cell>
          <table:table-cell table:number-columns-repeated="2"/>
          <table:table-cell office:value-type="float" office:value="0.946673190171" calcext:value-type="float">
            <text:p>0.9466731902</text:p>
          </table:table-cell>
          <table:table-cell/>
          <table:table-cell office:value-type="float" office:value="0.973722798645" calcext:value-type="float">
            <text:p>0.973722798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12266813213" calcext:value-type="float">
            <text:p>0.8122668132</text:p>
          </table:table-cell>
          <table:table-cell/>
          <table:table-cell office:value-type="float" office:value="0.806570244215" calcext:value-type="float">
            <text:p>0.8065702442</text:p>
          </table:table-cell>
          <table:table-cell table:number-columns-repeated="2"/>
          <table:table-cell office:value-type="float" office:value="0.890753989626" calcext:value-type="float">
            <text:p>0.8907539896</text:p>
          </table:table-cell>
          <table:table-cell/>
          <table:table-cell office:value-type="float" office:value="0.837254324246" calcext:value-type="float">
            <text:p>0.8372543242</text:p>
          </table:table-cell>
          <table:table-cell table:number-columns-repeated="2"/>
          <table:table-cell office:value-type="float" office:value="0.956324872566" calcext:value-type="float">
            <text:p>0.9563248726</text:p>
          </table:table-cell>
          <table:table-cell/>
          <table:table-cell office:value-type="float" office:value="0.956322318303" calcext:value-type="float">
            <text:p>0.956322318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796083805351" calcext:value-type="float">
            <text:p>0.7960838054</text:p>
          </table:table-cell>
          <table:table-cell/>
          <table:table-cell office:value-type="float" office:value="0.781080067275" calcext:value-type="float">
            <text:p>0.7810800673</text:p>
          </table:table-cell>
          <table:table-cell table:number-columns-repeated="2"/>
          <table:table-cell office:value-type="float" office:value="0.889192822985" calcext:value-type="float">
            <text:p>0.889192823</text:p>
          </table:table-cell>
          <table:table-cell/>
          <table:table-cell office:value-type="float" office:value="0.91072965133" calcext:value-type="float">
            <text:p>0.9107296513</text:p>
          </table:table-cell>
          <table:table-cell table:number-columns-repeated="2"/>
          <table:table-cell office:value-type="float" office:value="0.959695137302" calcext:value-type="float">
            <text:p>0.9596951373</text:p>
          </table:table-cell>
          <table:table-cell/>
          <table:table-cell office:value-type="float" office:value="0.975270101471" calcext:value-type="float">
            <text:p>0.975270101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789751353143" calcext:value-type="float">
            <text:p>0.7897513531</text:p>
          </table:table-cell>
          <table:table-cell/>
          <table:table-cell office:value-type="float" office:value="0.817590186822" calcext:value-type="float">
            <text:p>0.8175901868</text:p>
          </table:table-cell>
          <table:table-cell table:number-columns-repeated="2"/>
          <table:table-cell office:value-type="float" office:value="0.881925843697" calcext:value-type="float">
            <text:p>0.8819258437</text:p>
          </table:table-cell>
          <table:table-cell/>
          <table:table-cell office:value-type="float" office:value="0.894329409693" calcext:value-type="float">
            <text:p>0.8943294097</text:p>
          </table:table-cell>
          <table:table-cell table:number-columns-repeated="2"/>
          <table:table-cell office:value-type="float" office:value="0.936205166299" calcext:value-type="float">
            <text:p>0.9362051663</text:p>
          </table:table-cell>
          <table:table-cell/>
          <table:table-cell office:value-type="float" office:value="0.964997117182" calcext:value-type="float">
            <text:p>0.964997117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778870833218" calcext:value-type="float">
            <text:p>0.7788708332</text:p>
          </table:table-cell>
          <table:table-cell/>
          <table:table-cell office:value-type="float" office:value="0.795958975109" calcext:value-type="float">
            <text:p>0.7959589751</text:p>
          </table:table-cell>
          <table:table-cell table:number-columns-repeated="2"/>
          <table:table-cell office:value-type="float" office:value="0.89935749519" calcext:value-type="float">
            <text:p>0.8993574952</text:p>
          </table:table-cell>
          <table:table-cell/>
          <table:table-cell office:value-type="float" office:value="0.844732608769" calcext:value-type="float">
            <text:p>0.8447326088</text:p>
          </table:table-cell>
          <table:table-cell table:number-columns-repeated="2"/>
          <table:table-cell office:value-type="float" office:value="0.963050510861" calcext:value-type="float">
            <text:p>0.9630505109</text:p>
          </table:table-cell>
          <table:table-cell/>
          <table:table-cell office:value-type="float" office:value="0.97287138756" calcext:value-type="float">
            <text:p>0.972871387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15704850378" calcext:value-type="float">
            <text:p>0.8157048504</text:p>
          </table:table-cell>
          <table:table-cell/>
          <table:table-cell office:value-type="float" office:value="0.79415796577" calcext:value-type="float">
            <text:p>0.7941579658</text:p>
          </table:table-cell>
          <table:table-cell table:number-columns-repeated="2"/>
          <table:table-cell office:value-type="float" office:value="0.859002896255" calcext:value-type="float">
            <text:p>0.8590028963</text:p>
          </table:table-cell>
          <table:table-cell/>
          <table:table-cell office:value-type="float" office:value="0.909761587728" calcext:value-type="float">
            <text:p>0.9097615877</text:p>
          </table:table-cell>
          <table:table-cell table:number-columns-repeated="2"/>
          <table:table-cell office:value-type="float" office:value="0.953251775683" calcext:value-type="float">
            <text:p>0.9532517757</text:p>
          </table:table-cell>
          <table:table-cell/>
          <table:table-cell office:value-type="float" office:value="0.954195686742" calcext:value-type="float">
            <text:p>0.954195686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02205947446" calcext:value-type="float">
            <text:p>0.8022059474</text:p>
          </table:table-cell>
          <table:table-cell/>
          <table:table-cell office:value-type="float" office:value="0.809435462029" calcext:value-type="float">
            <text:p>0.809435462</text:p>
          </table:table-cell>
          <table:table-cell table:number-columns-repeated="2"/>
          <table:table-cell office:value-type="float" office:value="0.838621960466" calcext:value-type="float">
            <text:p>0.8386219605</text:p>
          </table:table-cell>
          <table:table-cell/>
          <table:table-cell office:value-type="float" office:value="0.897129461022" calcext:value-type="float">
            <text:p>0.897129461</text:p>
          </table:table-cell>
          <table:table-cell table:number-columns-repeated="2"/>
          <table:table-cell office:value-type="float" office:value="0.962874022126" calcext:value-type="float">
            <text:p>0.9628740221</text:p>
          </table:table-cell>
          <table:table-cell/>
          <table:table-cell office:value-type="float" office:value="0.976331447918" calcext:value-type="float">
            <text:p>0.976331447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13116419042" calcext:value-type="float">
            <text:p>0.813116419</text:p>
          </table:table-cell>
          <table:table-cell/>
          <table:table-cell office:value-type="float" office:value="0.776706606919" calcext:value-type="float">
            <text:p>0.7767066069</text:p>
          </table:table-cell>
          <table:table-cell table:number-columns-repeated="2"/>
          <table:table-cell office:value-type="float" office:value="0.920254756499" calcext:value-type="float">
            <text:p>0.9202547565</text:p>
          </table:table-cell>
          <table:table-cell/>
          <table:table-cell office:value-type="float" office:value="0.848595401535" calcext:value-type="float">
            <text:p>0.8485954015</text:p>
          </table:table-cell>
          <table:table-cell table:number-columns-repeated="2"/>
          <table:table-cell office:value-type="float" office:value="0.960888978141" calcext:value-type="float">
            <text:p>0.9608889781</text:p>
          </table:table-cell>
          <table:table-cell/>
          <table:table-cell office:value-type="float" office:value="0.956872422672" calcext:value-type="float">
            <text:p>0.9568724227</text:p>
          </table:table-cell>
          <table:table-cell table:number-columns-repeated="100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'1'.C2:.C16])" office:value-type="float" office:value="0.8041615122748" calcext:value-type="float">
            <text:p>0.8041615123</text:p>
          </table:table-cell>
          <table:table-cell table:formula="of:=AVERAGE(['1'.D2:.D25])" office:value-type="string" office:string-value="" calcext:value-type="error">
            <text:p>#DIV/0!</text:p>
          </table:table-cell>
          <table:table-cell table:formula="of:=AVERAGE(['1'.E2:.E25])" office:value-type="float" office:value="0.798412907716333" calcext:value-type="float">
            <text:p>0.7984129077</text:p>
          </table:table-cell>
          <table:table-cell table:formula="of:=AVERAGE(['1'.F2:.F16])" office:value-type="string" office:string-value="" calcext:value-type="error">
            <text:p>#DIV/0!</text:p>
          </table:table-cell>
          <table:table-cell/>
          <table:table-cell table:formula="of:=AVERAGE(['1'.H2:.H25])" office:value-type="float" office:value="0.8820555089948" calcext:value-type="float">
            <text:p>0.882055509</text:p>
          </table:table-cell>
          <table:table-cell table:formula="of:=AVERAGE(['1'.I2:.I16])" office:value-type="string" office:string-value="" calcext:value-type="error">
            <text:p>#DIV/0!</text:p>
          </table:table-cell>
          <table:table-cell table:formula="of:=AVERAGE(['1'.J2:.J25])" office:value-type="float" office:value="0.878009637688667" calcext:value-type="float">
            <text:p>0.8780096377</text:p>
          </table:table-cell>
          <table:table-cell table:formula="of:=AVERAGE(['1'.K2:.K16])" office:value-type="string" office:string-value="" calcext:value-type="error">
            <text:p>#DIV/0!</text:p>
          </table:table-cell>
          <table:table-cell/>
          <table:table-cell table:formula="of:=AVERAGE(['1'.M2:.M25])" office:value-type="float" office:value="0.966754885581533" calcext:value-type="float">
            <text:p>0.9667548856</text:p>
          </table:table-cell>
          <table:table-cell table:formula="of:=AVERAGE(['1'.N2:.N25])" office:value-type="string" office:string-value="" calcext:value-type="error">
            <text:p>#DIV/0!</text:p>
          </table:table-cell>
          <table:table-cell table:formula="of:=AVERAGE(['1'.O2:.O25])" office:value-type="float" office:value="0.9651794988268" calcext:value-type="float">
            <text:p>0.9651794988</text:p>
          </table:table-cell>
          <table:table-cell table:formula="of:=AVERAGE(['1'.P2:.P2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t = cm / pix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igh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a mod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llet width(cm)</text:p>
          </table:table-cell>
          <table:table-cell office:value-type="float" office:value="101" calcext:value-type="float">
            <text:p>101</text:p>
          </table:table-cell>
          <table:table-cell table:formula="of:=['1'.B33]/['1'.C28]" office:value-type="float" office:value="125.596659947444" calcext:value-type="float">
            <text:p>125.5966599474</text:p>
          </table:table-cell>
          <table:table-cell table:formula="of:=['1'.B33]/['1'.D28]" office:value-type="string" office:string-value="" calcext:value-type="error">
            <text:p>#DIV/0!</text:p>
          </table:table-cell>
          <table:table-cell table:formula="of:=['1'.B33]/['1'.E28]" office:value-type="float" office:value="126.500960873599" calcext:value-type="float">
            <text:p>126.5009608736</text:p>
          </table:table-cell>
          <table:table-cell table:formula="of:=['1'.B33]/['1'.F28]" office:value-type="string" office:string-value="" calcext:value-type="error">
            <text:p>#DIV/0!</text:p>
          </table:table-cell>
          <table:table-cell/>
          <table:table-cell table:formula="of:=['1'.B33]/['1'.H28]" office:value-type="float" office:value="114.505265224295" calcext:value-type="float">
            <text:p>114.5052652243</text:p>
          </table:table-cell>
          <table:table-cell table:formula="of:=['1'.B33]/['1'.I28]" office:value-type="string" office:string-value="" calcext:value-type="error">
            <text:p>#DIV/0!</text:p>
          </table:table-cell>
          <table:table-cell table:formula="of:=['1'.B33]/['1'.J28]" office:value-type="float" office:value="115.032905864085" calcext:value-type="float">
            <text:p>115.0329058641</text:p>
          </table:table-cell>
          <table:table-cell table:formula="of:=['1'.B33]/['1'.K28]" office:value-type="string" office:string-value="" calcext:value-type="error">
            <text:p>#DIV/0!</text:p>
          </table:table-cell>
          <table:table-cell/>
          <table:table-cell table:formula="of:=['1'.B33]/['1'.M28]" office:value-type="float" office:value="104.473224295366" calcext:value-type="float">
            <text:p>104.4732242954</text:p>
          </table:table-cell>
          <table:table-cell table:formula="of:=['1'.B33]/['1'.N28]" office:value-type="string" office:string-value="" calcext:value-type="error">
            <text:p>#DIV/0!</text:p>
          </table:table-cell>
          <table:table-cell table:formula="of:=['1'.B33]/['1'.O28]" office:value-type="float" office:value="104.643747740983" calcext:value-type="float">
            <text:p>104.643747741</text:p>
          </table:table-cell>
          <table:table-cell table:formula="of:=['1'.B33]/['1'.P28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llet length(cm)</text:p>
          </table:table-cell>
          <table:table-cell office:value-type="float" office:value="121.5" calcext:value-type="float">
            <text:p>121.5</text:p>
          </table:table-cell>
          <table:table-cell table:formula="of:=['1'.B34]/['1'.C28]" office:value-type="float" office:value="151.089051322915" calcext:value-type="float">
            <text:p>151.0890513229</text:p>
          </table:table-cell>
          <table:table-cell table:formula="of:=['1'.B34]/['1'.D28]" office:value-type="string" office:string-value="" calcext:value-type="error">
            <text:p>#DIV/0!</text:p>
          </table:table-cell>
          <table:table-cell table:formula="of:=['1'.B34]/['1'.E28]" office:value-type="float" office:value="152.176898476656" calcext:value-type="float">
            <text:p>152.1768984767</text:p>
          </table:table-cell>
          <table:table-cell table:formula="of:=['1'.B34]/['1'.F28]" office:value-type="string" office:string-value="" calcext:value-type="error">
            <text:p>#DIV/0!</text:p>
          </table:table-cell>
          <table:table-cell/>
          <table:table-cell table:formula="of:=['1'.B34]/['1'.H28]" office:value-type="float" office:value="137.746432918335" calcext:value-type="float">
            <text:p>137.7464329183</text:p>
          </table:table-cell>
          <table:table-cell table:formula="of:=['1'.B34]/['1'.I28]" office:value-type="string" office:string-value="" calcext:value-type="error">
            <text:p>#DIV/0!</text:p>
          </table:table-cell>
          <table:table-cell table:formula="of:=['1'.B34]/['1'.J28]" office:value-type="float" office:value="138.381168935509" calcext:value-type="float">
            <text:p>138.3811689355</text:p>
          </table:table-cell>
          <table:table-cell table:formula="of:=['1'.B34]/['1'.K28]" office:value-type="string" office:string-value="" calcext:value-type="error">
            <text:p>#DIV/0!</text:p>
          </table:table-cell>
          <table:table-cell/>
          <table:table-cell table:formula="of:=['1'.B34]/['1'.M28]" office:value-type="float" office:value="125.678185662247" calcext:value-type="float">
            <text:p>125.6781856622</text:p>
          </table:table-cell>
          <table:table-cell table:formula="of:=['1'.B34]/['1'.N28]" office:value-type="string" office:string-value="" calcext:value-type="error">
            <text:p>#DIV/0!</text:p>
          </table:table-cell>
          <table:table-cell table:formula="of:=['1'.B34]/['1'.O28]" office:value-type="float" office:value="125.883320302272" calcext:value-type="float">
            <text:p>125.8833203023</text:p>
          </table:table-cell>
          <table:table-cell table:formula="of:=['1'.B34]/['1'.P28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mera height = 9 meter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1" table:number-columns-repeated="1007" table:default-cell-style-name="ce1"/>
        <table:table-row table:style-name="ro1">
          <table:table-cell table:number-columns-repeated="2"/>
          <table:table-cell office:value-type="string" calcext:value-type="string">
            <text:p>Unit/150cm/pinhole </text:p>
          </table:table-cell>
          <table:table-cell/>
          <table:table-cell office:value-type="string" calcext:value-type="string">
            <text:p>Unit/150cm/Scar</text:p>
          </table:table-cell>
          <table:table-cell table:number-columns-repeated="2"/>
          <table:table-cell office:value-type="string" calcext:value-type="string">
            <text:p>Unit/74cm/pinhole </text:p>
          </table:table-cell>
          <table:table-cell/>
          <table:table-cell office:value-type="string" calcext:value-type="string">
            <text:p>Unit/74cm/Scar</text:p>
          </table:table-cell>
          <table:table-cell table:number-columns-repeated="2"/>
          <table:table-cell office:value-type="string" calcext:value-type="string">
            <text:p>Unit/0cm/pinhole </text:p>
          </table:table-cell>
          <table:table-cell/>
          <table:table-cell office:value-type="string" calcext:value-type="string">
            <text:p>Unit/0cm/Scar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13040402283" calcext:value-type="float">
            <text:p>0.8130404023</text:p>
          </table:table-cell>
          <table:table-cell office:value-type="float" office:value="0.787182916275" calcext:value-type="float">
            <text:p>0.7871829163</text:p>
          </table:table-cell>
          <table:table-cell office:value-type="float" office:value="0.818817824091" calcext:value-type="float">
            <text:p>0.8188178241</text:p>
          </table:table-cell>
          <table:table-cell office:value-type="float" office:value="0.788019155009" calcext:value-type="float">
            <text:p>0.788019155</text:p>
          </table:table-cell>
          <table:table-cell/>
          <table:table-cell office:value-type="float" office:value="0.875754641584" calcext:value-type="float">
            <text:p>0.8757546416</text:p>
          </table:table-cell>
          <table:table-cell office:value-type="float" office:value="0.900003047" calcext:value-type="float">
            <text:p>0.900003047</text:p>
          </table:table-cell>
          <table:table-cell office:value-type="float" office:value="0.861645969058" calcext:value-type="float">
            <text:p>0.8616459691</text:p>
          </table:table-cell>
          <table:table-cell office:value-type="float" office:value="0.826133249535" calcext:value-type="float">
            <text:p>0.8261332495</text:p>
          </table:table-cell>
          <table:table-cell/>
          <table:table-cell office:value-type="float" office:value="0.976700797598" calcext:value-type="float">
            <text:p>0.9767007976</text:p>
          </table:table-cell>
          <table:table-cell office:value-type="float" office:value="0.977905624392" calcext:value-type="float">
            <text:p>0.9779056244</text:p>
          </table:table-cell>
          <table:table-cell office:value-type="float" office:value="0.913736151869" calcext:value-type="float">
            <text:p>0.9137361519</text:p>
          </table:table-cell>
          <table:table-cell office:value-type="float" office:value="0.923239568114" calcext:value-type="float">
            <text:p>0.923239568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05978268329" calcext:value-type="float">
            <text:p>0.8059782683</text:p>
          </table:table-cell>
          <table:table-cell office:value-type="float" office:value="0.80278975881" calcext:value-type="float">
            <text:p>0.8027897588</text:p>
          </table:table-cell>
          <table:table-cell office:value-type="float" office:value="0.814681156385" calcext:value-type="float">
            <text:p>0.8146811564</text:p>
          </table:table-cell>
          <table:table-cell office:value-type="float" office:value="0.818514676662" calcext:value-type="float">
            <text:p>0.8185146767</text:p>
          </table:table-cell>
          <table:table-cell/>
          <table:table-cell office:value-type="float" office:value="0.888022915731" calcext:value-type="float">
            <text:p>0.8880229157</text:p>
          </table:table-cell>
          <table:table-cell office:value-type="float" office:value="0.834884744891" calcext:value-type="float">
            <text:p>0.8348847449</text:p>
          </table:table-cell>
          <table:table-cell office:value-type="float" office:value="0.871799372996" calcext:value-type="float">
            <text:p>0.871799373</text:p>
          </table:table-cell>
          <table:table-cell office:value-type="float" office:value="0.934832284942" calcext:value-type="float">
            <text:p>0.9348322849</text:p>
          </table:table-cell>
          <table:table-cell/>
          <table:table-cell office:value-type="float" office:value="0.973479626082" calcext:value-type="float">
            <text:p>0.9734796261</text:p>
          </table:table-cell>
          <table:table-cell office:value-type="float" office:value="1.00425362493" calcext:value-type="float">
            <text:p>1.0042536249</text:p>
          </table:table-cell>
          <table:table-cell office:value-type="float" office:value="0.964828474882" calcext:value-type="float">
            <text:p>0.9648284749</text:p>
          </table:table-cell>
          <table:table-cell office:value-type="float" office:value="0.930027164531" calcext:value-type="float">
            <text:p>0.930027164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7942645931" calcext:value-type="float">
            <text:p>0.7794264593</text:p>
          </table:table-cell>
          <table:table-cell office:value-type="float" office:value="0.810075798043" calcext:value-type="float">
            <text:p>0.810075798</text:p>
          </table:table-cell>
          <table:table-cell office:value-type="float" office:value="0.760402157751" calcext:value-type="float">
            <text:p>0.7604021578</text:p>
          </table:table-cell>
          <table:table-cell office:value-type="float" office:value="0.785144027305" calcext:value-type="float">
            <text:p>0.7851440273</text:p>
          </table:table-cell>
          <table:table-cell/>
          <table:table-cell office:value-type="float" office:value="0.883544577609" calcext:value-type="float">
            <text:p>0.8835445776</text:p>
          </table:table-cell>
          <table:table-cell office:value-type="float" office:value="0.90990509818" calcext:value-type="float">
            <text:p>0.9099050982</text:p>
          </table:table-cell>
          <table:table-cell office:value-type="float" office:value="0.902796541542" calcext:value-type="float">
            <text:p>0.9027965415</text:p>
          </table:table-cell>
          <table:table-cell office:value-type="float" office:value="0.841077110278" calcext:value-type="float">
            <text:p>0.8410771103</text:p>
          </table:table-cell>
          <table:table-cell/>
          <table:table-cell office:value-type="float" office:value="0.950341691017" calcext:value-type="float">
            <text:p>0.950341691</text:p>
          </table:table-cell>
          <table:table-cell office:value-type="float" office:value="0.904309948296" calcext:value-type="float">
            <text:p>0.9043099483</text:p>
          </table:table-cell>
          <table:table-cell office:value-type="float" office:value="0.923837483347" calcext:value-type="float">
            <text:p>0.9238374833</text:p>
          </table:table-cell>
          <table:table-cell office:value-type="float" office:value="1.00438513459" calcext:value-type="float">
            <text:p>1.004385134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87531309329" calcext:value-type="float">
            <text:p>0.7875313093</text:p>
          </table:table-cell>
          <table:table-cell office:value-type="float" office:value="0.767377522795" calcext:value-type="float">
            <text:p>0.7673775228</text:p>
          </table:table-cell>
          <table:table-cell office:value-type="float" office:value="0.825140365994" calcext:value-type="float">
            <text:p>0.825140366</text:p>
          </table:table-cell>
          <table:table-cell office:value-type="float" office:value="0.767868103013" calcext:value-type="float">
            <text:p>0.767868103</text:p>
          </table:table-cell>
          <table:table-cell/>
          <table:table-cell office:value-type="float" office:value="0.885695946131" calcext:value-type="float">
            <text:p>0.8856959461</text:p>
          </table:table-cell>
          <table:table-cell office:value-type="float" office:value="0.862373537702" calcext:value-type="float">
            <text:p>0.8623735377</text:p>
          </table:table-cell>
          <table:table-cell office:value-type="float" office:value="0.896686416079" calcext:value-type="float">
            <text:p>0.8966864161</text:p>
          </table:table-cell>
          <table:table-cell office:value-type="float" office:value="0.920787528326" calcext:value-type="float">
            <text:p>0.9207875283</text:p>
          </table:table-cell>
          <table:table-cell/>
          <table:table-cell office:value-type="float" office:value="0.941404796847" calcext:value-type="float">
            <text:p>0.9414047968</text:p>
          </table:table-cell>
          <table:table-cell office:value-type="float" office:value="0.971674359717" calcext:value-type="float">
            <text:p>0.9716743597</text:p>
          </table:table-cell>
          <table:table-cell office:value-type="float" office:value="0.980217193282" calcext:value-type="float">
            <text:p>0.9802171933</text:p>
          </table:table-cell>
          <table:table-cell office:value-type="float" office:value="0.904237424117" calcext:value-type="float">
            <text:p>0.904237424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08507933752" calcext:value-type="float">
            <text:p>0.8085079338</text:p>
          </table:table-cell>
          <table:table-cell office:value-type="float" office:value="0.801547876115" calcext:value-type="float">
            <text:p>0.8015478761</text:p>
          </table:table-cell>
          <table:table-cell office:value-type="float" office:value="0.793939434583" calcext:value-type="float">
            <text:p>0.7939394346</text:p>
          </table:table-cell>
          <table:table-cell office:value-type="float" office:value="0.810411735947" calcext:value-type="float">
            <text:p>0.8104117359</text:p>
          </table:table-cell>
          <table:table-cell/>
          <table:table-cell office:value-type="float" office:value="0.904825806999" calcext:value-type="float">
            <text:p>0.904825807</text:p>
          </table:table-cell>
          <table:table-cell office:value-type="float" office:value="0.861263999146" calcext:value-type="float">
            <text:p>0.8612639991</text:p>
          </table:table-cell>
          <table:table-cell office:value-type="float" office:value="0.818278888296" calcext:value-type="float">
            <text:p>0.8182788883</text:p>
          </table:table-cell>
          <table:table-cell office:value-type="float" office:value="0.839535978821" calcext:value-type="float">
            <text:p>0.8395359788</text:p>
          </table:table-cell>
          <table:table-cell/>
          <table:table-cell office:value-type="float" office:value="0.93900486387" calcext:value-type="float">
            <text:p>0.9390048639</text:p>
          </table:table-cell>
          <table:table-cell office:value-type="float" office:value="1.00182026126" calcext:value-type="float">
            <text:p>1.0018202613</text:p>
          </table:table-cell>
          <table:table-cell office:value-type="float" office:value="0.94740223826" calcext:value-type="float">
            <text:p>0.9474022383</text:p>
          </table:table-cell>
          <table:table-cell office:value-type="float" office:value="0.961694335566" calcext:value-type="float">
            <text:p>0.961694335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22555678316" calcext:value-type="float">
            <text:p>0.8225556783</text:p>
          </table:table-cell>
          <table:table-cell office:value-type="float" office:value="0.827503013778" calcext:value-type="float">
            <text:p>0.8275030138</text:p>
          </table:table-cell>
          <table:table-cell office:value-type="float" office:value="0.76509441839" calcext:value-type="float">
            <text:p>0.7650944184</text:p>
          </table:table-cell>
          <table:table-cell office:value-type="float" office:value="0.811442483074" calcext:value-type="float">
            <text:p>0.8114424831</text:p>
          </table:table-cell>
          <table:table-cell/>
          <table:table-cell office:value-type="float" office:value="0.857647795498" calcext:value-type="float">
            <text:p>0.8576477955</text:p>
          </table:table-cell>
          <table:table-cell office:value-type="float" office:value="0.893677931931" calcext:value-type="float">
            <text:p>0.8936779319</text:p>
          </table:table-cell>
          <table:table-cell office:value-type="float" office:value="0.886170345827" calcext:value-type="float">
            <text:p>0.8861703458</text:p>
          </table:table-cell>
          <table:table-cell office:value-type="float" office:value="0.911252805753" calcext:value-type="float">
            <text:p>0.9112528058</text:p>
          </table:table-cell>
          <table:table-cell/>
          <table:table-cell office:value-type="float" office:value="0.969328288798" calcext:value-type="float">
            <text:p>0.9693282888</text:p>
          </table:table-cell>
          <table:table-cell office:value-type="float" office:value="0.918178746606" calcext:value-type="float">
            <text:p>0.9181787466</text:p>
          </table:table-cell>
          <table:table-cell office:value-type="float" office:value="0.923188881735" calcext:value-type="float">
            <text:p>0.9231888817</text:p>
          </table:table-cell>
          <table:table-cell office:value-type="float" office:value="0.929764985191" calcext:value-type="float">
            <text:p>0.929764985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09625545406" calcext:value-type="float">
            <text:p>0.8096255454</text:p>
          </table:table-cell>
          <table:table-cell office:value-type="float" office:value="0.76317598356" calcext:value-type="float">
            <text:p>0.7631759836</text:p>
          </table:table-cell>
          <table:table-cell office:value-type="float" office:value="0.823769345589" calcext:value-type="float">
            <text:p>0.8237693456</text:p>
          </table:table-cell>
          <table:table-cell office:value-type="float" office:value="0.793629024812" calcext:value-type="float">
            <text:p>0.7936290248</text:p>
          </table:table-cell>
          <table:table-cell/>
          <table:table-cell office:value-type="float" office:value="0.849926060229" calcext:value-type="float">
            <text:p>0.8499260602</text:p>
          </table:table-cell>
          <table:table-cell office:value-type="float" office:value="0.903994758824" calcext:value-type="float">
            <text:p>0.9039947588</text:p>
          </table:table-cell>
          <table:table-cell office:value-type="float" office:value="0.872420576199" calcext:value-type="float">
            <text:p>0.8724205762</text:p>
          </table:table-cell>
          <table:table-cell office:value-type="float" office:value="0.848189919757" calcext:value-type="float">
            <text:p>0.8481899198</text:p>
          </table:table-cell>
          <table:table-cell/>
          <table:table-cell office:value-type="float" office:value="0.97500737562" calcext:value-type="float">
            <text:p>0.9750073756</text:p>
          </table:table-cell>
          <table:table-cell office:value-type="float" office:value="0.977616345994" calcext:value-type="float">
            <text:p>0.977616346</text:p>
          </table:table-cell>
          <table:table-cell office:value-type="float" office:value="0.977002018485" calcext:value-type="float">
            <text:p>0.9770020185</text:p>
          </table:table-cell>
          <table:table-cell office:value-type="float" office:value="0.929696033787" calcext:value-type="float">
            <text:p>0.9296960338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04039723333" calcext:value-type="float">
            <text:p>0.8040397233</text:p>
          </table:table-cell>
          <table:table-cell office:value-type="float" office:value="0.820064087617" calcext:value-type="float">
            <text:p>0.8200640876</text:p>
          </table:table-cell>
          <table:table-cell office:value-type="float" office:value="0.820508876492" calcext:value-type="float">
            <text:p>0.8205088765</text:p>
          </table:table-cell>
          <table:table-cell office:value-type="float" office:value="0.769201394281" calcext:value-type="float">
            <text:p>0.7692013943</text:p>
          </table:table-cell>
          <table:table-cell/>
          <table:table-cell office:value-type="float" office:value="0.880791825999" calcext:value-type="float">
            <text:p>0.880791826</text:p>
          </table:table-cell>
          <table:table-cell office:value-type="float" office:value="0.819560204027" calcext:value-type="float">
            <text:p>0.819560204</text:p>
          </table:table-cell>
          <table:table-cell office:value-type="float" office:value="0.861648902377" calcext:value-type="float">
            <text:p>0.8616489024</text:p>
          </table:table-cell>
          <table:table-cell office:value-type="float" office:value="0.887039622099" calcext:value-type="float">
            <text:p>0.8870396221</text:p>
          </table:table-cell>
          <table:table-cell/>
          <table:table-cell office:value-type="float" office:value="0.95591051284" calcext:value-type="float">
            <text:p>0.9559105128</text:p>
          </table:table-cell>
          <table:table-cell office:value-type="float" office:value="0.904953985017" calcext:value-type="float">
            <text:p>0.904953985</text:p>
          </table:table-cell>
          <table:table-cell office:value-type="float" office:value="0.98991564917" calcext:value-type="float">
            <text:p>0.9899156492</text:p>
          </table:table-cell>
          <table:table-cell office:value-type="float" office:value="0.977934483472" calcext:value-type="float">
            <text:p>0.977934483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3433428799" calcext:value-type="float">
            <text:p>0.8134334288</text:p>
          </table:table-cell>
          <table:table-cell office:value-type="float" office:value="0.774848649178" calcext:value-type="float">
            <text:p>0.7748486492</text:p>
          </table:table-cell>
          <table:table-cell office:value-type="float" office:value="0.75841396699" calcext:value-type="float">
            <text:p>0.758413967</text:p>
          </table:table-cell>
          <table:table-cell office:value-type="float" office:value="0.7878411101" calcext:value-type="float">
            <text:p>0.7878411101</text:p>
          </table:table-cell>
          <table:table-cell/>
          <table:table-cell office:value-type="float" office:value="0.910749031356" calcext:value-type="float">
            <text:p>0.9107490314</text:p>
          </table:table-cell>
          <table:table-cell office:value-type="float" office:value="0.92842524018" calcext:value-type="float">
            <text:p>0.9284252402</text:p>
          </table:table-cell>
          <table:table-cell office:value-type="float" office:value="0.891458155635" calcext:value-type="float">
            <text:p>0.8914581556</text:p>
          </table:table-cell>
          <table:table-cell office:value-type="float" office:value="0.868425887923" calcext:value-type="float">
            <text:p>0.8684258879</text:p>
          </table:table-cell>
          <table:table-cell/>
          <table:table-cell office:value-type="float" office:value="0.978796088727" calcext:value-type="float">
            <text:p>0.9787960887</text:p>
          </table:table-cell>
          <table:table-cell office:value-type="float" office:value="1.00234998153" calcext:value-type="float">
            <text:p>1.0023499815</text:p>
          </table:table-cell>
          <table:table-cell office:value-type="float" office:value="0.917023307845" calcext:value-type="float">
            <text:p>0.9170233078</text:p>
          </table:table-cell>
          <table:table-cell office:value-type="float" office:value="0.942825100155" calcext:value-type="float">
            <text:p>0.942825100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60042404797" calcext:value-type="float">
            <text:p>0.7600424048</text:p>
          </table:table-cell>
          <table:table-cell office:value-type="float" office:value="0.800631165119" calcext:value-type="float">
            <text:p>0.8006311651</text:p>
          </table:table-cell>
          <table:table-cell office:value-type="float" office:value="0.820357198061" calcext:value-type="float">
            <text:p>0.8203571981</text:p>
          </table:table-cell>
          <table:table-cell office:value-type="float" office:value="0.810967861616" calcext:value-type="float">
            <text:p>0.8109678616</text:p>
          </table:table-cell>
          <table:table-cell/>
          <table:table-cell office:value-type="float" office:value="0.877858904291" calcext:value-type="float">
            <text:p>0.8778589043</text:p>
          </table:table-cell>
          <table:table-cell office:value-type="float" office:value="0.889972424919" calcext:value-type="float">
            <text:p>0.8899724249</text:p>
          </table:table-cell>
          <table:table-cell office:value-type="float" office:value="0.909514990854" calcext:value-type="float">
            <text:p>0.9095149909</text:p>
          </table:table-cell>
          <table:table-cell office:value-type="float" office:value="0.886106050496" calcext:value-type="float">
            <text:p>0.8861060505</text:p>
          </table:table-cell>
          <table:table-cell/>
          <table:table-cell office:value-type="float" office:value="0.930394912258" calcext:value-type="float">
            <text:p>0.9303949123</text:p>
          </table:table-cell>
          <table:table-cell office:value-type="float" office:value="0.95426131071" calcext:value-type="float">
            <text:p>0.9542613107</text:p>
          </table:table-cell>
          <table:table-cell office:value-type="float" office:value="0.976514463892" calcext:value-type="float">
            <text:p>0.9765144639</text:p>
          </table:table-cell>
          <table:table-cell office:value-type="float" office:value="0.961646394336" calcext:value-type="float">
            <text:p>0.961646394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75831454628" calcext:value-type="float">
            <text:p>0.7758314546</text:p>
          </table:table-cell>
          <table:table-cell office:value-type="float" office:value="0.817947517863" calcext:value-type="float">
            <text:p>0.8179475179</text:p>
          </table:table-cell>
          <table:table-cell office:value-type="float" office:value="0.824947842507" calcext:value-type="float">
            <text:p>0.8249478425</text:p>
          </table:table-cell>
          <table:table-cell office:value-type="float" office:value="0.778309396359" calcext:value-type="float">
            <text:p>0.7783093964</text:p>
          </table:table-cell>
          <table:table-cell/>
          <table:table-cell office:value-type="float" office:value="0.883747603266" calcext:value-type="float">
            <text:p>0.8837476033</text:p>
          </table:table-cell>
          <table:table-cell office:value-type="float" office:value="0.83982155586" calcext:value-type="float">
            <text:p>0.8398215559</text:p>
          </table:table-cell>
          <table:table-cell office:value-type="float" office:value="0.903322291682" calcext:value-type="float">
            <text:p>0.9033222917</text:p>
          </table:table-cell>
          <table:table-cell office:value-type="float" office:value="0.84902484023" calcext:value-type="float">
            <text:p>0.8490248402</text:p>
          </table:table-cell>
          <table:table-cell/>
          <table:table-cell office:value-type="float" office:value="0.904560474564" calcext:value-type="float">
            <text:p>0.9045604746</text:p>
          </table:table-cell>
          <table:table-cell office:value-type="float" office:value="0.906361755059" calcext:value-type="float">
            <text:p>0.9063617551</text:p>
          </table:table-cell>
          <table:table-cell office:value-type="float" office:value="0.984265366441" calcext:value-type="float">
            <text:p>0.9842653664</text:p>
          </table:table-cell>
          <table:table-cell office:value-type="float" office:value="0.919530530348" calcext:value-type="float">
            <text:p>0.919530530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81655415421" calcext:value-type="float">
            <text:p>0.7816554154</text:p>
          </table:table-cell>
          <table:table-cell office:value-type="float" office:value="0.802175788517" calcext:value-type="float">
            <text:p>0.8021757885</text:p>
          </table:table-cell>
          <table:table-cell office:value-type="float" office:value="0.764334993446" calcext:value-type="float">
            <text:p>0.7643349934</text:p>
          </table:table-cell>
          <table:table-cell office:value-type="float" office:value="0.781336735717" calcext:value-type="float">
            <text:p>0.7813367357</text:p>
          </table:table-cell>
          <table:table-cell/>
          <table:table-cell office:value-type="float" office:value="0.904947234964" calcext:value-type="float">
            <text:p>0.904947235</text:p>
          </table:table-cell>
          <table:table-cell office:value-type="float" office:value="0.890818961254" calcext:value-type="float">
            <text:p>0.8908189613</text:p>
          </table:table-cell>
          <table:table-cell office:value-type="float" office:value="0.899390775685" calcext:value-type="float">
            <text:p>0.8993907757</text:p>
          </table:table-cell>
          <table:table-cell office:value-type="float" office:value="0.87217965777" calcext:value-type="float">
            <text:p>0.8721796578</text:p>
          </table:table-cell>
          <table:table-cell/>
          <table:table-cell office:value-type="float" office:value="0.964609942812" calcext:value-type="float">
            <text:p>0.9646099428</text:p>
          </table:table-cell>
          <table:table-cell office:value-type="float" office:value="0.984273417626" calcext:value-type="float">
            <text:p>0.9842734176</text:p>
          </table:table-cell>
          <table:table-cell office:value-type="float" office:value="0.905164402851" calcext:value-type="float">
            <text:p>0.9051644029</text:p>
          </table:table-cell>
          <table:table-cell office:value-type="float" office:value="0.996067923665" calcext:value-type="float">
            <text:p>0.996067923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733490742" calcext:value-type="float">
            <text:p>0.8173349074</text:p>
          </table:table-cell>
          <table:table-cell office:value-type="float" office:value="0.782022926809" calcext:value-type="float">
            <text:p>0.7820229268</text:p>
          </table:table-cell>
          <table:table-cell office:value-type="float" office:value="0.820016447179" calcext:value-type="float">
            <text:p>0.8200164472</text:p>
          </table:table-cell>
          <table:table-cell office:value-type="float" office:value="0.777031720011" calcext:value-type="float">
            <text:p>0.77703172</text:p>
          </table:table-cell>
          <table:table-cell/>
          <table:table-cell office:value-type="float" office:value="0.860517619021" calcext:value-type="float">
            <text:p>0.860517619</text:p>
          </table:table-cell>
          <table:table-cell office:value-type="float" office:value="0.910743155109" calcext:value-type="float">
            <text:p>0.9107431551</text:p>
          </table:table-cell>
          <table:table-cell office:value-type="float" office:value="0.842652930795" calcext:value-type="float">
            <text:p>0.8426529308</text:p>
          </table:table-cell>
          <table:table-cell office:value-type="float" office:value="0.883417129215" calcext:value-type="float">
            <text:p>0.8834171292</text:p>
          </table:table-cell>
          <table:table-cell/>
          <table:table-cell office:value-type="float" office:value="0.959961915573" calcext:value-type="float">
            <text:p>0.9599619156</text:p>
          </table:table-cell>
          <table:table-cell office:value-type="float" office:value="0.992634521677" calcext:value-type="float">
            <text:p>0.9926345217</text:p>
          </table:table-cell>
          <table:table-cell office:value-type="float" office:value="0.991258930492" calcext:value-type="float">
            <text:p>0.9912589305</text:p>
          </table:table-cell>
          <table:table-cell office:value-type="float" office:value="0.92217956567" calcext:value-type="float">
            <text:p>0.922179565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09988728626" calcext:value-type="float">
            <text:p>0.8099887286</text:p>
          </table:table-cell>
          <table:table-cell office:value-type="float" office:value="0.812156805772" calcext:value-type="float">
            <text:p>0.8121568058</text:p>
          </table:table-cell>
          <table:table-cell office:value-type="float" office:value="0.791884236092" calcext:value-type="float">
            <text:p>0.7918842361</text:p>
          </table:table-cell>
          <table:table-cell office:value-type="float" office:value="0.832361719693" calcext:value-type="float">
            <text:p>0.8323617197</text:p>
          </table:table-cell>
          <table:table-cell/>
          <table:table-cell office:value-type="float" office:value="0.845152015011" calcext:value-type="float">
            <text:p>0.845152015</text:p>
          </table:table-cell>
          <table:table-cell office:value-type="float" office:value="0.822646576993" calcext:value-type="float">
            <text:p>0.822646577</text:p>
          </table:table-cell>
          <table:table-cell office:value-type="float" office:value="0.886533291898" calcext:value-type="float">
            <text:p>0.8865332919</text:p>
          </table:table-cell>
          <table:table-cell office:value-type="float" office:value="0.859184992843" calcext:value-type="float">
            <text:p>0.8591849928</text:p>
          </table:table-cell>
          <table:table-cell/>
          <table:table-cell office:value-type="float" office:value="0.972493009409" calcext:value-type="float">
            <text:p>0.9724930094</text:p>
          </table:table-cell>
          <table:table-cell office:value-type="float" office:value="0.898311903058" calcext:value-type="float">
            <text:p>0.8983119031</text:p>
          </table:table-cell>
          <table:table-cell office:value-type="float" office:value="0.899089302452" calcext:value-type="float">
            <text:p>0.8990893025</text:p>
          </table:table-cell>
          <table:table-cell office:value-type="float" office:value="0.924035836068" calcext:value-type="float">
            <text:p>0.924035836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1955113016" calcext:value-type="float">
            <text:p>0.811955113</text:p>
          </table:table-cell>
          <table:table-cell office:value-type="float" office:value="0.757691750662" calcext:value-type="float">
            <text:p>0.7576917507</text:p>
          </table:table-cell>
          <table:table-cell office:value-type="float" office:value="0.780487140946" calcext:value-type="float">
            <text:p>0.7804871409</text:p>
          </table:table-cell>
          <table:table-cell office:value-type="float" office:value="0.778871246459" calcext:value-type="float">
            <text:p>0.7788712465</text:p>
          </table:table-cell>
          <table:table-cell/>
          <table:table-cell office:value-type="float" office:value="0.887207365626" calcext:value-type="float">
            <text:p>0.8872073656</text:p>
          </table:table-cell>
          <table:table-cell office:value-type="float" office:value="0.90392384364" calcext:value-type="float">
            <text:p>0.9039238436</text:p>
          </table:table-cell>
          <table:table-cell office:value-type="float" office:value="0.893758403301" calcext:value-type="float">
            <text:p>0.8937584033</text:p>
          </table:table-cell>
          <table:table-cell office:value-type="float" office:value="0.889582722682" calcext:value-type="float">
            <text:p>0.8895827227</text:p>
          </table:table-cell>
          <table:table-cell/>
          <table:table-cell office:value-type="float" office:value="0.980441479921" calcext:value-type="float">
            <text:p>0.9804414799</text:p>
          </table:table-cell>
          <table:table-cell office:value-type="float" office:value="0.952080777086" calcext:value-type="float">
            <text:p>0.9520807771</text:p>
          </table:table-cell>
          <table:table-cell office:value-type="float" office:value="1.01684146728" calcext:value-type="float">
            <text:p>1.0168414673</text:p>
          </table:table-cell>
          <table:table-cell office:value-type="float" office:value="0.979684645692" calcext:value-type="float">
            <text:p>0.979684645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'2'.C2:.C16])" office:value-type="float" office:value="0.800063118184333" calcext:value-type="float">
            <text:p>0.8000631182</text:p>
          </table:table-cell>
          <table:table-cell table:formula="of:=AVERAGE(['2'.D2:.D25])" office:value-type="float" office:value="0.795146104060867" calcext:value-type="float">
            <text:p>0.7951461041</text:p>
          </table:table-cell>
          <table:table-cell table:formula="of:=AVERAGE(['2'.E2:.E25])" office:value-type="float" office:value="0.7988530269664" calcext:value-type="float">
            <text:p>0.798853027</text:p>
          </table:table-cell>
          <table:table-cell table:formula="of:=AVERAGE(['2'.F2:.F16])" office:value-type="float" office:value="0.792730026003866" calcext:value-type="float">
            <text:p>0.792730026</text:p>
          </table:table-cell>
          <table:table-cell/>
          <table:table-cell table:formula="of:=AVERAGE(['2'.H2:.H25])" office:value-type="float" office:value="0.879759289554333" calcext:value-type="float">
            <text:p>0.8797592896</text:p>
          </table:table-cell>
          <table:table-cell table:formula="of:=AVERAGE(['2'.I2:.I16])" office:value-type="float" office:value="0.878134338643733" calcext:value-type="float">
            <text:p>0.8781343386</text:p>
          </table:table-cell>
          <table:table-cell table:formula="of:=AVERAGE(['2'.J2:.J25])" office:value-type="float" office:value="0.879871856814933" calcext:value-type="float">
            <text:p>0.8798718568</text:p>
          </table:table-cell>
          <table:table-cell table:formula="of:=AVERAGE(['2'.K2:.K16])" office:value-type="float" office:value="0.874451318711333" calcext:value-type="float">
            <text:p>0.8744513187</text:p>
          </table:table-cell>
          <table:table-cell/>
          <table:table-cell table:formula="of:=AVERAGE(['2'.M2:.M25])" office:value-type="float" office:value="0.9581623850624" calcext:value-type="float">
            <text:p>0.9581623851</text:p>
          </table:table-cell>
          <table:table-cell table:formula="of:=AVERAGE(['2'.N2:.N25])" office:value-type="float" office:value="0.956732437530533" calcext:value-type="float">
            <text:p>0.9567324375</text:p>
          </table:table-cell>
          <table:table-cell table:formula="of:=AVERAGE(['2'.O2:.O25])" office:value-type="float" office:value="0.9540190221522" calcext:value-type="float">
            <text:p>0.9540190222</text:p>
          </table:table-cell>
          <table:table-cell table:formula="of:=AVERAGE(['2'.P2:.P25])" office:value-type="float" office:value="0.9471299416868" calcext:value-type="float">
            <text:p>0.94712994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t = cm / pix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igh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a mod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llet width(cm)</text:p>
          </table:table-cell>
          <table:table-cell office:value-type="float" office:value="101" calcext:value-type="float">
            <text:p>101</text:p>
          </table:table-cell>
          <table:table-cell table:formula="of:=['2'.B33]/['2'.C28]" office:value-type="float" office:value="126.24003994736" calcext:value-type="float">
            <text:p>126.2400399474</text:p>
          </table:table-cell>
          <table:table-cell table:formula="of:=['2'.B33]/['2'.D28]" office:value-type="float" office:value="127.020681462421" calcext:value-type="float">
            <text:p>127.0206814624</text:p>
          </table:table-cell>
          <table:table-cell table:formula="of:=['2'.B33]/['2'.E28]" office:value-type="float" office:value="126.431266566695" calcext:value-type="float">
            <text:p>126.4312665667</text:p>
          </table:table-cell>
          <table:table-cell table:formula="of:=['2'.B33]/['2'.F28]" office:value-type="float" office:value="127.407814371733" calcext:value-type="float">
            <text:p>127.4078143717</text:p>
          </table:table-cell>
          <table:table-cell/>
          <table:table-cell table:formula="of:=['2'.B33]/['2'.H28]" office:value-type="float" office:value="114.804130174248" calcext:value-type="float">
            <text:p>114.8041301742</text:p>
          </table:table-cell>
          <table:table-cell table:formula="of:=['2'.B33]/['2'.I28]" office:value-type="float" office:value="115.016570421324" calcext:value-type="float">
            <text:p>115.0165704213</text:p>
          </table:table-cell>
          <table:table-cell table:formula="of:=['2'.B33]/['2'.J28]" office:value-type="float" office:value="114.789442596348" calcext:value-type="float">
            <text:p>114.7894425963</text:p>
          </table:table-cell>
          <table:table-cell table:formula="of:=['2'.B33]/['2'.K28]" office:value-type="float" office:value="115.500997984476" calcext:value-type="float">
            <text:p>115.5009979845</text:p>
          </table:table-cell>
          <table:table-cell/>
          <table:table-cell table:formula="of:=['2'.B33]/['2'.M28]" office:value-type="float" office:value="105.410107487597" calcext:value-type="float">
            <text:p>105.4101074876</text:p>
          </table:table-cell>
          <table:table-cell table:formula="of:=['2'.B33]/['2'.N28]" office:value-type="float" office:value="105.567655112328" calcext:value-type="float">
            <text:p>105.5676551123</text:p>
          </table:table-cell>
          <table:table-cell table:formula="of:=['2'.B33]/['2'.O28]" office:value-type="float" office:value="105.867910025684" calcext:value-type="float">
            <text:p>105.8679100257</text:p>
          </table:table-cell>
          <table:table-cell table:formula="of:=['2'.B33]/['2'.P28]" office:value-type="float" office:value="106.637954893626" calcext:value-type="float">
            <text:p>106.63795489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llet length(cm)</text:p>
          </table:table-cell>
          <table:table-cell office:value-type="float" office:value="121.5" calcext:value-type="float">
            <text:p>121.5</text:p>
          </table:table-cell>
          <table:table-cell table:formula="of:=['2'.B34]/['2'.C28]" office:value-type="float" office:value="151.863018352518" calcext:value-type="float">
            <text:p>151.8630183525</text:p>
          </table:table-cell>
          <table:table-cell table:formula="of:=['2'.B34]/['2'.D28]" office:value-type="float" office:value="152.802106907763" calcext:value-type="float">
            <text:p>152.8021069078</text:p>
          </table:table-cell>
          <table:table-cell table:formula="of:=['2'.B34]/['2'.E28]" office:value-type="float" office:value="152.093058295578" calcext:value-type="float">
            <text:p>152.0930582956</text:p>
          </table:table-cell>
          <table:table-cell table:formula="of:=['2'.B34]/['2'.F28]" office:value-type="float" office:value="153.267816298669" calcext:value-type="float">
            <text:p>153.2678162987</text:p>
          </table:table-cell>
          <table:table-cell/>
          <table:table-cell table:formula="of:=['2'.B34]/['2'.H28]" office:value-type="float" office:value="138.105958575952" calcext:value-type="float">
            <text:p>138.105958576</text:p>
          </table:table-cell>
          <table:table-cell table:formula="of:=['2'.B34]/['2'.I28]" office:value-type="float" office:value="138.361517883078" calcext:value-type="float">
            <text:p>138.3615178831</text:p>
          </table:table-cell>
          <table:table-cell table:formula="of:=['2'.B34]/['2'.J28]" office:value-type="float" office:value="138.088289856003" calcext:value-type="float">
            <text:p>138.088289856</text:p>
          </table:table-cell>
          <table:table-cell table:formula="of:=['2'.B34]/['2'.K28]" office:value-type="float" office:value="138.944269852612" calcext:value-type="float">
            <text:p>138.9442698526</text:p>
          </table:table-cell>
          <table:table-cell/>
          <table:table-cell table:formula="of:=['2'.B34]/['2'.M28]" office:value-type="float" office:value="126.805228314288" calcext:value-type="float">
            <text:p>126.8052283143</text:p>
          </table:table-cell>
          <table:table-cell table:formula="of:=['2'.B34]/['2'.N28]" office:value-type="float" office:value="126.994753427206" calcext:value-type="float">
            <text:p>126.9947534272</text:p>
          </table:table-cell>
          <table:table-cell table:formula="of:=['2'.B34]/['2'.O28]" office:value-type="float" office:value="127.355951169511" calcext:value-type="float">
            <text:p>127.3559511695</text:p>
          </table:table-cell>
          <table:table-cell table:formula="of:=['2'.B34]/['2'.P28]" office:value-type="float" office:value="128.282292273026" calcext:value-type="float">
            <text:p>128.282292273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mera height = 9 meter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5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1" table:number-columns-repeated="1007" table:default-cell-style-name="ce1"/>
        <table:table-row table:style-name="ro1">
          <table:table-cell table:number-columns-repeated="2"/>
          <table:table-cell office:value-type="string" calcext:value-type="string">
            <text:p>Unit/150cm/pinhole </text:p>
          </table:table-cell>
          <table:table-cell/>
          <table:table-cell office:value-type="string" calcext:value-type="string">
            <text:p>Unit/150cm/Scar</text:p>
          </table:table-cell>
          <table:table-cell table:number-columns-repeated="2"/>
          <table:table-cell office:value-type="string" calcext:value-type="string">
            <text:p>Unit/74cm/pinhole </text:p>
          </table:table-cell>
          <table:table-cell/>
          <table:table-cell office:value-type="string" calcext:value-type="string">
            <text:p>Unit/74cm/Scar</text:p>
          </table:table-cell>
          <table:table-cell table:number-columns-repeated="2"/>
          <table:table-cell office:value-type="string" calcext:value-type="string">
            <text:p>Unit/0cm/pinhole </text:p>
          </table:table-cell>
          <table:table-cell/>
          <table:table-cell office:value-type="string" calcext:value-type="string">
            <text:p>Unit/0cm/Scar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47212573134" calcext:value-type="float">
            <text:p>0.8472125731</text:p>
          </table:table-cell>
          <table:table-cell office:value-type="float" office:value="0.836194438739" calcext:value-type="float">
            <text:p>0.8361944387</text:p>
          </table:table-cell>
          <table:table-cell office:value-type="float" office:value="0.785197361278" calcext:value-type="float">
            <text:p>0.7851973613</text:p>
          </table:table-cell>
          <table:table-cell office:value-type="float" office:value="0.768824893981" calcext:value-type="float">
            <text:p>0.768824894</text:p>
          </table:table-cell>
          <table:table-cell/>
          <table:table-cell office:value-type="float" office:value="0.838877481678" calcext:value-type="float">
            <text:p>0.8388774817</text:p>
          </table:table-cell>
          <table:table-cell office:value-type="float" office:value="0.852706809543" calcext:value-type="float">
            <text:p>0.8527068095</text:p>
          </table:table-cell>
          <table:table-cell office:value-type="float" office:value="0.849755835187" calcext:value-type="float">
            <text:p>0.8497558352</text:p>
          </table:table-cell>
          <table:table-cell office:value-type="float" office:value="0.874171743748" calcext:value-type="float">
            <text:p>0.8741717437</text:p>
          </table:table-cell>
          <table:table-cell/>
          <table:table-cell office:value-type="float" office:value="0.974587670882" calcext:value-type="float">
            <text:p>0.9745876709</text:p>
          </table:table-cell>
          <table:table-cell office:value-type="float" office:value="0.926675831964" calcext:value-type="float">
            <text:p>0.926675832</text:p>
          </table:table-cell>
          <table:table-cell office:value-type="float" office:value="0.922621725045" calcext:value-type="float">
            <text:p>0.922621725</text:p>
          </table:table-cell>
          <table:table-cell office:value-type="float" office:value="0.944319607823" calcext:value-type="float">
            <text:p>0.9443196078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75723305987" calcext:value-type="float">
            <text:p>0.775723306</text:p>
          </table:table-cell>
          <table:table-cell office:value-type="float" office:value="0.808059510791" calcext:value-type="float">
            <text:p>0.8080595108</text:p>
          </table:table-cell>
          <table:table-cell office:value-type="float" office:value="0.78737696484" calcext:value-type="float">
            <text:p>0.7873769648</text:p>
          </table:table-cell>
          <table:table-cell office:value-type="float" office:value="0.78791062685" calcext:value-type="float">
            <text:p>0.7879106269</text:p>
          </table:table-cell>
          <table:table-cell/>
          <table:table-cell office:value-type="float" office:value="0.865277066049" calcext:value-type="float">
            <text:p>0.865277066</text:p>
          </table:table-cell>
          <table:table-cell office:value-type="float" office:value="0.920879483748" calcext:value-type="float">
            <text:p>0.9208794837</text:p>
          </table:table-cell>
          <table:table-cell office:value-type="float" office:value="0.882186225816" calcext:value-type="float">
            <text:p>0.8821862258</text:p>
          </table:table-cell>
          <table:table-cell office:value-type="float" office:value="0.885077578701" calcext:value-type="float">
            <text:p>0.8850775787</text:p>
          </table:table-cell>
          <table:table-cell/>
          <table:table-cell office:value-type="float" office:value="0.934940464359" calcext:value-type="float">
            <text:p>0.9349404644</text:p>
          </table:table-cell>
          <table:table-cell office:value-type="float" office:value="0.932391554221" calcext:value-type="float">
            <text:p>0.9323915542</text:p>
          </table:table-cell>
          <table:table-cell office:value-type="float" office:value="0.928310579495" calcext:value-type="float">
            <text:p>0.9283105795</text:p>
          </table:table-cell>
          <table:table-cell office:value-type="float" office:value="0.938111854909" calcext:value-type="float">
            <text:p>0.938111854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6528693572" calcext:value-type="float">
            <text:p>0.8165286936</text:p>
          </table:table-cell>
          <table:table-cell office:value-type="float" office:value="0.784716273918" calcext:value-type="float">
            <text:p>0.7847162739</text:p>
          </table:table-cell>
          <table:table-cell office:value-type="float" office:value="0.800888698888" calcext:value-type="float">
            <text:p>0.8008886989</text:p>
          </table:table-cell>
          <table:table-cell office:value-type="float" office:value="0.805621943466" calcext:value-type="float">
            <text:p>0.8056219435</text:p>
          </table:table-cell>
          <table:table-cell/>
          <table:table-cell office:value-type="float" office:value="0.903518271269" calcext:value-type="float">
            <text:p>0.9035182713</text:p>
          </table:table-cell>
          <table:table-cell office:value-type="float" office:value="0.844841699915" calcext:value-type="float">
            <text:p>0.8448416999</text:p>
          </table:table-cell>
          <table:table-cell office:value-type="float" office:value="0.855753271785" calcext:value-type="float">
            <text:p>0.8557532718</text:p>
          </table:table-cell>
          <table:table-cell office:value-type="float" office:value="0.865370918877" calcext:value-type="float">
            <text:p>0.8653709189</text:p>
          </table:table-cell>
          <table:table-cell/>
          <table:table-cell office:value-type="float" office:value="0.966117015609" calcext:value-type="float">
            <text:p>0.9661170156</text:p>
          </table:table-cell>
          <table:table-cell office:value-type="float" office:value="0.961952330097" calcext:value-type="float">
            <text:p>0.9619523301</text:p>
          </table:table-cell>
          <table:table-cell office:value-type="float" office:value="1.00962391604" calcext:value-type="float">
            <text:p>1.009623916</text:p>
          </table:table-cell>
          <table:table-cell office:value-type="float" office:value="0.943050592195" calcext:value-type="float">
            <text:p>0.943050592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80734949192" calcext:value-type="float">
            <text:p>0.7807349492</text:p>
          </table:table-cell>
          <table:table-cell office:value-type="float" office:value="0.795293615922" calcext:value-type="float">
            <text:p>0.7952936159</text:p>
          </table:table-cell>
          <table:table-cell office:value-type="float" office:value="0.77713480329" calcext:value-type="float">
            <text:p>0.7771348033</text:p>
          </table:table-cell>
          <table:table-cell office:value-type="float" office:value="0.808920391339" calcext:value-type="float">
            <text:p>0.8089203913</text:p>
          </table:table-cell>
          <table:table-cell/>
          <table:table-cell office:value-type="float" office:value="0.831594093215" calcext:value-type="float">
            <text:p>0.8315940932</text:p>
          </table:table-cell>
          <table:table-cell office:value-type="float" office:value="0.855064516899" calcext:value-type="float">
            <text:p>0.8550645169</text:p>
          </table:table-cell>
          <table:table-cell office:value-type="float" office:value="0.857135917342" calcext:value-type="float">
            <text:p>0.8571359173</text:p>
          </table:table-cell>
          <table:table-cell office:value-type="float" office:value="0.855881595011" calcext:value-type="float">
            <text:p>0.855881595</text:p>
          </table:table-cell>
          <table:table-cell/>
          <table:table-cell office:value-type="float" office:value="0.949585447602" calcext:value-type="float">
            <text:p>0.9495854476</text:p>
          </table:table-cell>
          <table:table-cell office:value-type="float" office:value="0.975596114539" calcext:value-type="float">
            <text:p>0.9755961145</text:p>
          </table:table-cell>
          <table:table-cell office:value-type="float" office:value="0.93116937618" calcext:value-type="float">
            <text:p>0.9311693762</text:p>
          </table:table-cell>
          <table:table-cell office:value-type="float" office:value="0.950350673338" calcext:value-type="float">
            <text:p>0.950350673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68295372485" calcext:value-type="float">
            <text:p>0.7682953725</text:p>
          </table:table-cell>
          <table:table-cell office:value-type="float" office:value="0.827340345707" calcext:value-type="float">
            <text:p>0.8273403457</text:p>
          </table:table-cell>
          <table:table-cell office:value-type="float" office:value="0.784721139761" calcext:value-type="float">
            <text:p>0.7847211398</text:p>
          </table:table-cell>
          <table:table-cell office:value-type="float" office:value="0.798596217586" calcext:value-type="float">
            <text:p>0.7985962176</text:p>
          </table:table-cell>
          <table:table-cell/>
          <table:table-cell office:value-type="float" office:value="0.929073990674" calcext:value-type="float">
            <text:p>0.9290739907</text:p>
          </table:table-cell>
          <table:table-cell office:value-type="float" office:value="0.924346300172" calcext:value-type="float">
            <text:p>0.9243463002</text:p>
          </table:table-cell>
          <table:table-cell office:value-type="float" office:value="0.933792076834" calcext:value-type="float">
            <text:p>0.9337920768</text:p>
          </table:table-cell>
          <table:table-cell office:value-type="float" office:value="0.86564841383" calcext:value-type="float">
            <text:p>0.8656484138</text:p>
          </table:table-cell>
          <table:table-cell/>
          <table:table-cell office:value-type="float" office:value="0.98937971554" calcext:value-type="float">
            <text:p>0.9893797155</text:p>
          </table:table-cell>
          <table:table-cell office:value-type="float" office:value="0.922637961271" calcext:value-type="float">
            <text:p>0.9226379613</text:p>
          </table:table-cell>
          <table:table-cell office:value-type="float" office:value="0.934880149906" calcext:value-type="float">
            <text:p>0.9348801499</text:p>
          </table:table-cell>
          <table:table-cell office:value-type="float" office:value="0.964464056296" calcext:value-type="float">
            <text:p>0.964464056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57681191854" calcext:value-type="float">
            <text:p>0.7576811919</text:p>
          </table:table-cell>
          <table:table-cell office:value-type="float" office:value="0.781392631478" calcext:value-type="float">
            <text:p>0.7813926315</text:p>
          </table:table-cell>
          <table:table-cell office:value-type="float" office:value="0.779555016218" calcext:value-type="float">
            <text:p>0.7795550162</text:p>
          </table:table-cell>
          <table:table-cell office:value-type="float" office:value="0.799974104493" calcext:value-type="float">
            <text:p>0.7999741045</text:p>
          </table:table-cell>
          <table:table-cell/>
          <table:table-cell office:value-type="float" office:value="0.856063468782" calcext:value-type="float">
            <text:p>0.8560634688</text:p>
          </table:table-cell>
          <table:table-cell office:value-type="float" office:value="0.861400450297" calcext:value-type="float">
            <text:p>0.8614004503</text:p>
          </table:table-cell>
          <table:table-cell office:value-type="float" office:value="0.8525192298" calcext:value-type="float">
            <text:p>0.8525192298</text:p>
          </table:table-cell>
          <table:table-cell office:value-type="float" office:value="0.874556498129" calcext:value-type="float">
            <text:p>0.8745564981</text:p>
          </table:table-cell>
          <table:table-cell/>
          <table:table-cell office:value-type="float" office:value="0.942627860362" calcext:value-type="float">
            <text:p>0.9426278604</text:p>
          </table:table-cell>
          <table:table-cell office:value-type="float" office:value="1.02219967079" calcext:value-type="float">
            <text:p>1.0221996708</text:p>
          </table:table-cell>
          <table:table-cell office:value-type="float" office:value="0.989017773542" calcext:value-type="float">
            <text:p>0.9890177735</text:p>
          </table:table-cell>
          <table:table-cell office:value-type="float" office:value="0.975277228652" calcext:value-type="float">
            <text:p>0.975277228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81587247704" calcext:value-type="float">
            <text:p>0.7815872477</text:p>
          </table:table-cell>
          <table:table-cell office:value-type="float" office:value="0.793472624287" calcext:value-type="float">
            <text:p>0.7934726243</text:p>
          </table:table-cell>
          <table:table-cell office:value-type="float" office:value="0.793944501358" calcext:value-type="float">
            <text:p>0.7939445014</text:p>
          </table:table-cell>
          <table:table-cell office:value-type="float" office:value="0.814271295819" calcext:value-type="float">
            <text:p>0.8142712958</text:p>
          </table:table-cell>
          <table:table-cell/>
          <table:table-cell office:value-type="float" office:value="0.910490717625" calcext:value-type="float">
            <text:p>0.9104907176</text:p>
          </table:table-cell>
          <table:table-cell office:value-type="float" office:value="0.925258300675" calcext:value-type="float">
            <text:p>0.9252583007</text:p>
          </table:table-cell>
          <table:table-cell office:value-type="float" office:value="0.874631842966" calcext:value-type="float">
            <text:p>0.874631843</text:p>
          </table:table-cell>
          <table:table-cell office:value-type="float" office:value="0.881019443078" calcext:value-type="float">
            <text:p>0.8810194431</text:p>
          </table:table-cell>
          <table:table-cell/>
          <table:table-cell office:value-type="float" office:value="0.973974428638" calcext:value-type="float">
            <text:p>0.9739744286</text:p>
          </table:table-cell>
          <table:table-cell office:value-type="float" office:value="0.949025895106" calcext:value-type="float">
            <text:p>0.9490258951</text:p>
          </table:table-cell>
          <table:table-cell office:value-type="float" office:value="0.960966911789" calcext:value-type="float">
            <text:p>0.9609669118</text:p>
          </table:table-cell>
          <table:table-cell office:value-type="float" office:value="0.947922782857" calcext:value-type="float">
            <text:p>0.947922782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28919450612" calcext:value-type="float">
            <text:p>0.8289194506</text:p>
          </table:table-cell>
          <table:table-cell office:value-type="float" office:value="0.78290517993" calcext:value-type="float">
            <text:p>0.7829051799</text:p>
          </table:table-cell>
          <table:table-cell office:value-type="float" office:value="0.784189023346" calcext:value-type="float">
            <text:p>0.7841890233</text:p>
          </table:table-cell>
          <table:table-cell office:value-type="float" office:value="0.798627585151" calcext:value-type="float">
            <text:p>0.7986275852</text:p>
          </table:table-cell>
          <table:table-cell/>
          <table:table-cell office:value-type="float" office:value="0.831735912534" calcext:value-type="float">
            <text:p>0.8317359125</text:p>
          </table:table-cell>
          <table:table-cell office:value-type="float" office:value="0.857609115387" calcext:value-type="float">
            <text:p>0.8576091154</text:p>
          </table:table-cell>
          <table:table-cell office:value-type="float" office:value="0.841868338559" calcext:value-type="float">
            <text:p>0.8418683386</text:p>
          </table:table-cell>
          <table:table-cell office:value-type="float" office:value="0.859249967017" calcext:value-type="float">
            <text:p>0.859249967</text:p>
          </table:table-cell>
          <table:table-cell/>
          <table:table-cell office:value-type="float" office:value="0.945562808059" calcext:value-type="float">
            <text:p>0.9455628081</text:p>
          </table:table-cell>
          <table:table-cell office:value-type="float" office:value="0.910361756837" calcext:value-type="float">
            <text:p>0.9103617568</text:p>
          </table:table-cell>
          <table:table-cell office:value-type="float" office:value="0.915736913924" calcext:value-type="float">
            <text:p>0.9157369139</text:p>
          </table:table-cell>
          <table:table-cell office:value-type="float" office:value="0.96581979947" calcext:value-type="float">
            <text:p>0.965819799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72948845963" calcext:value-type="float">
            <text:p>0.772948846</text:p>
          </table:table-cell>
          <table:table-cell office:value-type="float" office:value="0.824855971111" calcext:value-type="float">
            <text:p>0.8248559711</text:p>
          </table:table-cell>
          <table:table-cell office:value-type="float" office:value="0.814500260772" calcext:value-type="float">
            <text:p>0.8145002608</text:p>
          </table:table-cell>
          <table:table-cell office:value-type="float" office:value="0.779213808543" calcext:value-type="float">
            <text:p>0.7792138085</text:p>
          </table:table-cell>
          <table:table-cell/>
          <table:table-cell office:value-type="float" office:value="0.946900160392" calcext:value-type="float">
            <text:p>0.9469001604</text:p>
          </table:table-cell>
          <table:table-cell office:value-type="float" office:value="0.884459061653" calcext:value-type="float">
            <text:p>0.8844590617</text:p>
          </table:table-cell>
          <table:table-cell office:value-type="float" office:value="0.944622396887" calcext:value-type="float">
            <text:p>0.9446223969</text:p>
          </table:table-cell>
          <table:table-cell office:value-type="float" office:value="0.861526225789" calcext:value-type="float">
            <text:p>0.8615262258</text:p>
          </table:table-cell>
          <table:table-cell/>
          <table:table-cell office:value-type="float" office:value="0.952632625773" calcext:value-type="float">
            <text:p>0.9526326258</text:p>
          </table:table-cell>
          <table:table-cell office:value-type="float" office:value="0.968861725093" calcext:value-type="float">
            <text:p>0.9688617251</text:p>
          </table:table-cell>
          <table:table-cell office:value-type="float" office:value="0.981067747244" calcext:value-type="float">
            <text:p>0.9810677472</text:p>
          </table:table-cell>
          <table:table-cell office:value-type="float" office:value="0.945757744179" calcext:value-type="float">
            <text:p>0.945757744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28270486233" calcext:value-type="float">
            <text:p>0.8282704862</text:p>
          </table:table-cell>
          <table:table-cell office:value-type="float" office:value="0.796616802724" calcext:value-type="float">
            <text:p>0.7966168027</text:p>
          </table:table-cell>
          <table:table-cell office:value-type="float" office:value="0.796926353143" calcext:value-type="float">
            <text:p>0.7969263531</text:p>
          </table:table-cell>
          <table:table-cell office:value-type="float" office:value="0.774219734416" calcext:value-type="float">
            <text:p>0.7742197344</text:p>
          </table:table-cell>
          <table:table-cell/>
          <table:table-cell office:value-type="float" office:value="0.805918799972" calcext:value-type="float">
            <text:p>0.8059188</text:p>
          </table:table-cell>
          <table:table-cell office:value-type="float" office:value="0.866172761534" calcext:value-type="float">
            <text:p>0.8661727615</text:p>
          </table:table-cell>
          <table:table-cell office:value-type="float" office:value="0.838399249236" calcext:value-type="float">
            <text:p>0.8383992492</text:p>
          </table:table-cell>
          <table:table-cell office:value-type="float" office:value="0.862893315698" calcext:value-type="float">
            <text:p>0.8628933157</text:p>
          </table:table-cell>
          <table:table-cell/>
          <table:table-cell office:value-type="float" office:value="0.949026263218" calcext:value-type="float">
            <text:p>0.9490262632</text:p>
          </table:table-cell>
          <table:table-cell office:value-type="float" office:value="0.964562470983" calcext:value-type="float">
            <text:p>0.964562471</text:p>
          </table:table-cell>
          <table:table-cell office:value-type="float" office:value="0.979903325082" calcext:value-type="float">
            <text:p>0.9799033251</text:p>
          </table:table-cell>
          <table:table-cell office:value-type="float" office:value="0.915548845441" calcext:value-type="float">
            <text:p>0.915548845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78801167093" calcext:value-type="float">
            <text:p>0.7788011671</text:p>
          </table:table-cell>
          <table:table-cell office:value-type="float" office:value="0.792535599702" calcext:value-type="float">
            <text:p>0.7925355997</text:p>
          </table:table-cell>
          <table:table-cell office:value-type="float" office:value="0.792556908091" calcext:value-type="float">
            <text:p>0.7925569081</text:p>
          </table:table-cell>
          <table:table-cell office:value-type="float" office:value="0.803698398052" calcext:value-type="float">
            <text:p>0.8036983981</text:p>
          </table:table-cell>
          <table:table-cell/>
          <table:table-cell office:value-type="float" office:value="0.859237494432" calcext:value-type="float">
            <text:p>0.8592374944</text:p>
          </table:table-cell>
          <table:table-cell office:value-type="float" office:value="0.933429236199" calcext:value-type="float">
            <text:p>0.9334292362</text:p>
          </table:table-cell>
          <table:table-cell office:value-type="float" office:value="0.867232074308" calcext:value-type="float">
            <text:p>0.8672320743</text:p>
          </table:table-cell>
          <table:table-cell office:value-type="float" office:value="0.86827117907" calcext:value-type="float">
            <text:p>0.8682711791</text:p>
          </table:table-cell>
          <table:table-cell/>
          <table:table-cell office:value-type="float" office:value="0.943763087182" calcext:value-type="float">
            <text:p>0.9437630872</text:p>
          </table:table-cell>
          <table:table-cell office:value-type="float" office:value="0.927910105877" calcext:value-type="float">
            <text:p>0.9279101059</text:p>
          </table:table-cell>
          <table:table-cell office:value-type="float" office:value="0.921868818388" calcext:value-type="float">
            <text:p>0.9218688184</text:p>
          </table:table-cell>
          <table:table-cell office:value-type="float" office:value="0.965134281611" calcext:value-type="float">
            <text:p>0.965134281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4174659593" calcext:value-type="float">
            <text:p>0.8417465959</text:p>
          </table:table-cell>
          <table:table-cell office:value-type="float" office:value="0.781663656281" calcext:value-type="float">
            <text:p>0.7816636563</text:p>
          </table:table-cell>
          <table:table-cell office:value-type="float" office:value="0.821723130219" calcext:value-type="float">
            <text:p>0.8217231302</text:p>
          </table:table-cell>
          <table:table-cell office:value-type="float" office:value="0.803205278458" calcext:value-type="float">
            <text:p>0.8032052785</text:p>
          </table:table-cell>
          <table:table-cell/>
          <table:table-cell office:value-type="float" office:value="0.891911870985" calcext:value-type="float">
            <text:p>0.891911871</text:p>
          </table:table-cell>
          <table:table-cell office:value-type="float" office:value="0.846392923171" calcext:value-type="float">
            <text:p>0.8463929232</text:p>
          </table:table-cell>
          <table:table-cell office:value-type="float" office:value="0.852967716242" calcext:value-type="float">
            <text:p>0.8529677162</text:p>
          </table:table-cell>
          <table:table-cell office:value-type="float" office:value="0.871238305546" calcext:value-type="float">
            <text:p>0.8712383055</text:p>
          </table:table-cell>
          <table:table-cell/>
          <table:table-cell office:value-type="float" office:value="0.964135624656" calcext:value-type="float">
            <text:p>0.9641356247</text:p>
          </table:table-cell>
          <table:table-cell office:value-type="float" office:value="0.96688913143" calcext:value-type="float">
            <text:p>0.9668891314</text:p>
          </table:table-cell>
          <table:table-cell office:value-type="float" office:value="0.930209675824" calcext:value-type="float">
            <text:p>0.9302096758</text:p>
          </table:table-cell>
          <table:table-cell office:value-type="float" office:value="0.944209429369" calcext:value-type="float">
            <text:p>0.944209429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65804455293" calcext:value-type="float">
            <text:p>0.7658044553</text:p>
          </table:table-cell>
          <table:table-cell office:value-type="float" office:value="0.842272243234" calcext:value-type="float">
            <text:p>0.8422722432</text:p>
          </table:table-cell>
          <table:table-cell office:value-type="float" office:value="0.815910224478" calcext:value-type="float">
            <text:p>0.8159102245</text:p>
          </table:table-cell>
          <table:table-cell office:value-type="float" office:value="0.801316423957" calcext:value-type="float">
            <text:p>0.801316424</text:p>
          </table:table-cell>
          <table:table-cell/>
          <table:table-cell office:value-type="float" office:value="0.872505717324" calcext:value-type="float">
            <text:p>0.8725057173</text:p>
          </table:table-cell>
          <table:table-cell office:value-type="float" office:value="0.838314985089" calcext:value-type="float">
            <text:p>0.8383149851</text:p>
          </table:table-cell>
          <table:table-cell office:value-type="float" office:value="0.930569250437" calcext:value-type="float">
            <text:p>0.9305692504</text:p>
          </table:table-cell>
          <table:table-cell office:value-type="float" office:value="0.873660442756" calcext:value-type="float">
            <text:p>0.8736604428</text:p>
          </table:table-cell>
          <table:table-cell/>
          <table:table-cell office:value-type="float" office:value="0.952864009179" calcext:value-type="float">
            <text:p>0.9528640092</text:p>
          </table:table-cell>
          <table:table-cell office:value-type="float" office:value="0.982993154232" calcext:value-type="float">
            <text:p>0.9829931542</text:p>
          </table:table-cell>
          <table:table-cell office:value-type="float" office:value="0.999361106056" calcext:value-type="float">
            <text:p>0.9993611061</text:p>
          </table:table-cell>
          <table:table-cell office:value-type="float" office:value="0.971436837492" calcext:value-type="float">
            <text:p>0.971436837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73343900213" calcext:value-type="float">
            <text:p>0.7733439002</text:p>
          </table:table-cell>
          <table:table-cell office:value-type="float" office:value="0.784514981606" calcext:value-type="float">
            <text:p>0.7845149816</text:p>
          </table:table-cell>
          <table:table-cell office:value-type="float" office:value="0.765120736881" calcext:value-type="float">
            <text:p>0.7651207369</text:p>
          </table:table-cell>
          <table:table-cell office:value-type="float" office:value="0.804141816255" calcext:value-type="float">
            <text:p>0.8041418163</text:p>
          </table:table-cell>
          <table:table-cell/>
          <table:table-cell office:value-type="float" office:value="0.875707467736" calcext:value-type="float">
            <text:p>0.8757074677</text:p>
          </table:table-cell>
          <table:table-cell office:value-type="float" office:value="0.923495813997" calcext:value-type="float">
            <text:p>0.923495814</text:p>
          </table:table-cell>
          <table:table-cell office:value-type="float" office:value="0.854998979015" calcext:value-type="float">
            <text:p>0.854998979</text:p>
          </table:table-cell>
          <table:table-cell office:value-type="float" office:value="0.859533514225" calcext:value-type="float">
            <text:p>0.8595335142</text:p>
          </table:table-cell>
          <table:table-cell/>
          <table:table-cell office:value-type="float" office:value="0.955022910692" calcext:value-type="float">
            <text:p>0.9550229107</text:p>
          </table:table-cell>
          <table:table-cell office:value-type="float" office:value="0.912078727708" calcext:value-type="float">
            <text:p>0.9120787277</text:p>
          </table:table-cell>
          <table:table-cell office:value-type="float" office:value="0.943749739232" calcext:value-type="float">
            <text:p>0.9437497392</text:p>
          </table:table-cell>
          <table:table-cell office:value-type="float" office:value="0.963865256164" calcext:value-type="float">
            <text:p>0.963865256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22057935792" calcext:value-type="float">
            <text:p>0.8220579358</text:p>
          </table:table-cell>
          <table:table-cell office:value-type="float" office:value="0.780346993492" calcext:value-type="float">
            <text:p>0.7803469935</text:p>
          </table:table-cell>
          <table:table-cell office:value-type="float" office:value="0.79321212226" calcext:value-type="float">
            <text:p>0.7932121223</text:p>
          </table:table-cell>
          <table:table-cell office:value-type="float" office:value="0.787821576579" calcext:value-type="float">
            <text:p>0.7878215766</text:p>
          </table:table-cell>
          <table:table-cell/>
          <table:table-cell office:value-type="float" office:value="0.843716460549" calcext:value-type="float">
            <text:p>0.8437164605</text:p>
          </table:table-cell>
          <table:table-cell office:value-type="float" office:value="0.854923692569" calcext:value-type="float">
            <text:p>0.8549236926</text:p>
          </table:table-cell>
          <table:table-cell office:value-type="float" office:value="0.852097427513" calcext:value-type="float">
            <text:p>0.8520974275</text:p>
          </table:table-cell>
          <table:table-cell office:value-type="float" office:value="0.862276079391" calcext:value-type="float">
            <text:p>0.8622760794</text:p>
          </table:table-cell>
          <table:table-cell/>
          <table:table-cell office:value-type="float" office:value="0.964423568254" calcext:value-type="float">
            <text:p>0.9644235683</text:p>
          </table:table-cell>
          <table:table-cell office:value-type="float" office:value="0.972500675878" calcext:value-type="float">
            <text:p>0.9725006759</text:p>
          </table:table-cell>
          <table:table-cell office:value-type="float" office:value="0.934775258211" calcext:value-type="float">
            <text:p>0.9347752582</text:p>
          </table:table-cell>
          <table:table-cell office:value-type="float" office:value="0.944039110315" calcext:value-type="float">
            <text:p>0.944039110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'3'.C2:.C16])" office:value-type="float" office:value="0.795977078070467" calcext:value-type="float">
            <text:p>0.7959770781</text:p>
          </table:table-cell>
          <table:table-cell table:formula="of:=AVERAGE(['3'.D2:.D25])" office:value-type="float" office:value="0.800812057928133" calcext:value-type="float">
            <text:p>0.8008120579</text:p>
          </table:table-cell>
          <table:table-cell table:formula="of:=AVERAGE(['3'.E2:.E25])" office:value-type="float" office:value="0.792863816321533" calcext:value-type="float">
            <text:p>0.7928638163</text:p>
          </table:table-cell>
          <table:table-cell table:formula="of:=AVERAGE(['3'.F2:.F16])" office:value-type="float" office:value="0.795757606329667" calcext:value-type="float">
            <text:p>0.7957576063</text:p>
          </table:table-cell>
          <table:table-cell/>
          <table:table-cell table:formula="of:=AVERAGE(['3'.H2:.H25])" office:value-type="float" office:value="0.870835264881067" calcext:value-type="float">
            <text:p>0.8708352649</text:p>
          </table:table-cell>
          <table:table-cell table:formula="of:=AVERAGE(['3'.I2:.I16])" office:value-type="float" office:value="0.879286343389867" calcext:value-type="float">
            <text:p>0.8792863434</text:p>
          </table:table-cell>
          <table:table-cell table:formula="of:=AVERAGE(['3'.J2:.J25])" office:value-type="float" office:value="0.8725686554618" calcext:value-type="float">
            <text:p>0.8725686555</text:p>
          </table:table-cell>
          <table:table-cell table:formula="of:=AVERAGE(['3'.K2:.K16])" office:value-type="float" office:value="0.8680250147244" calcext:value-type="float">
            <text:p>0.8680250147</text:p>
          </table:table-cell>
          <table:table-cell/>
          <table:table-cell table:formula="of:=AVERAGE(['3'.M2:.M25])" office:value-type="float" office:value="0.957242900000333" calcext:value-type="float">
            <text:p>0.9572429</text:p>
          </table:table-cell>
          <table:table-cell table:formula="of:=AVERAGE(['3'.N2:.N25])" office:value-type="float" office:value="0.953109140401733" calcext:value-type="float">
            <text:p>0.9531091404</text:p>
          </table:table-cell>
          <table:table-cell table:formula="of:=AVERAGE(['3'.O2:.O25])" office:value-type="float" office:value="0.9522175343972" calcext:value-type="float">
            <text:p>0.9522175344</text:p>
          </table:table-cell>
          <table:table-cell table:formula="of:=AVERAGE([.P2:.P16])" office:value-type="float" office:value="0.951953873340733" calcext:value-type="float">
            <text:p>0.95195387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t = cm / pix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igh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a mod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llet width(cm)</text:p>
          </table:table-cell>
          <table:table-cell office:value-type="float" office:value="101" calcext:value-type="float">
            <text:p>101</text:p>
          </table:table-cell>
          <table:table-cell table:formula="of:=['3'.B33]/['3'.C28]" office:value-type="float" office:value="126.88807602957" calcext:value-type="float">
            <text:p>126.8880760296</text:p>
          </table:table-cell>
          <table:table-cell table:formula="of:=['3'.B33]/['3'.D28]" office:value-type="float" office:value="126.12197706077" calcext:value-type="float">
            <text:p>126.1219770608</text:p>
          </table:table-cell>
          <table:table-cell table:formula="of:=['3'.B33]/['3'.E28]" office:value-type="float" office:value="127.386315179051" calcext:value-type="float">
            <text:p>127.3863151791</text:p>
          </table:table-cell>
          <table:table-cell table:formula="of:=['3'.B33]/['3'.F28]" office:value-type="float" office:value="126.923072046838" calcext:value-type="float">
            <text:p>126.9230720468</text:p>
          </table:table-cell>
          <table:table-cell/>
          <table:table-cell table:formula="of:=['3'.B33]/['3'.H28]" office:value-type="float" office:value="115.980603993792" calcext:value-type="float">
            <text:p>115.9806039938</text:p>
          </table:table-cell>
          <table:table-cell table:formula="of:=['3'.B33]/['3'.I28]" office:value-type="float" office:value="114.865880448706" calcext:value-type="float">
            <text:p>114.8658804487</text:p>
          </table:table-cell>
          <table:table-cell table:formula="of:=['3'.B33]/['3'.J28]" office:value-type="float" office:value="115.750204144735" calcext:value-type="float">
            <text:p>115.7502041447</text:p>
          </table:table-cell>
          <table:table-cell table:formula="of:=['3'.B33]/['3'.K28]" office:value-type="float" office:value="116.356093760809" calcext:value-type="float">
            <text:p>116.3560937608</text:p>
          </table:table-cell>
          <table:table-cell/>
          <table:table-cell table:formula="of:=['3'.B33]/['3'.M28]" office:value-type="float" office:value="105.511359760375" calcext:value-type="float">
            <text:p>105.5113597604</text:p>
          </table:table-cell>
          <table:table-cell table:formula="of:=['3'.B33]/['3'.N28]" office:value-type="float" office:value="105.968976393856" calcext:value-type="float">
            <text:p>105.9689763939</text:p>
          </table:table-cell>
          <table:table-cell table:formula="of:=['3'.B33]/['3'.O28]" office:value-type="float" office:value="106.068200123975" calcext:value-type="float">
            <text:p>106.068200124</text:p>
          </table:table-cell>
          <table:table-cell table:formula="of:=['3'.B33]/['3'.P28]" office:value-type="float" office:value="106.097577654216" calcext:value-type="float">
            <text:p>106.09757765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llet length(cm)</text:p>
          </table:table-cell>
          <table:table-cell office:value-type="float" office:value="121.5" calcext:value-type="float">
            <text:p>121.5</text:p>
          </table:table-cell>
          <table:table-cell table:formula="of:=['3'.B34]/['3'.C28]" office:value-type="float" office:value="152.642586510819" calcext:value-type="float">
            <text:p>152.6425865108</text:p>
          </table:table-cell>
          <table:table-cell table:formula="of:=['3'.B34]/['3'.D28]" office:value-type="float" office:value="151.720992206768" calcext:value-type="float">
            <text:p>151.7209922068</text:p>
          </table:table-cell>
          <table:table-cell table:formula="of:=['3'.B34]/['3'.E28]" office:value-type="float" office:value="153.241953408462" calcext:value-type="float">
            <text:p>153.2419534085</text:p>
          </table:table-cell>
          <table:table-cell table:formula="of:=['3'.B34]/['3'.F28]" office:value-type="float" office:value="152.684685680108" calcext:value-type="float">
            <text:p>152.6846856801</text:p>
          </table:table-cell>
          <table:table-cell/>
          <table:table-cell table:formula="of:=['3'.B34]/['3'.H28]" office:value-type="float" office:value="139.521221636096" calcext:value-type="float">
            <text:p>139.5212216361</text:p>
          </table:table-cell>
          <table:table-cell table:formula="of:=['3'.B34]/['3'.I28]" office:value-type="float" office:value="138.180242321958" calcext:value-type="float">
            <text:p>138.180242322</text:p>
          </table:table-cell>
          <table:table-cell table:formula="of:=['3'.B34]/['3'.J28]" office:value-type="float" office:value="139.24405746124" calcext:value-type="float">
            <text:p>139.2440574612</text:p>
          </table:table-cell>
          <table:table-cell table:formula="of:=['3'.B34]/['3'.K28]" office:value-type="float" office:value="139.972924672657" calcext:value-type="float">
            <text:p>139.9729246727</text:p>
          </table:table-cell>
          <table:table-cell/>
          <table:table-cell table:formula="of:=['3'.B34]/['3'.M28]" office:value-type="float" office:value="126.927031790946" calcext:value-type="float">
            <text:p>126.9270317909</text:p>
          </table:table-cell>
          <table:table-cell table:formula="of:=['3'.B34]/['3'.N28]" office:value-type="float" office:value="127.477531008451" calcext:value-type="float">
            <text:p>127.4775310085</text:p>
          </table:table-cell>
          <table:table-cell table:formula="of:=['3'.B34]/['3'.O28]" office:value-type="float" office:value="127.596894208544" calcext:value-type="float">
            <text:p>127.5968942085</text:p>
          </table:table-cell>
          <table:table-cell table:formula="of:=['3'.B34]/['3'.P28]" office:value-type="float" office:value="127.632234504824" calcext:value-type="float">
            <text:p>127.6322345048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mera height = 9 meter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1" table:number-columns-repeated="1007" table:default-cell-style-name="ce1"/>
        <table:table-row table:style-name="ro1">
          <table:table-cell table:number-columns-repeated="2"/>
          <table:table-cell office:value-type="string" calcext:value-type="string">
            <text:p>Unit/150cm/pinhole </text:p>
          </table:table-cell>
          <table:table-cell/>
          <table:table-cell office:value-type="string" calcext:value-type="string">
            <text:p>Unit/150cm/Scar</text:p>
          </table:table-cell>
          <table:table-cell table:number-columns-repeated="2"/>
          <table:table-cell office:value-type="string" calcext:value-type="string">
            <text:p>Unit/74cm/pinhole </text:p>
          </table:table-cell>
          <table:table-cell/>
          <table:table-cell office:value-type="string" calcext:value-type="string">
            <text:p>Unit/74cm/Scar</text:p>
          </table:table-cell>
          <table:table-cell table:number-columns-repeated="2"/>
          <table:table-cell office:value-type="string" calcext:value-type="string">
            <text:p>Unit/0cm/pinhole </text:p>
          </table:table-cell>
          <table:table-cell/>
          <table:table-cell office:value-type="string" calcext:value-type="string">
            <text:p>Unit/0cm/Scar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794550317873" calcext:value-type="float">
            <text:p>0.7945503179</text:p>
          </table:table-cell>
          <table:table-cell office:value-type="float" office:value="0.786967531405" calcext:value-type="float">
            <text:p>0.7869675314</text:p>
          </table:table-cell>
          <table:table-cell office:value-type="float" office:value="0.800594575221" calcext:value-type="float">
            <text:p>0.8005945752</text:p>
          </table:table-cell>
          <table:table-cell office:value-type="float" office:value="0.803877960468" calcext:value-type="float">
            <text:p>0.8038779605</text:p>
          </table:table-cell>
          <table:table-cell/>
          <table:table-cell office:value-type="float" office:value="0.894726718252" calcext:value-type="float">
            <text:p>0.8947267183</text:p>
          </table:table-cell>
          <table:table-cell office:value-type="float" office:value="0.91426231155" calcext:value-type="float">
            <text:p>0.9142623116</text:p>
          </table:table-cell>
          <table:table-cell office:value-type="float" office:value="0.910970802086" calcext:value-type="float">
            <text:p>0.9109708021</text:p>
          </table:table-cell>
          <table:table-cell office:value-type="float" office:value="0.861780112949" calcext:value-type="float">
            <text:p>0.8617801129</text:p>
          </table:table-cell>
          <table:table-cell/>
          <table:table-cell office:value-type="float" office:value="0.924803415559" calcext:value-type="float">
            <text:p>0.9248034156</text:p>
          </table:table-cell>
          <table:table-cell office:value-type="float" office:value="0.937994309824" calcext:value-type="float">
            <text:p>0.9379943098</text:p>
          </table:table-cell>
          <table:table-cell office:value-type="float" office:value="0.942146186821" calcext:value-type="float">
            <text:p>0.9421461868</text:p>
          </table:table-cell>
          <table:table-cell office:value-type="float" office:value="1.0460754314" calcext:value-type="float">
            <text:p>1.046075431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01982965257" calcext:value-type="float">
            <text:p>0.8019829653</text:p>
          </table:table-cell>
          <table:table-cell office:value-type="float" office:value="0.802147297426" calcext:value-type="float">
            <text:p>0.8021472974</text:p>
          </table:table-cell>
          <table:table-cell office:value-type="float" office:value="0.793365418736" calcext:value-type="float">
            <text:p>0.7933654187</text:p>
          </table:table-cell>
          <table:table-cell office:value-type="float" office:value="0.81330481091" calcext:value-type="float">
            <text:p>0.8133048109</text:p>
          </table:table-cell>
          <table:table-cell/>
          <table:table-cell office:value-type="float" office:value="0.884907012231" calcext:value-type="float">
            <text:p>0.8849070122</text:p>
          </table:table-cell>
          <table:table-cell office:value-type="float" office:value="0.865945190391" calcext:value-type="float">
            <text:p>0.8659451904</text:p>
          </table:table-cell>
          <table:table-cell office:value-type="float" office:value="0.840576151745" calcext:value-type="float">
            <text:p>0.8405761517</text:p>
          </table:table-cell>
          <table:table-cell office:value-type="float" office:value="0.865437138175" calcext:value-type="float">
            <text:p>0.8654371382</text:p>
          </table:table-cell>
          <table:table-cell/>
          <table:table-cell office:value-type="float" office:value="0.941826915551" calcext:value-type="float">
            <text:p>0.9418269156</text:p>
          </table:table-cell>
          <table:table-cell office:value-type="float" office:value="1.04181240504" calcext:value-type="float">
            <text:p>1.041812405</text:p>
          </table:table-cell>
          <table:table-cell office:value-type="float" office:value="0.967262332063" calcext:value-type="float">
            <text:p>0.9672623321</text:p>
          </table:table-cell>
          <table:table-cell office:value-type="float" office:value="0.927045909728" calcext:value-type="float">
            <text:p>0.927045909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21624342004" calcext:value-type="float">
            <text:p>0.821624342</text:p>
          </table:table-cell>
          <table:table-cell office:value-type="float" office:value="0.797342146497" calcext:value-type="float">
            <text:p>0.7973421465</text:p>
          </table:table-cell>
          <table:table-cell office:value-type="float" office:value="0.805883406307" calcext:value-type="float">
            <text:p>0.8058834063</text:p>
          </table:table-cell>
          <table:table-cell office:value-type="float" office:value="0.818454530422" calcext:value-type="float">
            <text:p>0.8184545304</text:p>
          </table:table-cell>
          <table:table-cell/>
          <table:table-cell office:value-type="float" office:value="0.85435031772" calcext:value-type="float">
            <text:p>0.8543503177</text:p>
          </table:table-cell>
          <table:table-cell office:value-type="float" office:value="0.869218787691" calcext:value-type="float">
            <text:p>0.8692187877</text:p>
          </table:table-cell>
          <table:table-cell office:value-type="float" office:value="0.892360190016" calcext:value-type="float">
            <text:p>0.89236019</text:p>
          </table:table-cell>
          <table:table-cell office:value-type="float" office:value="0.882173555593" calcext:value-type="float">
            <text:p>0.8821735556</text:p>
          </table:table-cell>
          <table:table-cell/>
          <table:table-cell office:value-type="float" office:value="0.975090466148" calcext:value-type="float">
            <text:p>0.9750904661</text:p>
          </table:table-cell>
          <table:table-cell office:value-type="float" office:value="0.915778615852" calcext:value-type="float">
            <text:p>0.9157786159</text:p>
          </table:table-cell>
          <table:table-cell office:value-type="float" office:value="0.95082075941" calcext:value-type="float">
            <text:p>0.9508207594</text:p>
          </table:table-cell>
          <table:table-cell office:value-type="float" office:value="0.952413650909" calcext:value-type="float">
            <text:p>0.952413650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84659817778" calcext:value-type="float">
            <text:p>0.7846598178</text:p>
          </table:table-cell>
          <table:table-cell office:value-type="float" office:value="0.798731437192" calcext:value-type="float">
            <text:p>0.7987314372</text:p>
          </table:table-cell>
          <table:table-cell office:value-type="float" office:value="0.78919873346" calcext:value-type="float">
            <text:p>0.7891987335</text:p>
          </table:table-cell>
          <table:table-cell office:value-type="float" office:value="0.800643042273" calcext:value-type="float">
            <text:p>0.8006430423</text:p>
          </table:table-cell>
          <table:table-cell/>
          <table:table-cell office:value-type="float" office:value="0.888559991308" calcext:value-type="float">
            <text:p>0.8885599913</text:p>
          </table:table-cell>
          <table:table-cell office:value-type="float" office:value="0.933403952961" calcext:value-type="float">
            <text:p>0.933403953</text:p>
          </table:table-cell>
          <table:table-cell office:value-type="float" office:value="0.865472955916" calcext:value-type="float">
            <text:p>0.8654729559</text:p>
          </table:table-cell>
          <table:table-cell office:value-type="float" office:value="0.919524597833" calcext:value-type="float">
            <text:p>0.9195245978</text:p>
          </table:table-cell>
          <table:table-cell/>
          <table:table-cell office:value-type="float" office:value="1.01167619474" calcext:value-type="float">
            <text:p>1.0116761947</text:p>
          </table:table-cell>
          <table:table-cell office:value-type="float" office:value="0.94415277097" calcext:value-type="float">
            <text:p>0.944152771</text:p>
          </table:table-cell>
          <table:table-cell office:value-type="float" office:value="0.955168067856" calcext:value-type="float">
            <text:p>0.9551680679</text:p>
          </table:table-cell>
          <table:table-cell office:value-type="float" office:value="0.939068775357" calcext:value-type="float">
            <text:p>0.939068775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6660423062" calcext:value-type="float">
            <text:p>0.8166604231</text:p>
          </table:table-cell>
          <table:table-cell office:value-type="float" office:value="0.791278808783" calcext:value-type="float">
            <text:p>0.7912788088</text:p>
          </table:table-cell>
          <table:table-cell office:value-type="float" office:value="0.788540896303" calcext:value-type="float">
            <text:p>0.7885408963</text:p>
          </table:table-cell>
          <table:table-cell office:value-type="float" office:value="0.770505351682" calcext:value-type="float">
            <text:p>0.7705053517</text:p>
          </table:table-cell>
          <table:table-cell/>
          <table:table-cell office:value-type="float" office:value="0.857928681658" calcext:value-type="float">
            <text:p>0.8579286817</text:p>
          </table:table-cell>
          <table:table-cell office:value-type="float" office:value="0.867194983807" calcext:value-type="float">
            <text:p>0.8671949838</text:p>
          </table:table-cell>
          <table:table-cell office:value-type="float" office:value="0.906974535812" calcext:value-type="float">
            <text:p>0.9069745358</text:p>
          </table:table-cell>
          <table:table-cell office:value-type="float" office:value="0.876712485842" calcext:value-type="float">
            <text:p>0.8767124858</text:p>
          </table:table-cell>
          <table:table-cell/>
          <table:table-cell office:value-type="float" office:value="0.934602851227" calcext:value-type="float">
            <text:p>0.9346028512</text:p>
          </table:table-cell>
          <table:table-cell office:value-type="float" office:value="0.912038551975" calcext:value-type="float">
            <text:p>0.912038552</text:p>
          </table:table-cell>
          <table:table-cell office:value-type="float" office:value="0.968635993591" calcext:value-type="float">
            <text:p>0.9686359936</text:p>
          </table:table-cell>
          <table:table-cell office:value-type="float" office:value="1.04900886602" calcext:value-type="float">
            <text:p>1.04900886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21891603272" calcext:value-type="float">
            <text:p>0.8218916033</text:p>
          </table:table-cell>
          <table:table-cell office:value-type="float" office:value="0.790520260224" calcext:value-type="float">
            <text:p>0.7905202602</text:p>
          </table:table-cell>
          <table:table-cell office:value-type="float" office:value="0.800798001549" calcext:value-type="float">
            <text:p>0.8007980015</text:p>
          </table:table-cell>
          <table:table-cell office:value-type="float" office:value="0.79567863829" calcext:value-type="float">
            <text:p>0.7956786383</text:p>
          </table:table-cell>
          <table:table-cell/>
          <table:table-cell office:value-type="float" office:value="0.897607135334" calcext:value-type="float">
            <text:p>0.8976071353</text:p>
          </table:table-cell>
          <table:table-cell office:value-type="float" office:value="0.913480859019" calcext:value-type="float">
            <text:p>0.913480859</text:p>
          </table:table-cell>
          <table:table-cell office:value-type="float" office:value="0.921588595855" calcext:value-type="float">
            <text:p>0.9215885959</text:p>
          </table:table-cell>
          <table:table-cell office:value-type="float" office:value="0.864779680075" calcext:value-type="float">
            <text:p>0.8647796801</text:p>
          </table:table-cell>
          <table:table-cell/>
          <table:table-cell office:value-type="float" office:value="0.933475533001" calcext:value-type="float">
            <text:p>0.933475533</text:p>
          </table:table-cell>
          <table:table-cell office:value-type="float" office:value="0.940804553577" calcext:value-type="float">
            <text:p>0.9408045536</text:p>
          </table:table-cell>
          <table:table-cell office:value-type="float" office:value="0.963112998577" calcext:value-type="float">
            <text:p>0.9631129986</text:p>
          </table:table-cell>
          <table:table-cell office:value-type="float" office:value="1.03803226145" calcext:value-type="float">
            <text:p>1.038032261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9919305807" calcext:value-type="float">
            <text:p>0.7991930581</text:p>
          </table:table-cell>
          <table:table-cell office:value-type="float" office:value="0.79120076481" calcext:value-type="float">
            <text:p>0.7912007648</text:p>
          </table:table-cell>
          <table:table-cell office:value-type="float" office:value="0.799644061895" calcext:value-type="float">
            <text:p>0.7996440619</text:p>
          </table:table-cell>
          <table:table-cell office:value-type="float" office:value="0.815290246505" calcext:value-type="float">
            <text:p>0.8152902465</text:p>
          </table:table-cell>
          <table:table-cell/>
          <table:table-cell office:value-type="float" office:value="0.855377504182" calcext:value-type="float">
            <text:p>0.8553775042</text:p>
          </table:table-cell>
          <table:table-cell office:value-type="float" office:value="0.864373652734" calcext:value-type="float">
            <text:p>0.8643736527</text:p>
          </table:table-cell>
          <table:table-cell office:value-type="float" office:value="0.844568150254" calcext:value-type="float">
            <text:p>0.8445681503</text:p>
          </table:table-cell>
          <table:table-cell office:value-type="float" office:value="0.861267030924" calcext:value-type="float">
            <text:p>0.8612670309</text:p>
          </table:table-cell>
          <table:table-cell/>
          <table:table-cell office:value-type="float" office:value="0.997870222513" calcext:value-type="float">
            <text:p>0.9978702225</text:p>
          </table:table-cell>
          <table:table-cell office:value-type="float" office:value="0.995549411689" calcext:value-type="float">
            <text:p>0.9955494117</text:p>
          </table:table-cell>
          <table:table-cell office:value-type="float" office:value="0.952954626834" calcext:value-type="float">
            <text:p>0.9529546268</text:p>
          </table:table-cell>
          <table:table-cell office:value-type="float" office:value="0.941003564388" calcext:value-type="float">
            <text:p>0.941003564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85986457962" calcext:value-type="float">
            <text:p>0.785986458</text:p>
          </table:table-cell>
          <table:table-cell office:value-type="float" office:value="0.83094817906" calcext:value-type="float">
            <text:p>0.8309481791</text:p>
          </table:table-cell>
          <table:table-cell office:value-type="float" office:value="0.79066272328" calcext:value-type="float">
            <text:p>0.7906627233</text:p>
          </table:table-cell>
          <table:table-cell office:value-type="float" office:value="0.811880031643" calcext:value-type="float">
            <text:p>0.8118800316</text:p>
          </table:table-cell>
          <table:table-cell/>
          <table:table-cell office:value-type="float" office:value="0.88571374098" calcext:value-type="float">
            <text:p>0.885713741</text:p>
          </table:table-cell>
          <table:table-cell office:value-type="float" office:value="0.853868092845" calcext:value-type="float">
            <text:p>0.8538680928</text:p>
          </table:table-cell>
          <table:table-cell office:value-type="float" office:value="0.909632269746" calcext:value-type="float">
            <text:p>0.9096322697</text:p>
          </table:table-cell>
          <table:table-cell office:value-type="float" office:value="0.930933471713" calcext:value-type="float">
            <text:p>0.9309334717</text:p>
          </table:table-cell>
          <table:table-cell/>
          <table:table-cell office:value-type="float" office:value="0.984257381379" calcext:value-type="float">
            <text:p>0.9842573814</text:p>
          </table:table-cell>
          <table:table-cell office:value-type="float" office:value="0.953958758879" calcext:value-type="float">
            <text:p>0.9539587589</text:p>
          </table:table-cell>
          <table:table-cell office:value-type="float" office:value="0.957051709448" calcext:value-type="float">
            <text:p>0.9570517094</text:p>
          </table:table-cell>
          <table:table-cell office:value-type="float" office:value="0.93705638425" calcext:value-type="float">
            <text:p>0.937056384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3298682972" calcext:value-type="float">
            <text:p>0.813298683</text:p>
          </table:table-cell>
          <table:table-cell office:value-type="float" office:value="0.817540283732" calcext:value-type="float">
            <text:p>0.8175402837</text:p>
          </table:table-cell>
          <table:table-cell office:value-type="float" office:value="0.83085120448" calcext:value-type="float">
            <text:p>0.8308512045</text:p>
          </table:table-cell>
          <table:table-cell office:value-type="float" office:value="0.807836641615" calcext:value-type="float">
            <text:p>0.8078366416</text:p>
          </table:table-cell>
          <table:table-cell/>
          <table:table-cell office:value-type="float" office:value="0.894032353964" calcext:value-type="float">
            <text:p>0.894032354</text:p>
          </table:table-cell>
          <table:table-cell office:value-type="float" office:value="0.947705906448" calcext:value-type="float">
            <text:p>0.9477059064</text:p>
          </table:table-cell>
          <table:table-cell office:value-type="float" office:value="0.854539599588" calcext:value-type="float">
            <text:p>0.8545395996</text:p>
          </table:table-cell>
          <table:table-cell office:value-type="float" office:value="0.879054012663" calcext:value-type="float">
            <text:p>0.8790540127</text:p>
          </table:table-cell>
          <table:table-cell/>
          <table:table-cell office:value-type="float" office:value="0.946011159403" calcext:value-type="float">
            <text:p>0.9460111594</text:p>
          </table:table-cell>
          <table:table-cell office:value-type="float" office:value="0.934204957183" calcext:value-type="float">
            <text:p>0.9342049572</text:p>
          </table:table-cell>
          <table:table-cell office:value-type="float" office:value="0.963656079472" calcext:value-type="float">
            <text:p>0.9636560795</text:p>
          </table:table-cell>
          <table:table-cell office:value-type="float" office:value="0.937932162499" calcext:value-type="float">
            <text:p>0.937932162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07518470254" calcext:value-type="float">
            <text:p>0.8075184703</text:p>
          </table:table-cell>
          <table:table-cell office:value-type="float" office:value="0.81804779429" calcext:value-type="float">
            <text:p>0.8180477943</text:p>
          </table:table-cell>
          <table:table-cell office:value-type="float" office:value="0.822638002527" calcext:value-type="float">
            <text:p>0.8226380025</text:p>
          </table:table-cell>
          <table:table-cell office:value-type="float" office:value="0.809564466143" calcext:value-type="float">
            <text:p>0.8095644661</text:p>
          </table:table-cell>
          <table:table-cell/>
          <table:table-cell office:value-type="float" office:value="0.837669107994" calcext:value-type="float">
            <text:p>0.837669108</text:p>
          </table:table-cell>
          <table:table-cell office:value-type="float" office:value="0.858883082417" calcext:value-type="float">
            <text:p>0.8588830824</text:p>
          </table:table-cell>
          <table:table-cell office:value-type="float" office:value="0.886250487345" calcext:value-type="float">
            <text:p>0.8862504873</text:p>
          </table:table-cell>
          <table:table-cell office:value-type="float" office:value="0.872482797068" calcext:value-type="float">
            <text:p>0.8724827971</text:p>
          </table:table-cell>
          <table:table-cell/>
          <table:table-cell office:value-type="float" office:value="0.948949886162" calcext:value-type="float">
            <text:p>0.9489498862</text:p>
          </table:table-cell>
          <table:table-cell office:value-type="float" office:value="1.02419853849" calcext:value-type="float">
            <text:p>1.0241985385</text:p>
          </table:table-cell>
          <table:table-cell office:value-type="float" office:value="0.955532833182" calcext:value-type="float">
            <text:p>0.9555328332</text:p>
          </table:table-cell>
          <table:table-cell office:value-type="float" office:value="1.01615415019" calcext:value-type="float">
            <text:p>1.016154150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84157188003" calcext:value-type="float">
            <text:p>0.784157188</text:p>
          </table:table-cell>
          <table:table-cell office:value-type="float" office:value="0.854386019233" calcext:value-type="float">
            <text:p>0.8543860192</text:p>
          </table:table-cell>
          <table:table-cell office:value-type="float" office:value="0.819670670268" calcext:value-type="float">
            <text:p>0.8196706703</text:p>
          </table:table-cell>
          <table:table-cell office:value-type="float" office:value="0.796427074453" calcext:value-type="float">
            <text:p>0.7964270745</text:p>
          </table:table-cell>
          <table:table-cell/>
          <table:table-cell office:value-type="float" office:value="0.886484682058" calcext:value-type="float">
            <text:p>0.8864846821</text:p>
          </table:table-cell>
          <table:table-cell office:value-type="float" office:value="0.883349884037" calcext:value-type="float">
            <text:p>0.883349884</text:p>
          </table:table-cell>
          <table:table-cell office:value-type="float" office:value="0.859280948876" calcext:value-type="float">
            <text:p>0.8592809489</text:p>
          </table:table-cell>
          <table:table-cell office:value-type="float" office:value="0.860492398802" calcext:value-type="float">
            <text:p>0.8604923988</text:p>
          </table:table-cell>
          <table:table-cell/>
          <table:table-cell office:value-type="float" office:value="1.03954613104" calcext:value-type="float">
            <text:p>1.039546131</text:p>
          </table:table-cell>
          <table:table-cell office:value-type="float" office:value="0.926841698401" calcext:value-type="float">
            <text:p>0.9268416984</text:p>
          </table:table-cell>
          <table:table-cell office:value-type="float" office:value="0.973009767902" calcext:value-type="float">
            <text:p>0.9730097679</text:p>
          </table:table-cell>
          <table:table-cell office:value-type="float" office:value="1.03864154203" calcext:value-type="float">
            <text:p>1.03864154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94825470515" calcext:value-type="float">
            <text:p>0.7948254705</text:p>
          </table:table-cell>
          <table:table-cell office:value-type="float" office:value="0.808158089126" calcext:value-type="float">
            <text:p>0.8081580891</text:p>
          </table:table-cell>
          <table:table-cell office:value-type="float" office:value="0.823704264974" calcext:value-type="float">
            <text:p>0.823704265</text:p>
          </table:table-cell>
          <table:table-cell office:value-type="float" office:value="0.782613516849" calcext:value-type="float">
            <text:p>0.7826135168</text:p>
          </table:table-cell>
          <table:table-cell/>
          <table:table-cell office:value-type="float" office:value="0.859046528051" calcext:value-type="float">
            <text:p>0.8590465281</text:p>
          </table:table-cell>
          <table:table-cell office:value-type="float" office:value="0.853717931197" calcext:value-type="float">
            <text:p>0.8537179312</text:p>
          </table:table-cell>
          <table:table-cell office:value-type="float" office:value="0.895648715903" calcext:value-type="float">
            <text:p>0.8956487159</text:p>
          </table:table-cell>
          <table:table-cell office:value-type="float" office:value="0.871788397212" calcext:value-type="float">
            <text:p>0.8717883972</text:p>
          </table:table-cell>
          <table:table-cell/>
          <table:table-cell office:value-type="float" office:value="0.946248790927" calcext:value-type="float">
            <text:p>0.9462487909</text:p>
          </table:table-cell>
          <table:table-cell office:value-type="float" office:value="1.01368678347" calcext:value-type="float">
            <text:p>1.0136867835</text:p>
          </table:table-cell>
          <table:table-cell office:value-type="float" office:value="0.980071455443" calcext:value-type="float">
            <text:p>0.9800714554</text:p>
          </table:table-cell>
          <table:table-cell office:value-type="float" office:value="0.923995297967" calcext:value-type="float">
            <text:p>0.923995298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03827428422" calcext:value-type="float">
            <text:p>0.8038274284</text:p>
          </table:table-cell>
          <table:table-cell office:value-type="float" office:value="0.783287743126" calcext:value-type="float">
            <text:p>0.7832877431</text:p>
          </table:table-cell>
          <table:table-cell office:value-type="float" office:value="0.816846642942" calcext:value-type="float">
            <text:p>0.8168466429</text:p>
          </table:table-cell>
          <table:table-cell office:value-type="float" office:value="0.805162141836" calcext:value-type="float">
            <text:p>0.8051621418</text:p>
          </table:table-cell>
          <table:table-cell/>
          <table:table-cell office:value-type="float" office:value="0.884826206847" calcext:value-type="float">
            <text:p>0.8848262068</text:p>
          </table:table-cell>
          <table:table-cell office:value-type="float" office:value="0.930175725776" calcext:value-type="float">
            <text:p>0.9301757258</text:p>
          </table:table-cell>
          <table:table-cell office:value-type="float" office:value="0.843293536333" calcext:value-type="float">
            <text:p>0.8432935363</text:p>
          </table:table-cell>
          <table:table-cell office:value-type="float" office:value="0.936920865124" calcext:value-type="float">
            <text:p>0.9369208651</text:p>
          </table:table-cell>
          <table:table-cell/>
          <table:table-cell office:value-type="float" office:value="0.952165131696" calcext:value-type="float">
            <text:p>0.9521651317</text:p>
          </table:table-cell>
          <table:table-cell office:value-type="float" office:value="0.956695634606" calcext:value-type="float">
            <text:p>0.9566956346</text:p>
          </table:table-cell>
          <table:table-cell office:value-type="float" office:value="0.978799482332" calcext:value-type="float">
            <text:p>0.9787994823</text:p>
          </table:table-cell>
          <table:table-cell office:value-type="float" office:value="0.939060185244" calcext:value-type="float">
            <text:p>0.939060185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2325424114" calcext:value-type="float">
            <text:p>0.8123254241</text:p>
          </table:table-cell>
          <table:table-cell office:value-type="float" office:value="0.800300580248" calcext:value-type="float">
            <text:p>0.8003005802</text:p>
          </table:table-cell>
          <table:table-cell office:value-type="float" office:value="0.779503108229" calcext:value-type="float">
            <text:p>0.7795031082</text:p>
          </table:table-cell>
          <table:table-cell office:value-type="float" office:value="0.806572016842" calcext:value-type="float">
            <text:p>0.8065720168</text:p>
          </table:table-cell>
          <table:table-cell/>
          <table:table-cell office:value-type="float" office:value="0.898440991351" calcext:value-type="float">
            <text:p>0.8984409914</text:p>
          </table:table-cell>
          <table:table-cell office:value-type="float" office:value="0.863310036218" calcext:value-type="float">
            <text:p>0.8633100362</text:p>
          </table:table-cell>
          <table:table-cell office:value-type="float" office:value="0.915845689658" calcext:value-type="float">
            <text:p>0.9158456897</text:p>
          </table:table-cell>
          <table:table-cell office:value-type="float" office:value="0.865256257962" calcext:value-type="float">
            <text:p>0.865256258</text:p>
          </table:table-cell>
          <table:table-cell/>
          <table:table-cell office:value-type="float" office:value="0.951321394561" calcext:value-type="float">
            <text:p>0.9513213946</text:p>
          </table:table-cell>
          <table:table-cell office:value-type="float" office:value="0.923261284257" calcext:value-type="float">
            <text:p>0.9232612843</text:p>
          </table:table-cell>
          <table:table-cell office:value-type="float" office:value="0.974846221667" calcext:value-type="float">
            <text:p>0.9748462217</text:p>
          </table:table-cell>
          <table:table-cell office:value-type="float" office:value="0.956032715974" calcext:value-type="float">
            <text:p>0.95603271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83451192057" calcext:value-type="float">
            <text:p>0.7834511921</text:p>
          </table:table-cell>
          <table:table-cell office:value-type="float" office:value="0.798727786704" calcext:value-type="float">
            <text:p>0.7987277867</text:p>
          </table:table-cell>
          <table:table-cell office:value-type="float" office:value="0.794643906894" calcext:value-type="float">
            <text:p>0.7946439069</text:p>
          </table:table-cell>
          <table:table-cell office:value-type="float" office:value="0.809934297401" calcext:value-type="float">
            <text:p>0.8099342974</text:p>
          </table:table-cell>
          <table:table-cell/>
          <table:table-cell office:value-type="float" office:value="0.839637584714" calcext:value-type="float">
            <text:p>0.8396375847</text:p>
          </table:table-cell>
          <table:table-cell office:value-type="float" office:value="0.861622503228" calcext:value-type="float">
            <text:p>0.8616225032</text:p>
          </table:table-cell>
          <table:table-cell office:value-type="float" office:value="0.862638265385" calcext:value-type="float">
            <text:p>0.8626382654</text:p>
          </table:table-cell>
          <table:table-cell office:value-type="float" office:value="0.856272988905" calcext:value-type="float">
            <text:p>0.8562729889</text:p>
          </table:table-cell>
          <table:table-cell/>
          <table:table-cell office:value-type="float" office:value="0.96232191796" calcext:value-type="float">
            <text:p>0.962321918</text:p>
          </table:table-cell>
          <table:table-cell office:value-type="float" office:value="1.01095643361" calcext:value-type="float">
            <text:p>1.0109564336</text:p>
          </table:table-cell>
          <table:table-cell office:value-type="float" office:value="0.968702084759" calcext:value-type="float">
            <text:p>0.9687020848</text:p>
          </table:table-cell>
          <table:table-cell office:value-type="float" office:value="1.00000265667" calcext:value-type="float">
            <text:p>1.0000026567</text:p>
          </table:table-cell>
          <table:table-cell table:number-columns-repeated="100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'4'.C2:.C16])" office:value-type="float" office:value="0.801730189441" calcext:value-type="float">
            <text:p>0.8017301894</text:p>
          </table:table-cell>
          <table:table-cell table:formula="of:=AVERAGE(['4'.D2:.D25])" office:value-type="float" office:value="0.804638981457067" calcext:value-type="float">
            <text:p>0.8046389815</text:p>
          </table:table-cell>
          <table:table-cell table:formula="of:=AVERAGE(['4'.E2:.E25])" office:value-type="float" office:value="0.803769707804333" calcext:value-type="float">
            <text:p>0.8037697078</text:p>
          </table:table-cell>
          <table:table-cell table:formula="of:=AVERAGE(['4'.F2:.F16])" office:value-type="float" office:value="0.8031829844888" calcext:value-type="float">
            <text:p>0.8031829845</text:p>
          </table:table-cell>
          <table:table-cell/>
          <table:table-cell table:formula="of:=AVERAGE(['4'.H2:.H25])" office:value-type="float" office:value="0.874620570442933" calcext:value-type="float">
            <text:p>0.8746205704</text:p>
          </table:table-cell>
          <table:table-cell table:formula="of:=AVERAGE(['4'.I2:.I16])" office:value-type="float" office:value="0.885367526687933" calcext:value-type="float">
            <text:p>0.8853675267</text:p>
          </table:table-cell>
          <table:table-cell table:formula="of:=AVERAGE(['4'.J2:.J25])" office:value-type="float" office:value="0.8806427263012" calcext:value-type="float">
            <text:p>0.8806427263</text:p>
          </table:table-cell>
          <table:table-cell table:formula="of:=AVERAGE(['4'.K2:.K16])" office:value-type="float" office:value="0.880325052722667" calcext:value-type="float">
            <text:p>0.8803250527</text:p>
          </table:table-cell>
          <table:table-cell/>
          <table:table-cell table:formula="of:=AVERAGE(['4'.M2:.M25])" office:value-type="float" office:value="0.963344492791133" calcext:value-type="float">
            <text:p>0.9633444928</text:p>
          </table:table-cell>
          <table:table-cell table:formula="of:=AVERAGE(['4'.N2:.N25])" office:value-type="float" office:value="0.962128980521533" calcext:value-type="float">
            <text:p>0.9621289805</text:p>
          </table:table-cell>
          <table:table-cell table:formula="of:=AVERAGE(['4'.O2:.O25])" office:value-type="float" office:value="0.963451373290467" calcext:value-type="float">
            <text:p>0.9634513733</text:p>
          </table:table-cell>
          <table:table-cell table:formula="of:=AVERAGE(['4'.P2:.P25])" office:value-type="float" office:value="0.976101570271733" calcext:value-type="float">
            <text:p>0.97610157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t = cm / pix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igh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a mod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llet width(cm)</text:p>
          </table:table-cell>
          <table:table-cell office:value-type="float" office:value="101" calcext:value-type="float">
            <text:p>101</text:p>
          </table:table-cell>
          <table:table-cell table:formula="of:=['4'.B33]/['4'.C28]" office:value-type="float" office:value="125.977543730044" calcext:value-type="float">
            <text:p>125.97754373</text:p>
          </table:table-cell>
          <table:table-cell table:formula="of:=['4'.B33]/['4'.D28]" office:value-type="float" office:value="125.522131449692" calcext:value-type="float">
            <text:p>125.5221314497</text:p>
          </table:table-cell>
          <table:table-cell table:formula="of:=['4'.B33]/['4'.E28]" office:value-type="float" office:value="125.65788312165" calcext:value-type="float">
            <text:p>125.6578831217</text:p>
          </table:table-cell>
          <table:table-cell table:formula="of:=['4'.B33]/['4'.F28]" office:value-type="float" office:value="125.749675915113" calcext:value-type="float">
            <text:p>125.7496759151</text:p>
          </table:table-cell>
          <table:table-cell/>
          <table:table-cell table:formula="of:=['4'.B33]/['4'.H28]" office:value-type="float" office:value="115.478646870666" calcext:value-type="float">
            <text:p>115.4786468707</text:p>
          </table:table-cell>
          <table:table-cell table:formula="of:=['4'.B33]/['4'.I28]" office:value-type="float" office:value="114.076919421057" calcext:value-type="float">
            <text:p>114.0769194211</text:p>
          </table:table-cell>
          <table:table-cell table:formula="of:=['4'.B33]/['4'.J28]" office:value-type="float" office:value="114.688961804308" calcext:value-type="float">
            <text:p>114.6889618043</text:p>
          </table:table-cell>
          <table:table-cell table:formula="of:=['4'.B33]/['4'.K28]" office:value-type="float" office:value="114.73034839532" calcext:value-type="float">
            <text:p>114.7303483953</text:p>
          </table:table-cell>
          <table:table-cell/>
          <table:table-cell table:formula="of:=['4'.B33]/['4'.M28]" office:value-type="float" office:value="104.843076132993" calcext:value-type="float">
            <text:p>104.843076133</text:p>
          </table:table-cell>
          <table:table-cell table:formula="of:=['4'.B33]/['4'.N28]" office:value-type="float" office:value="104.97553035483" calcext:value-type="float">
            <text:p>104.9755303548</text:p>
          </table:table-cell>
          <table:table-cell table:formula="of:=['4'.B33]/['4'.O28]" office:value-type="float" office:value="104.831445364031" calcext:value-type="float">
            <text:p>104.831445364</text:p>
          </table:table-cell>
          <table:table-cell table:formula="of:=['4'.B33]/['4'.P28]" office:value-type="float" office:value="103.472838356241" calcext:value-type="float">
            <text:p>103.47283835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llet length(cm)</text:p>
          </table:table-cell>
          <table:table-cell office:value-type="float" office:value="121.5" calcext:value-type="float">
            <text:p>121.5</text:p>
          </table:table-cell>
          <table:table-cell table:formula="of:=['4'.B34]/['4'.C28]" office:value-type="float" office:value="151.547243200003" calcext:value-type="float">
            <text:p>151.5472432</text:p>
          </table:table-cell>
          <table:table-cell table:formula="of:=['4'.B34]/['4'.D28]" office:value-type="float" office:value="150.999395753837" calcext:value-type="float">
            <text:p>150.9993957538</text:p>
          </table:table-cell>
          <table:table-cell table:formula="of:=['4'.B34]/['4'.E28]" office:value-type="float" office:value="151.162700982975" calcext:value-type="float">
            <text:p>151.162700983</text:p>
          </table:table-cell>
          <table:table-cell table:formula="of:=['4'.B34]/['4'.F28]" office:value-type="float" office:value="151.273124986993" calcext:value-type="float">
            <text:p>151.273124987</text:p>
          </table:table-cell>
          <table:table-cell/>
          <table:table-cell table:formula="of:=['4'.B34]/['4'.H28]" office:value-type="float" office:value="138.917382126593" calcext:value-type="float">
            <text:p>138.9173821266</text:p>
          </table:table-cell>
          <table:table-cell table:formula="of:=['4'.B34]/['4'.I28]" office:value-type="float" office:value="137.231145640183" calcext:value-type="float">
            <text:p>137.2311456402</text:p>
          </table:table-cell>
          <table:table-cell table:formula="of:=['4'.B34]/['4'.J28]" office:value-type="float" office:value="137.967414447757" calcext:value-type="float">
            <text:p>137.9674144478</text:p>
          </table:table-cell>
          <table:table-cell table:formula="of:=['4'.B34]/['4'.K28]" office:value-type="float" office:value="138.017201287439" calcext:value-type="float">
            <text:p>138.0172012874</text:p>
          </table:table-cell>
          <table:table-cell/>
          <table:table-cell table:formula="of:=['4'.B34]/['4'.M28]" office:value-type="float" office:value="126.123106437214" calcext:value-type="float">
            <text:p>126.1231064372</text:p>
          </table:table-cell>
          <table:table-cell table:formula="of:=['4'.B34]/['4'.N28]" office:value-type="float" office:value="126.282444931801" calcext:value-type="float">
            <text:p>126.2824449318</text:p>
          </table:table-cell>
          <table:table-cell table:formula="of:=['4'.B34]/['4'.O28]" office:value-type="float" office:value="126.109114967621" calcext:value-type="float">
            <text:p>126.1091149676</text:p>
          </table:table-cell>
          <table:table-cell table:formula="of:=['4'.B34]/['4'.P28]" office:value-type="float" office:value="124.474751091914" calcext:value-type="float">
            <text:p>124.4747510919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mera height = 9 meter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5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1" table:number-columns-repeated="1007" table:default-cell-style-name="ce1"/>
        <table:table-row table:style-name="ro1">
          <table:table-cell table:number-columns-repeated="2"/>
          <table:table-cell office:value-type="string" calcext:value-type="string">
            <text:p>Unit/150cm/pinhole </text:p>
          </table:table-cell>
          <table:table-cell/>
          <table:table-cell office:value-type="string" calcext:value-type="string">
            <text:p>Unit/150cm/Scar</text:p>
          </table:table-cell>
          <table:table-cell table:number-columns-repeated="2"/>
          <table:table-cell office:value-type="string" calcext:value-type="string">
            <text:p>Unit/74cm/pinhole </text:p>
          </table:table-cell>
          <table:table-cell/>
          <table:table-cell office:value-type="string" calcext:value-type="string">
            <text:p>Unit/74cm/Scar</text:p>
          </table:table-cell>
          <table:table-cell table:number-columns-repeated="2"/>
          <table:table-cell office:value-type="string" calcext:value-type="string">
            <text:p>Unit/0cm/pinhole </text:p>
          </table:table-cell>
          <table:table-cell/>
          <table:table-cell office:value-type="string" calcext:value-type="string">
            <text:p>Unit/0cm/Scar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04810420824" calcext:value-type="float">
            <text:p>0.8048104208</text:p>
          </table:table-cell>
          <table:table-cell office:value-type="float" office:value="0.791581918881" calcext:value-type="float">
            <text:p>0.7915819189</text:p>
          </table:table-cell>
          <table:table-cell office:value-type="float" office:value="0.835136378086" calcext:value-type="float">
            <text:p>0.8351363781</text:p>
          </table:table-cell>
          <table:table-cell office:value-type="float" office:value="0.812498879221" calcext:value-type="float">
            <text:p>0.8124988792</text:p>
          </table:table-cell>
          <table:table-cell/>
          <table:table-cell office:value-type="float" office:value="0.876265572971" calcext:value-type="float">
            <text:p>0.876265573</text:p>
          </table:table-cell>
          <table:table-cell office:value-type="float" office:value="0.874275033815" calcext:value-type="float">
            <text:p>0.8742750338</text:p>
          </table:table-cell>
          <table:table-cell office:value-type="float" office:value="0.827923131169" calcext:value-type="float">
            <text:p>0.8279231312</text:p>
          </table:table-cell>
          <table:table-cell office:value-type="float" office:value="0.862163148512" calcext:value-type="float">
            <text:p>0.8621631485</text:p>
          </table:table-cell>
          <table:table-cell/>
          <table:table-cell office:value-type="float" office:value="0.969876749983" calcext:value-type="float">
            <text:p>0.96987675</text:p>
          </table:table-cell>
          <table:table-cell/>
          <table:table-cell office:value-type="float" office:value="0.956065619762" calcext:value-type="float">
            <text:p>0.956065619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789419247011" calcext:value-type="float">
            <text:p>0.789419247</text:p>
          </table:table-cell>
          <table:table-cell office:value-type="float" office:value="0.774969399928" calcext:value-type="float">
            <text:p>0.7749693999</text:p>
          </table:table-cell>
          <table:table-cell office:value-type="float" office:value="0.811378887085" calcext:value-type="float">
            <text:p>0.8113788871</text:p>
          </table:table-cell>
          <table:table-cell office:value-type="float" office:value="0.810092785018" calcext:value-type="float">
            <text:p>0.810092785</text:p>
          </table:table-cell>
          <table:table-cell/>
          <table:table-cell office:value-type="float" office:value="0.905788084027" calcext:value-type="float">
            <text:p>0.905788084</text:p>
          </table:table-cell>
          <table:table-cell office:value-type="float" office:value="0.883636690867" calcext:value-type="float">
            <text:p>0.8836366909</text:p>
          </table:table-cell>
          <table:table-cell office:value-type="float" office:value="0.899529599542" calcext:value-type="float">
            <text:p>0.8995295995</text:p>
          </table:table-cell>
          <table:table-cell office:value-type="float" office:value="0.866237059018" calcext:value-type="float">
            <text:p>0.866237059</text:p>
          </table:table-cell>
          <table:table-cell/>
          <table:table-cell office:value-type="float" office:value="0.990906571454" calcext:value-type="float">
            <text:p>0.9909065715</text:p>
          </table:table-cell>
          <table:table-cell/>
          <table:table-cell office:value-type="float" office:value="0.966315254825" calcext:value-type="float">
            <text:p>0.966315254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07180931786" calcext:value-type="float">
            <text:p>0.8071809318</text:p>
          </table:table-cell>
          <table:table-cell office:value-type="float" office:value="0.815994217361" calcext:value-type="float">
            <text:p>0.8159942174</text:p>
          </table:table-cell>
          <table:table-cell office:value-type="float" office:value="0.777129619679" calcext:value-type="float">
            <text:p>0.7771296197</text:p>
          </table:table-cell>
          <table:table-cell office:value-type="float" office:value="0.783616215063" calcext:value-type="float">
            <text:p>0.7836162151</text:p>
          </table:table-cell>
          <table:table-cell/>
          <table:table-cell office:value-type="float" office:value="0.897157203563" calcext:value-type="float">
            <text:p>0.8971572036</text:p>
          </table:table-cell>
          <table:table-cell office:value-type="float" office:value="0.875509789892" calcext:value-type="float">
            <text:p>0.8755097899</text:p>
          </table:table-cell>
          <table:table-cell office:value-type="float" office:value="0.935416465284" calcext:value-type="float">
            <text:p>0.9354164653</text:p>
          </table:table-cell>
          <table:table-cell office:value-type="float" office:value="0.892581072366" calcext:value-type="float">
            <text:p>0.8925810724</text:p>
          </table:table-cell>
          <table:table-cell/>
          <table:table-cell office:value-type="float" office:value="0.964528216844" calcext:value-type="float">
            <text:p>0.9645282168</text:p>
          </table:table-cell>
          <table:table-cell/>
          <table:table-cell office:value-type="float" office:value="0.975235304386" calcext:value-type="float">
            <text:p>0.975235304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791770797377" calcext:value-type="float">
            <text:p>0.7917707974</text:p>
          </table:table-cell>
          <table:table-cell office:value-type="float" office:value="0.809203090569" calcext:value-type="float">
            <text:p>0.8092030906</text:p>
          </table:table-cell>
          <table:table-cell office:value-type="float" office:value="0.782761908967" calcext:value-type="float">
            <text:p>0.782761909</text:p>
          </table:table-cell>
          <table:table-cell office:value-type="float" office:value="0.769189625584" calcext:value-type="float">
            <text:p>0.7691896256</text:p>
          </table:table-cell>
          <table:table-cell/>
          <table:table-cell office:value-type="float" office:value="0.887182486901" calcext:value-type="float">
            <text:p>0.8871824869</text:p>
          </table:table-cell>
          <table:table-cell office:value-type="float" office:value="0.863032617552" calcext:value-type="float">
            <text:p>0.8630326176</text:p>
          </table:table-cell>
          <table:table-cell office:value-type="float" office:value="0.833418529379" calcext:value-type="float">
            <text:p>0.8334185294</text:p>
          </table:table-cell>
          <table:table-cell office:value-type="float" office:value="0.889049040834" calcext:value-type="float">
            <text:p>0.8890490408</text:p>
          </table:table-cell>
          <table:table-cell/>
          <table:table-cell office:value-type="float" office:value="0.970576894425" calcext:value-type="float">
            <text:p>0.9705768944</text:p>
          </table:table-cell>
          <table:table-cell/>
          <table:table-cell office:value-type="float" office:value="0.969620027617" calcext:value-type="float">
            <text:p>0.969620027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0774791948" calcext:value-type="float">
            <text:p>0.8077479195</text:p>
          </table:table-cell>
          <table:table-cell office:value-type="float" office:value="0.796718575803" calcext:value-type="float">
            <text:p>0.7967185758</text:p>
          </table:table-cell>
          <table:table-cell office:value-type="float" office:value="0.818320396904" calcext:value-type="float">
            <text:p>0.8183203969</text:p>
          </table:table-cell>
          <table:table-cell office:value-type="float" office:value="0.834481156781" calcext:value-type="float">
            <text:p>0.8344811568</text:p>
          </table:table-cell>
          <table:table-cell/>
          <table:table-cell office:value-type="float" office:value="0.894979655458" calcext:value-type="float">
            <text:p>0.8949796555</text:p>
          </table:table-cell>
          <table:table-cell office:value-type="float" office:value="0.88076630174" calcext:value-type="float">
            <text:p>0.8807663017</text:p>
          </table:table-cell>
          <table:table-cell office:value-type="float" office:value="0.873182874508" calcext:value-type="float">
            <text:p>0.8731828745</text:p>
          </table:table-cell>
          <table:table-cell office:value-type="float" office:value="0.900094650549" calcext:value-type="float">
            <text:p>0.9000946505</text:p>
          </table:table-cell>
          <table:table-cell/>
          <table:table-cell office:value-type="float" office:value="0.969588992134" calcext:value-type="float">
            <text:p>0.9695889921</text:p>
          </table:table-cell>
          <table:table-cell/>
          <table:table-cell office:value-type="float" office:value="0.950189206771" calcext:value-type="float">
            <text:p>0.950189206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780060880617" calcext:value-type="float">
            <text:p>0.7800608806</text:p>
          </table:table-cell>
          <table:table-cell office:value-type="float" office:value="0.810764967772" calcext:value-type="float">
            <text:p>0.8107649678</text:p>
          </table:table-cell>
          <table:table-cell office:value-type="float" office:value="0.767670141736" calcext:value-type="float">
            <text:p>0.7676701417</text:p>
          </table:table-cell>
          <table:table-cell office:value-type="float" office:value="0.813762774994" calcext:value-type="float">
            <text:p>0.813762775</text:p>
          </table:table-cell>
          <table:table-cell/>
          <table:table-cell office:value-type="float" office:value="0.865855298516" calcext:value-type="float">
            <text:p>0.8658552985</text:p>
          </table:table-cell>
          <table:table-cell office:value-type="float" office:value="0.901035437422" calcext:value-type="float">
            <text:p>0.9010354374</text:p>
          </table:table-cell>
          <table:table-cell office:value-type="float" office:value="0.895734953427" calcext:value-type="float">
            <text:p>0.8957349534</text:p>
          </table:table-cell>
          <table:table-cell office:value-type="float" office:value="0.891211911784" calcext:value-type="float">
            <text:p>0.8912119118</text:p>
          </table:table-cell>
          <table:table-cell/>
          <table:table-cell office:value-type="float" office:value="0.939982691863" calcext:value-type="float">
            <text:p>0.9399826919</text:p>
          </table:table-cell>
          <table:table-cell/>
          <table:table-cell office:value-type="float" office:value="0.999451333252" calcext:value-type="float">
            <text:p>0.999451333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24318502703" calcext:value-type="float">
            <text:p>0.8243185027</text:p>
          </table:table-cell>
          <table:table-cell office:value-type="float" office:value="0.802023362817" calcext:value-type="float">
            <text:p>0.8020233628</text:p>
          </table:table-cell>
          <table:table-cell office:value-type="float" office:value="0.811860724683" calcext:value-type="float">
            <text:p>0.8118607247</text:p>
          </table:table-cell>
          <table:table-cell office:value-type="float" office:value="0.815492240747" calcext:value-type="float">
            <text:p>0.8154922407</text:p>
          </table:table-cell>
          <table:table-cell/>
          <table:table-cell office:value-type="float" office:value="0.864930599049" calcext:value-type="float">
            <text:p>0.864930599</text:p>
          </table:table-cell>
          <table:table-cell office:value-type="float" office:value="0.884425171932" calcext:value-type="float">
            <text:p>0.8844251719</text:p>
          </table:table-cell>
          <table:table-cell office:value-type="float" office:value="0.864215194768" calcext:value-type="float">
            <text:p>0.8642151948</text:p>
          </table:table-cell>
          <table:table-cell office:value-type="float" office:value="0.919004274478" calcext:value-type="float">
            <text:p>0.9190042745</text:p>
          </table:table-cell>
          <table:table-cell/>
          <table:table-cell office:value-type="float" office:value="0.970323168475" calcext:value-type="float">
            <text:p>0.9703231685</text:p>
          </table:table-cell>
          <table:table-cell/>
          <table:table-cell office:value-type="float" office:value="0.983831381192" calcext:value-type="float">
            <text:p>0.983831381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794552898157" calcext:value-type="float">
            <text:p>0.7945528982</text:p>
          </table:table-cell>
          <table:table-cell office:value-type="float" office:value="0.817136274915" calcext:value-type="float">
            <text:p>0.8171362749</text:p>
          </table:table-cell>
          <table:table-cell office:value-type="float" office:value="0.823262654187" calcext:value-type="float">
            <text:p>0.8232626542</text:p>
          </table:table-cell>
          <table:table-cell office:value-type="float" office:value="0.814198675591" calcext:value-type="float">
            <text:p>0.8141986756</text:p>
          </table:table-cell>
          <table:table-cell/>
          <table:table-cell office:value-type="float" office:value="0.851278965684" calcext:value-type="float">
            <text:p>0.8512789657</text:p>
          </table:table-cell>
          <table:table-cell office:value-type="float" office:value="0.897553571884" calcext:value-type="float">
            <text:p>0.8975535719</text:p>
          </table:table-cell>
          <table:table-cell office:value-type="float" office:value="0.871125703128" calcext:value-type="float">
            <text:p>0.8711257031</text:p>
          </table:table-cell>
          <table:table-cell office:value-type="float" office:value="0.847110005641" calcext:value-type="float">
            <text:p>0.8471100056</text:p>
          </table:table-cell>
          <table:table-cell/>
          <table:table-cell office:value-type="float" office:value="0.962171517468" calcext:value-type="float">
            <text:p>0.9621715175</text:p>
          </table:table-cell>
          <table:table-cell/>
          <table:table-cell office:value-type="float" office:value="0.980528897314" calcext:value-type="float">
            <text:p>0.980528897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793421505066" calcext:value-type="float">
            <text:p>0.7934215051</text:p>
          </table:table-cell>
          <table:table-cell office:value-type="float" office:value="0.792407345692" calcext:value-type="float">
            <text:p>0.7924073457</text:p>
          </table:table-cell>
          <table:table-cell office:value-type="float" office:value="0.815934440954" calcext:value-type="float">
            <text:p>0.815934441</text:p>
          </table:table-cell>
          <table:table-cell office:value-type="float" office:value="0.81183594128" calcext:value-type="float">
            <text:p>0.8118359413</text:p>
          </table:table-cell>
          <table:table-cell/>
          <table:table-cell office:value-type="float" office:value="0.892924468165" calcext:value-type="float">
            <text:p>0.8929244682</text:p>
          </table:table-cell>
          <table:table-cell office:value-type="float" office:value="0.883760265541" calcext:value-type="float">
            <text:p>0.8837602655</text:p>
          </table:table-cell>
          <table:table-cell office:value-type="float" office:value="0.890371703092" calcext:value-type="float">
            <text:p>0.8903717031</text:p>
          </table:table-cell>
          <table:table-cell office:value-type="float" office:value="0.849716978336" calcext:value-type="float">
            <text:p>0.8497169783</text:p>
          </table:table-cell>
          <table:table-cell/>
          <table:table-cell office:value-type="float" office:value="0.942068701828" calcext:value-type="float">
            <text:p>0.9420687018</text:p>
          </table:table-cell>
          <table:table-cell/>
          <table:table-cell office:value-type="float" office:value="0.933106573713" calcext:value-type="float">
            <text:p>0.933106573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06876403783" calcext:value-type="float">
            <text:p>0.8068764038</text:p>
          </table:table-cell>
          <table:table-cell office:value-type="float" office:value="0.789703601" calcext:value-type="float">
            <text:p>0.789703601</text:p>
          </table:table-cell>
          <table:table-cell office:value-type="float" office:value="0.75822507927" calcext:value-type="float">
            <text:p>0.7582250793</text:p>
          </table:table-cell>
          <table:table-cell office:value-type="float" office:value="0.765765466882" calcext:value-type="float">
            <text:p>0.7657654669</text:p>
          </table:table-cell>
          <table:table-cell/>
          <table:table-cell office:value-type="float" office:value="0.894665155656" calcext:value-type="float">
            <text:p>0.8946651557</text:p>
          </table:table-cell>
          <table:table-cell office:value-type="float" office:value="0.884595392773" calcext:value-type="float">
            <text:p>0.8845953928</text:p>
          </table:table-cell>
          <table:table-cell office:value-type="float" office:value="0.908429077401" calcext:value-type="float">
            <text:p>0.9084290774</text:p>
          </table:table-cell>
          <table:table-cell office:value-type="float" office:value="0.902370180508" calcext:value-type="float">
            <text:p>0.9023701805</text:p>
          </table:table-cell>
          <table:table-cell/>
          <table:table-cell office:value-type="float" office:value="0.97385622561" calcext:value-type="float">
            <text:p>0.9738562256</text:p>
          </table:table-cell>
          <table:table-cell/>
          <table:table-cell office:value-type="float" office:value="0.989743549717" calcext:value-type="float">
            <text:p>0.989743549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04486516251" calcext:value-type="float">
            <text:p>0.8044865163</text:p>
          </table:table-cell>
          <table:table-cell office:value-type="float" office:value="0.787774480254" calcext:value-type="float">
            <text:p>0.7877744803</text:p>
          </table:table-cell>
          <table:table-cell office:value-type="float" office:value="0.826156309893" calcext:value-type="float">
            <text:p>0.8261563099</text:p>
          </table:table-cell>
          <table:table-cell office:value-type="float" office:value="0.804160669725" calcext:value-type="float">
            <text:p>0.8041606697</text:p>
          </table:table-cell>
          <table:table-cell/>
          <table:table-cell office:value-type="float" office:value="0.908315143391" calcext:value-type="float">
            <text:p>0.9083151434</text:p>
          </table:table-cell>
          <table:table-cell office:value-type="float" office:value="0.874146029149" calcext:value-type="float">
            <text:p>0.8741460291</text:p>
          </table:table-cell>
          <table:table-cell office:value-type="float" office:value="0.900742919458" calcext:value-type="float">
            <text:p>0.9007429195</text:p>
          </table:table-cell>
          <table:table-cell office:value-type="float" office:value="0.900732805527" calcext:value-type="float">
            <text:p>0.9007328055</text:p>
          </table:table-cell>
          <table:table-cell/>
          <table:table-cell office:value-type="float" office:value="0.962673411707" calcext:value-type="float">
            <text:p>0.9626734117</text:p>
          </table:table-cell>
          <table:table-cell/>
          <table:table-cell office:value-type="float" office:value="0.968444740424" calcext:value-type="float">
            <text:p>0.968444740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22686685737" calcext:value-type="float">
            <text:p>0.8226866857</text:p>
          </table:table-cell>
          <table:table-cell office:value-type="float" office:value="0.806440066053" calcext:value-type="float">
            <text:p>0.8064400661</text:p>
          </table:table-cell>
          <table:table-cell office:value-type="float" office:value="0.768998152736" calcext:value-type="float">
            <text:p>0.7689981527</text:p>
          </table:table-cell>
          <table:table-cell office:value-type="float" office:value="0.775974578592" calcext:value-type="float">
            <text:p>0.7759745786</text:p>
          </table:table-cell>
          <table:table-cell/>
          <table:table-cell office:value-type="float" office:value="0.892757487804" calcext:value-type="float">
            <text:p>0.8927574878</text:p>
          </table:table-cell>
          <table:table-cell office:value-type="float" office:value="0.875933509538" calcext:value-type="float">
            <text:p>0.8759335095</text:p>
          </table:table-cell>
          <table:table-cell office:value-type="float" office:value="0.881071950194" calcext:value-type="float">
            <text:p>0.8810719502</text:p>
          </table:table-cell>
          <table:table-cell office:value-type="float" office:value="0.897717355657" calcext:value-type="float">
            <text:p>0.8977173557</text:p>
          </table:table-cell>
          <table:table-cell/>
          <table:table-cell office:value-type="float" office:value="0.98063787919" calcext:value-type="float">
            <text:p>0.9806378792</text:p>
          </table:table-cell>
          <table:table-cell/>
          <table:table-cell office:value-type="float" office:value="0.950956560138" calcext:value-type="float">
            <text:p>0.950956560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00755456023" calcext:value-type="float">
            <text:p>0.800755456</text:p>
          </table:table-cell>
          <table:table-cell office:value-type="float" office:value="0.829041818201" calcext:value-type="float">
            <text:p>0.8290418182</text:p>
          </table:table-cell>
          <table:table-cell office:value-type="float" office:value="0.806309044167" calcext:value-type="float">
            <text:p>0.8063090442</text:p>
          </table:table-cell>
          <table:table-cell office:value-type="float" office:value="0.786692732448" calcext:value-type="float">
            <text:p>0.7866927324</text:p>
          </table:table-cell>
          <table:table-cell/>
          <table:table-cell office:value-type="float" office:value="0.893835188348" calcext:value-type="float">
            <text:p>0.8938351883</text:p>
          </table:table-cell>
          <table:table-cell office:value-type="float" office:value="0.888096999128" calcext:value-type="float">
            <text:p>0.8880969991</text:p>
          </table:table-cell>
          <table:table-cell office:value-type="float" office:value="0.872483108194" calcext:value-type="float">
            <text:p>0.8724831082</text:p>
          </table:table-cell>
          <table:table-cell office:value-type="float" office:value="0.889471957701" calcext:value-type="float">
            <text:p>0.8894719577</text:p>
          </table:table-cell>
          <table:table-cell/>
          <table:table-cell office:value-type="float" office:value="0.960049976309" calcext:value-type="float">
            <text:p>0.9600499763</text:p>
          </table:table-cell>
          <table:table-cell/>
          <table:table-cell office:value-type="float" office:value="0.918359741294" calcext:value-type="float">
            <text:p>0.918359741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796055831685" calcext:value-type="float">
            <text:p>0.7960558317</text:p>
          </table:table-cell>
          <table:table-cell office:value-type="float" office:value="0.785113709962" calcext:value-type="float">
            <text:p>0.78511371</text:p>
          </table:table-cell>
          <table:table-cell office:value-type="float" office:value="0.801815897537" calcext:value-type="float">
            <text:p>0.8018158975</text:p>
          </table:table-cell>
          <table:table-cell office:value-type="float" office:value="0.828014286004" calcext:value-type="float">
            <text:p>0.828014286</text:p>
          </table:table-cell>
          <table:table-cell/>
          <table:table-cell office:value-type="float" office:value="0.851594127368" calcext:value-type="float">
            <text:p>0.8515941274</text:p>
          </table:table-cell>
          <table:table-cell office:value-type="float" office:value="0.876168819329" calcext:value-type="float">
            <text:p>0.8761688193</text:p>
          </table:table-cell>
          <table:table-cell office:value-type="float" office:value="0.851959655359" calcext:value-type="float">
            <text:p>0.8519596554</text:p>
          </table:table-cell>
          <table:table-cell office:value-type="float" office:value="0.906501228032" calcext:value-type="float">
            <text:p>0.906501228</text:p>
          </table:table-cell>
          <table:table-cell/>
          <table:table-cell office:value-type="float" office:value="1.00148511083" calcext:value-type="float">
            <text:p>1.0014851108</text:p>
          </table:table-cell>
          <table:table-cell/>
          <table:table-cell office:value-type="float" office:value="1.02001899887" calcext:value-type="float">
            <text:p>1.020018998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808470976569" calcext:value-type="float">
            <text:p>0.8084709766</text:p>
          </table:table-cell>
          <table:table-cell office:value-type="float" office:value="0.806026592832" calcext:value-type="float">
            <text:p>0.8060265928</text:p>
          </table:table-cell>
          <table:table-cell office:value-type="float" office:value="0.819971743495" calcext:value-type="float">
            <text:p>0.8199717435</text:p>
          </table:table-cell>
          <table:table-cell office:value-type="float" office:value="0.806131315803" calcext:value-type="float">
            <text:p>0.8061313158</text:p>
          </table:table-cell>
          <table:table-cell/>
          <table:table-cell office:value-type="float" office:value="0.868455068945" calcext:value-type="float">
            <text:p>0.8684550689</text:p>
          </table:table-cell>
          <table:table-cell office:value-type="float" office:value="0.879164988545" calcext:value-type="float">
            <text:p>0.8791649885</text:p>
          </table:table-cell>
          <table:table-cell office:value-type="float" office:value="0.91020388044" calcext:value-type="float">
            <text:p>0.9102038804</text:p>
          </table:table-cell>
          <table:table-cell office:value-type="float" office:value="0.831446765437" calcext:value-type="float">
            <text:p>0.8314467654</text:p>
          </table:table-cell>
          <table:table-cell/>
          <table:table-cell office:value-type="float" office:value="0.95369858054" calcext:value-type="float">
            <text:p>0.9536985805</text:p>
          </table:table-cell>
          <table:table-cell/>
          <table:table-cell office:value-type="float" office:value="0.964572323794" calcext:value-type="float">
            <text:p>0.9645723238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.982674892577" calcext:value-type="float">
            <text:p>0.9826748926</text:p>
          </table:table-cell>
          <table:table-cell/>
          <table:table-cell office:value-type="float" office:value="0.960878131236" calcext:value-type="float">
            <text:p>0.9608781312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number-columns-repeated="9"/>
          <table:table-cell office:value-type="float" office:value="0.960399166806" calcext:value-type="float">
            <text:p>0.9603991668</text:p>
          </table:table-cell>
          <table:table-cell/>
          <table:table-cell office:value-type="float" office:value="0.961522524275" calcext:value-type="float">
            <text:p>0.9615225243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number-columns-repeated="9"/>
          <table:table-cell office:value-type="float" office:value="0.960412699878" calcext:value-type="float">
            <text:p>0.9604126999</text:p>
          </table:table-cell>
          <table:table-cell/>
          <table:table-cell office:value-type="float" office:value="1.01145670596" calcext:value-type="float">
            <text:p>1.011456706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number-columns-repeated="9"/>
          <table:table-cell office:value-type="float" office:value="0.946913459004" calcext:value-type="float">
            <text:p>0.946913459</text:p>
          </table:table-cell>
          <table:table-cell/>
          <table:table-cell office:value-type="float" office:value="0.96269848192" calcext:value-type="float">
            <text:p>0.9626984819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number-columns-repeated="9"/>
          <table:table-cell office:value-type="float" office:value="0.982822615467" calcext:value-type="float">
            <text:p>0.9828226155</text:p>
          </table:table-cell>
          <table:table-cell/>
          <table:table-cell office:value-type="float" office:value="0.975838674178" calcext:value-type="float">
            <text:p>0.9758386742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number-columns-repeated="9"/>
          <table:table-cell office:value-type="float" office:value="0.941582772574" calcext:value-type="float">
            <text:p>0.9415827726</text:p>
          </table:table-cell>
          <table:table-cell/>
          <table:table-cell office:value-type="float" office:value="0.952189849982" calcext:value-type="float">
            <text:p>0.95218985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number-columns-repeated="9"/>
          <table:table-cell office:value-type="float" office:value="0.958767172667" calcext:value-type="float">
            <text:p>0.9587671727</text:p>
          </table:table-cell>
          <table:table-cell/>
          <table:table-cell office:value-type="float" office:value="0.977708842763" calcext:value-type="float">
            <text:p>0.9777088428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number-columns-repeated="9"/>
          <table:table-cell office:value-type="float" office:value="0.987802496212" calcext:value-type="float">
            <text:p>0.9878024962</text:p>
          </table:table-cell>
          <table:table-cell/>
          <table:table-cell office:value-type="float" office:value="0.96885790572" calcext:value-type="float">
            <text:p>0.9688579057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number-columns-repeated="9"/>
          <table:table-cell office:value-type="float" office:value="0.990584875427" calcext:value-type="float">
            <text:p>0.9905848754</text:p>
          </table:table-cell>
          <table:table-cell/>
          <table:table-cell office:value-type="float" office:value="0.955894659706" calcext:value-type="float">
            <text:p>0.9558946597</text:p>
          </table:table-cell>
          <table:table-cell table:number-columns-repeated="1009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'5'.C2:.C16])" office:value-type="float" office:value="0.802174331537933" calcext:value-type="float">
            <text:p>0.8021743315</text:p>
          </table:table-cell>
          <table:table-cell table:formula="of:=AVERAGE(['5'.D2:.D25])" office:value-type="float" office:value="0.800993294802666" calcext:value-type="float">
            <text:p>0.8009932948</text:p>
          </table:table-cell>
          <table:table-cell table:formula="of:=AVERAGE(['5'.E2:.E25])" office:value-type="float" office:value="0.8016620919586" calcext:value-type="float">
            <text:p>0.801662092</text:p>
          </table:table-cell>
          <table:table-cell table:formula="of:=AVERAGE(['5'.F2:.F16])" office:value-type="float" office:value="0.802127156248867" calcext:value-type="float">
            <text:p>0.8021271562</text:p>
          </table:table-cell>
          <table:table-cell/>
          <table:table-cell table:formula="of:=AVERAGE(['5'.H2:.H25])" office:value-type="float" office:value="0.883065633723067" calcext:value-type="float">
            <text:p>0.8830656337</text:p>
          </table:table-cell>
          <table:table-cell table:formula="of:=AVERAGE(['5'.I2:.I16])" office:value-type="float" office:value="0.881473374607133" calcext:value-type="float">
            <text:p>0.8814733746</text:p>
          </table:table-cell>
          <table:table-cell table:formula="of:=AVERAGE(['5'.J2:.J25])" office:value-type="float" office:value="0.8810539163562" calcext:value-type="float">
            <text:p>0.8810539164</text:p>
          </table:table-cell>
          <table:table-cell table:formula="of:=AVERAGE(['5'.K2:.K16])" office:value-type="float" office:value="0.883027228958667" calcext:value-type="float">
            <text:p>0.883027229</text:p>
          </table:table-cell>
          <table:table-cell/>
          <table:table-cell table:formula="of:=AVERAGE(['5'.M2:.M25])" office:value-type="float" office:value="0.967682701636334" calcext:value-type="float">
            <text:p>0.9676827016</text:p>
          </table:table-cell>
          <table:table-cell table:formula="of:=AVERAGE(['5'.N2:.N25])" office:value-type="string" office:string-value="" calcext:value-type="error">
            <text:p>#DIV/0!</text:p>
          </table:table-cell>
          <table:table-cell table:formula="of:=AVERAGE(['5'.O2:.O25])" office:value-type="float" office:value="0.968895220367042" calcext:value-type="float">
            <text:p>0.96889522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nit = cm / pix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igh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a mod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llet width(cm)</text:p>
          </table:table-cell>
          <table:table-cell office:value-type="float" office:value="101" calcext:value-type="float">
            <text:p>101</text:p>
          </table:table-cell>
          <table:table-cell table:formula="of:=['5'.B33]/['5'.C28]" office:value-type="float" office:value="125.907793392444" calcext:value-type="float">
            <text:p>125.9077933924</text:p>
          </table:table-cell>
          <table:table-cell table:formula="of:=['5'.B33]/['5'.D28]" office:value-type="float" office:value="126.093440051683" calcext:value-type="float">
            <text:p>126.0934400517</text:p>
          </table:table-cell>
          <table:table-cell table:formula="of:=['5'.B33]/['5'.E28]" office:value-type="float" office:value="125.988244939011" calcext:value-type="float">
            <text:p>125.988244939</text:p>
          </table:table-cell>
          <table:table-cell table:formula="of:=['5'.B33]/['5'.F28]" office:value-type="float" office:value="125.91519837369" calcext:value-type="float">
            <text:p>125.9151983737</text:p>
          </table:table-cell>
          <table:table-cell/>
          <table:table-cell table:formula="of:=['5'.B33]/['5'.H28]" office:value-type="float" office:value="114.374284473258" calcext:value-type="float">
            <text:p>114.3742844733</text:p>
          </table:table-cell>
          <table:table-cell table:formula="of:=['5'.B33]/['5'.I28]" office:value-type="float" office:value="114.580885718772" calcext:value-type="float">
            <text:p>114.5808857188</text:p>
          </table:table-cell>
          <table:table-cell table:formula="of:=['5'.B33]/['5'.J28]" office:value-type="float" office:value="114.635436180465" calcext:value-type="float">
            <text:p>114.6354361805</text:p>
          </table:table-cell>
          <table:table-cell table:formula="of:=['5'.B33]/['5'.K28]" office:value-type="float" office:value="114.379258858311" calcext:value-type="float">
            <text:p>114.3792588583</text:p>
          </table:table-cell>
          <table:table-cell/>
          <table:table-cell table:formula="of:=['5'.B33]/['5'.M28]" office:value-type="float" office:value="104.373055164891" calcext:value-type="float">
            <text:p>104.3730551649</text:p>
          </table:table-cell>
          <table:table-cell table:formula="of:=['5'.B33]/['5'.N28]" office:value-type="string" office:string-value="" calcext:value-type="error">
            <text:p>#DIV/0!</text:p>
          </table:table-cell>
          <table:table-cell table:formula="of:=['5'.B33]/['5'.O28]" office:value-type="float" office:value="104.242438064395" calcext:value-type="float">
            <text:p>104.2424380644</text:p>
          </table:table-cell>
          <table:table-cell table:formula="of:=['5'.B33]/['5'.P28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llet length(cm)</text:p>
          </table:table-cell>
          <table:table-cell office:value-type="float" office:value="121.5" calcext:value-type="float">
            <text:p>121.5</text:p>
          </table:table-cell>
          <table:table-cell table:formula="of:=['5'.B34]/['5'.C28]" office:value-type="float" office:value="151.463335615663" calcext:value-type="float">
            <text:p>151.4633356157</text:p>
          </table:table-cell>
          <table:table-cell table:formula="of:=['5'.B34]/['5'.D28]" office:value-type="float" office:value="151.68666303247" calcext:value-type="float">
            <text:p>151.6866630325</text:p>
          </table:table-cell>
          <table:table-cell table:formula="of:=['5'.B34]/['5'.E28]" office:value-type="float" office:value="151.560116436533" calcext:value-type="float">
            <text:p>151.5601164365</text:p>
          </table:table-cell>
          <table:table-cell table:formula="of:=['5'.B34]/['5'.F28]" office:value-type="float" office:value="151.472243588152" calcext:value-type="float">
            <text:p>151.4722435882</text:p>
          </table:table-cell>
          <table:table-cell/>
          <table:table-cell table:formula="of:=['5'.B34]/['5'.H28]" office:value-type="float" office:value="137.588866965355" calcext:value-type="float">
            <text:p>137.5888669654</text:p>
          </table:table-cell>
          <table:table-cell table:formula="of:=['5'.B34]/['5'.I28]" office:value-type="float" office:value="137.837402127037" calcext:value-type="float">
            <text:p>137.837402127</text:p>
          </table:table-cell>
          <table:table-cell table:formula="of:=['5'.B34]/['5'.J28]" office:value-type="float" office:value="137.903024712144" calcext:value-type="float">
            <text:p>137.9030247121</text:p>
          </table:table-cell>
          <table:table-cell table:formula="of:=['5'.B34]/['5'.K28]" office:value-type="float" office:value="137.594851002819" calcext:value-type="float">
            <text:p>137.5948510028</text:p>
          </table:table-cell>
          <table:table-cell/>
          <table:table-cell table:formula="of:=['5'.B34]/['5'.M28]" office:value-type="float" office:value="125.557685173607" calcext:value-type="float">
            <text:p>125.5576851736</text:p>
          </table:table-cell>
          <table:table-cell table:formula="of:=['5'.B34]/['5'.N28]" office:value-type="string" office:string-value="" calcext:value-type="error">
            <text:p>#DIV/0!</text:p>
          </table:table-cell>
          <table:table-cell table:formula="of:=['5'.B34]/['5'.O28]" office:value-type="float" office:value="125.400556681426" calcext:value-type="float">
            <text:p>125.4005566814</text:p>
          </table:table-cell>
          <table:table-cell table:formula="of:=['5'.B34]/['5'.P28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mera height = 9 meter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1" table:number-columns-repeated="1007" table:default-cell-style-name="ce1"/>
        <table:table-row table:style-name="ro1">
          <table:table-cell table:number-columns-repeated="2"/>
          <table:table-cell office:value-type="string" calcext:value-type="string">
            <text:p>Unit/150cm/pinhole </text:p>
          </table:table-cell>
          <table:table-cell/>
          <table:table-cell office:value-type="string" calcext:value-type="string">
            <text:p>Unit/150cm/Scar</text:p>
          </table:table-cell>
          <table:table-cell table:number-columns-repeated="2"/>
          <table:table-cell office:value-type="string" calcext:value-type="string">
            <text:p>Unit/74cm/pinhole </text:p>
          </table:table-cell>
          <table:table-cell/>
          <table:table-cell office:value-type="string" calcext:value-type="string">
            <text:p>Unit/74cm/Scar</text:p>
          </table:table-cell>
          <table:table-cell table:number-columns-repeated="2"/>
          <table:table-cell office:value-type="string" calcext:value-type="string">
            <text:p>Unit/0cm/pinhole </text:p>
          </table:table-cell>
          <table:table-cell/>
          <table:table-cell office:value-type="string" calcext:value-type="string">
            <text:p>Unit/0cm/Scar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756947255341" calcext:value-type="float">
            <text:p>0.7569472553</text:p>
          </table:table-cell>
          <table:table-cell office:value-type="float" office:value="0.807721697731" calcext:value-type="float">
            <text:p>0.8077216977</text:p>
          </table:table-cell>
          <table:table-cell office:value-type="float" office:value="0.768916628431" calcext:value-type="float">
            <text:p>0.7689166284</text:p>
          </table:table-cell>
          <table:table-cell office:value-type="float" office:value="0.797695604379" calcext:value-type="float">
            <text:p>0.7976956044</text:p>
          </table:table-cell>
          <table:table-cell/>
          <table:table-cell office:value-type="float" office:value="0.854805511631" calcext:value-type="float">
            <text:p>0.8548055116</text:p>
          </table:table-cell>
          <table:table-cell office:value-type="float" office:value="0.893768143551" calcext:value-type="float">
            <text:p>0.8937681436</text:p>
          </table:table-cell>
          <table:table-cell office:value-type="float" office:value="0.912862890955" calcext:value-type="float">
            <text:p>0.912862891</text:p>
          </table:table-cell>
          <table:table-cell office:value-type="float" office:value="0.874852116072" calcext:value-type="float">
            <text:p>0.8748521161</text:p>
          </table:table-cell>
          <table:table-cell/>
          <table:table-cell office:value-type="float" office:value="0.955790892355" calcext:value-type="float">
            <text:p>0.9557908924</text:p>
          </table:table-cell>
          <table:table-cell office:value-type="float" office:value="0.98700547073" calcext:value-type="float">
            <text:p>0.9870054707</text:p>
          </table:table-cell>
          <table:table-cell office:value-type="float" office:value="0.998979181106" calcext:value-type="float">
            <text:p>0.9989791811</text:p>
          </table:table-cell>
          <table:table-cell office:value-type="float" office:value="0.974312573376" calcext:value-type="float">
            <text:p>0.974312573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21268662102" calcext:value-type="float">
            <text:p>0.8212686621</text:p>
          </table:table-cell>
          <table:table-cell office:value-type="float" office:value="0.785448001964" calcext:value-type="float">
            <text:p>0.785448002</text:p>
          </table:table-cell>
          <table:table-cell office:value-type="float" office:value="0.794488826061" calcext:value-type="float">
            <text:p>0.7944888261</text:p>
          </table:table-cell>
          <table:table-cell office:value-type="float" office:value="0.786803539872" calcext:value-type="float">
            <text:p>0.7868035399</text:p>
          </table:table-cell>
          <table:table-cell/>
          <table:table-cell office:value-type="float" office:value="0.898094878661" calcext:value-type="float">
            <text:p>0.8980948787</text:p>
          </table:table-cell>
          <table:table-cell office:value-type="float" office:value="0.859597031101" calcext:value-type="float">
            <text:p>0.8595970311</text:p>
          </table:table-cell>
          <table:table-cell office:value-type="float" office:value="0.836810470893" calcext:value-type="float">
            <text:p>0.8368104709</text:p>
          </table:table-cell>
          <table:table-cell office:value-type="float" office:value="0.890689189598" calcext:value-type="float">
            <text:p>0.8906891896</text:p>
          </table:table-cell>
          <table:table-cell/>
          <table:table-cell office:value-type="float" office:value="0.925761853594" calcext:value-type="float">
            <text:p>0.9257618536</text:p>
          </table:table-cell>
          <table:table-cell office:value-type="float" office:value="0.923222904281" calcext:value-type="float">
            <text:p>0.9232229043</text:p>
          </table:table-cell>
          <table:table-cell office:value-type="float" office:value="0.978715106008" calcext:value-type="float">
            <text:p>0.978715106</text:p>
          </table:table-cell>
          <table:table-cell office:value-type="float" office:value="0.916067320171" calcext:value-type="float">
            <text:p>0.916067320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68069622382" calcext:value-type="float">
            <text:p>0.7680696224</text:p>
          </table:table-cell>
          <table:table-cell office:value-type="float" office:value="0.779051791965" calcext:value-type="float">
            <text:p>0.779051792</text:p>
          </table:table-cell>
          <table:table-cell office:value-type="float" office:value="0.804381338653" calcext:value-type="float">
            <text:p>0.8043813387</text:p>
          </table:table-cell>
          <table:table-cell office:value-type="float" office:value="0.819264462215" calcext:value-type="float">
            <text:p>0.8192644622</text:p>
          </table:table-cell>
          <table:table-cell/>
          <table:table-cell office:value-type="float" office:value="0.894680477353" calcext:value-type="float">
            <text:p>0.8946804774</text:p>
          </table:table-cell>
          <table:table-cell office:value-type="float" office:value="0.863885641812" calcext:value-type="float">
            <text:p>0.8638856418</text:p>
          </table:table-cell>
          <table:table-cell office:value-type="float" office:value="0.92389649761" calcext:value-type="float">
            <text:p>0.9238964976</text:p>
          </table:table-cell>
          <table:table-cell office:value-type="float" office:value="0.847494786313" calcext:value-type="float">
            <text:p>0.8474947863</text:p>
          </table:table-cell>
          <table:table-cell/>
          <table:table-cell office:value-type="float" office:value="1.01528101929" calcext:value-type="float">
            <text:p>1.0152810193</text:p>
          </table:table-cell>
          <table:table-cell office:value-type="float" office:value="0.928042385306" calcext:value-type="float">
            <text:p>0.9280423853</text:p>
          </table:table-cell>
          <table:table-cell office:value-type="float" office:value="0.951887669964" calcext:value-type="float">
            <text:p>0.95188767</text:p>
          </table:table-cell>
          <table:table-cell office:value-type="float" office:value="0.968001555653" calcext:value-type="float">
            <text:p>0.968001555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24773295081" calcext:value-type="float">
            <text:p>0.8247732951</text:p>
          </table:table-cell>
          <table:table-cell office:value-type="float" office:value="0.784843980326" calcext:value-type="float">
            <text:p>0.7848439803</text:p>
          </table:table-cell>
          <table:table-cell office:value-type="float" office:value="0.806066425075" calcext:value-type="float">
            <text:p>0.8060664251</text:p>
          </table:table-cell>
          <table:table-cell office:value-type="float" office:value="0.76447772859" calcext:value-type="float">
            <text:p>0.7644777286</text:p>
          </table:table-cell>
          <table:table-cell/>
          <table:table-cell office:value-type="float" office:value="0.824000816363" calcext:value-type="float">
            <text:p>0.8240008164</text:p>
          </table:table-cell>
          <table:table-cell office:value-type="float" office:value="0.871773280075" calcext:value-type="float">
            <text:p>0.8717732801</text:p>
          </table:table-cell>
          <table:table-cell office:value-type="float" office:value="0.837237611561" calcext:value-type="float">
            <text:p>0.8372376116</text:p>
          </table:table-cell>
          <table:table-cell office:value-type="float" office:value="0.893842590013" calcext:value-type="float">
            <text:p>0.89384259</text:p>
          </table:table-cell>
          <table:table-cell/>
          <table:table-cell office:value-type="float" office:value="0.91261307836" calcext:value-type="float">
            <text:p>0.9126130784</text:p>
          </table:table-cell>
          <table:table-cell office:value-type="float" office:value="0.969033763352" calcext:value-type="float">
            <text:p>0.9690337634</text:p>
          </table:table-cell>
          <table:table-cell office:value-type="float" office:value="0.94137998522" calcext:value-type="float">
            <text:p>0.9413799852</text:p>
          </table:table-cell>
          <table:table-cell office:value-type="float" office:value="0.990360020609" calcext:value-type="float">
            <text:p>0.990360020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09822151033" calcext:value-type="float">
            <text:p>0.809822151</text:p>
          </table:table-cell>
          <table:table-cell office:value-type="float" office:value="0.814508666434" calcext:value-type="float">
            <text:p>0.8145086664</text:p>
          </table:table-cell>
          <table:table-cell office:value-type="float" office:value="0.775640677463" calcext:value-type="float">
            <text:p>0.7756406775</text:p>
          </table:table-cell>
          <table:table-cell office:value-type="float" office:value="0.816778107059" calcext:value-type="float">
            <text:p>0.8167781071</text:p>
          </table:table-cell>
          <table:table-cell/>
          <table:table-cell office:value-type="float" office:value="0.890506189901" calcext:value-type="float">
            <text:p>0.8905061899</text:p>
          </table:table-cell>
          <table:table-cell office:value-type="float" office:value="0.914860567569" calcext:value-type="float">
            <text:p>0.9148605676</text:p>
          </table:table-cell>
          <table:table-cell office:value-type="float" office:value="0.872091989858" calcext:value-type="float">
            <text:p>0.8720919899</text:p>
          </table:table-cell>
          <table:table-cell office:value-type="float" office:value="0.875803753757" calcext:value-type="float">
            <text:p>0.8758037538</text:p>
          </table:table-cell>
          <table:table-cell/>
          <table:table-cell office:value-type="float" office:value="0.930307178106" calcext:value-type="float">
            <text:p>0.9303071781</text:p>
          </table:table-cell>
          <table:table-cell office:value-type="float" office:value="0.942976324781" calcext:value-type="float">
            <text:p>0.9429763248</text:p>
          </table:table-cell>
          <table:table-cell office:value-type="float" office:value="0.967238178069" calcext:value-type="float">
            <text:p>0.9672381781</text:p>
          </table:table-cell>
          <table:table-cell office:value-type="float" office:value="0.90149076323" calcext:value-type="float">
            <text:p>0.901490763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30786598678" calcext:value-type="float">
            <text:p>0.8307865987</text:p>
          </table:table-cell>
          <table:table-cell office:value-type="float" office:value="0.825201220618" calcext:value-type="float">
            <text:p>0.8252012206</text:p>
          </table:table-cell>
          <table:table-cell office:value-type="float" office:value="0.784492845756" calcext:value-type="float">
            <text:p>0.7844928458</text:p>
          </table:table-cell>
          <table:table-cell office:value-type="float" office:value="0.822541851677" calcext:value-type="float">
            <text:p>0.8225418517</text:p>
          </table:table-cell>
          <table:table-cell/>
          <table:table-cell office:value-type="float" office:value="0.877880375447" calcext:value-type="float">
            <text:p>0.8778803754</text:p>
          </table:table-cell>
          <table:table-cell office:value-type="float" office:value="0.875674193117" calcext:value-type="float">
            <text:p>0.8756741931</text:p>
          </table:table-cell>
          <table:table-cell office:value-type="float" office:value="0.867033543893" calcext:value-type="float">
            <text:p>0.8670335439</text:p>
          </table:table-cell>
          <table:table-cell office:value-type="float" office:value="0.858602173681" calcext:value-type="float">
            <text:p>0.8586021737</text:p>
          </table:table-cell>
          <table:table-cell/>
          <table:table-cell office:value-type="float" office:value="0.95662493767" calcext:value-type="float">
            <text:p>0.9566249377</text:p>
          </table:table-cell>
          <table:table-cell office:value-type="float" office:value="0.961582144205" calcext:value-type="float">
            <text:p>0.9615821442</text:p>
          </table:table-cell>
          <table:table-cell office:value-type="float" office:value="0.93786289322" calcext:value-type="float">
            <text:p>0.9378628932</text:p>
          </table:table-cell>
          <table:table-cell office:value-type="float" office:value="0.999742029544" calcext:value-type="float">
            <text:p>0.999742029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48856010104" calcext:value-type="float">
            <text:p>0.7488560101</text:p>
          </table:table-cell>
          <table:table-cell office:value-type="float" office:value="0.802560484806" calcext:value-type="float">
            <text:p>0.8025604848</text:p>
          </table:table-cell>
          <table:table-cell office:value-type="float" office:value="0.784711324244" calcext:value-type="float">
            <text:p>0.7847113242</text:p>
          </table:table-cell>
          <table:table-cell office:value-type="float" office:value="0.785081211698" calcext:value-type="float">
            <text:p>0.7850812117</text:p>
          </table:table-cell>
          <table:table-cell/>
          <table:table-cell office:value-type="float" office:value="0.824218811848" calcext:value-type="float">
            <text:p>0.8242188118</text:p>
          </table:table-cell>
          <table:table-cell office:value-type="float" office:value="0.897816071926" calcext:value-type="float">
            <text:p>0.8978160719</text:p>
          </table:table-cell>
          <table:table-cell office:value-type="float" office:value="0.863560810417" calcext:value-type="float">
            <text:p>0.8635608104</text:p>
          </table:table-cell>
          <table:table-cell office:value-type="float" office:value="0.880522442638" calcext:value-type="float">
            <text:p>0.8805224426</text:p>
          </table:table-cell>
          <table:table-cell/>
          <table:table-cell office:value-type="float" office:value="0.99500439481" calcext:value-type="float">
            <text:p>0.9950043948</text:p>
          </table:table-cell>
          <table:table-cell office:value-type="float" office:value="0.968454512985" calcext:value-type="float">
            <text:p>0.968454513</text:p>
          </table:table-cell>
          <table:table-cell office:value-type="float" office:value="0.998607465647" calcext:value-type="float">
            <text:p>0.9986074656</text:p>
          </table:table-cell>
          <table:table-cell office:value-type="float" office:value="0.969577396211" calcext:value-type="float">
            <text:p>0.969577396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9755164547" calcext:value-type="float">
            <text:p>0.8197551645</text:p>
          </table:table-cell>
          <table:table-cell office:value-type="float" office:value="0.792368595309" calcext:value-type="float">
            <text:p>0.7923685953</text:p>
          </table:table-cell>
          <table:table-cell office:value-type="float" office:value="0.828250765705" calcext:value-type="float">
            <text:p>0.8282507657</text:p>
          </table:table-cell>
          <table:table-cell office:value-type="float" office:value="0.79988631638" calcext:value-type="float">
            <text:p>0.7998863164</text:p>
          </table:table-cell>
          <table:table-cell/>
          <table:table-cell office:value-type="float" office:value="0.913355425488" calcext:value-type="float">
            <text:p>0.9133554255</text:p>
          </table:table-cell>
          <table:table-cell office:value-type="float" office:value="0.855482183321" calcext:value-type="float">
            <text:p>0.8554821833</text:p>
          </table:table-cell>
          <table:table-cell office:value-type="float" office:value="0.893430406031" calcext:value-type="float">
            <text:p>0.893430406</text:p>
          </table:table-cell>
          <table:table-cell office:value-type="float" office:value="0.898235885872" calcext:value-type="float">
            <text:p>0.8982358859</text:p>
          </table:table-cell>
          <table:table-cell/>
          <table:table-cell office:value-type="float" office:value="0.916436694914" calcext:value-type="float">
            <text:p>0.9164366949</text:p>
          </table:table-cell>
          <table:table-cell office:value-type="float" office:value="0.985166398107" calcext:value-type="float">
            <text:p>0.9851663981</text:p>
          </table:table-cell>
          <table:table-cell office:value-type="float" office:value="0.967687614397" calcext:value-type="float">
            <text:p>0.9676876144</text:p>
          </table:table-cell>
          <table:table-cell office:value-type="float" office:value="0.908850381096" calcext:value-type="float">
            <text:p>0.908850381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70487719749" calcext:value-type="float">
            <text:p>0.7704877197</text:p>
          </table:table-cell>
          <table:table-cell office:value-type="float" office:value="0.810627344417" calcext:value-type="float">
            <text:p>0.8106273444</text:p>
          </table:table-cell>
          <table:table-cell office:value-type="float" office:value="0.784045617156" calcext:value-type="float">
            <text:p>0.7840456172</text:p>
          </table:table-cell>
          <table:table-cell office:value-type="float" office:value="0.816354240141" calcext:value-type="float">
            <text:p>0.8163542401</text:p>
          </table:table-cell>
          <table:table-cell/>
          <table:table-cell office:value-type="float" office:value="0.887122708599" calcext:value-type="float">
            <text:p>0.8871227086</text:p>
          </table:table-cell>
          <table:table-cell office:value-type="float" office:value="0.908799743259" calcext:value-type="float">
            <text:p>0.9087997433</text:p>
          </table:table-cell>
          <table:table-cell office:value-type="float" office:value="0.868851673106" calcext:value-type="float">
            <text:p>0.8688516731</text:p>
          </table:table-cell>
          <table:table-cell office:value-type="float" office:value="0.848358047144" calcext:value-type="float">
            <text:p>0.8483580471</text:p>
          </table:table-cell>
          <table:table-cell/>
          <table:table-cell office:value-type="float" office:value="0.961787018697" calcext:value-type="float">
            <text:p>0.9617870187</text:p>
          </table:table-cell>
          <table:table-cell office:value-type="float" office:value="0.911564303968" calcext:value-type="float">
            <text:p>0.911564304</text:p>
          </table:table-cell>
          <table:table-cell office:value-type="float" office:value="0.945350723589" calcext:value-type="float">
            <text:p>0.9453507236</text:p>
          </table:table-cell>
          <table:table-cell office:value-type="float" office:value="0.980843829363" calcext:value-type="float">
            <text:p>0.980843829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3291383636" calcext:value-type="float">
            <text:p>0.8132913836</text:p>
          </table:table-cell>
          <table:table-cell office:value-type="float" office:value="0.752768205835" calcext:value-type="float">
            <text:p>0.7527682058</text:p>
          </table:table-cell>
          <table:table-cell office:value-type="float" office:value="0.778289837477" calcext:value-type="float">
            <text:p>0.7782898375</text:p>
          </table:table-cell>
          <table:table-cell office:value-type="float" office:value="0.760336622552" calcext:value-type="float">
            <text:p>0.7603366226</text:p>
          </table:table-cell>
          <table:table-cell/>
          <table:table-cell office:value-type="float" office:value="0.824184291296" calcext:value-type="float">
            <text:p>0.8241842913</text:p>
          </table:table-cell>
          <table:table-cell office:value-type="float" office:value="0.812544840601" calcext:value-type="float">
            <text:p>0.8125448406</text:p>
          </table:table-cell>
          <table:table-cell office:value-type="float" office:value="0.878426694385" calcext:value-type="float">
            <text:p>0.8784266944</text:p>
          </table:table-cell>
          <table:table-cell office:value-type="float" office:value="0.884911813015" calcext:value-type="float">
            <text:p>0.884911813</text:p>
          </table:table-cell>
          <table:table-cell/>
          <table:table-cell office:value-type="float" office:value="0.928268374117" calcext:value-type="float">
            <text:p>0.9282683741</text:p>
          </table:table-cell>
          <table:table-cell office:value-type="float" office:value="0.950864547798" calcext:value-type="float">
            <text:p>0.9508645478</text:p>
          </table:table-cell>
          <table:table-cell office:value-type="float" office:value="0.922527856072" calcext:value-type="float">
            <text:p>0.9225278561</text:p>
          </table:table-cell>
          <table:table-cell office:value-type="float" office:value="0.984608780687" calcext:value-type="float">
            <text:p>0.984608780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412949971" calcext:value-type="float">
            <text:p>0.8141294997</text:p>
          </table:table-cell>
          <table:table-cell office:value-type="float" office:value="0.753008919218" calcext:value-type="float">
            <text:p>0.7530089192</text:p>
          </table:table-cell>
          <table:table-cell office:value-type="float" office:value="0.774665794908" calcext:value-type="float">
            <text:p>0.7746657949</text:p>
          </table:table-cell>
          <table:table-cell office:value-type="float" office:value="0.743445628584" calcext:value-type="float">
            <text:p>0.7434456286</text:p>
          </table:table-cell>
          <table:table-cell/>
          <table:table-cell office:value-type="float" office:value="0.886275848895" calcext:value-type="float">
            <text:p>0.8862758489</text:p>
          </table:table-cell>
          <table:table-cell office:value-type="float" office:value="0.889908925372" calcext:value-type="float">
            <text:p>0.8899089254</text:p>
          </table:table-cell>
          <table:table-cell office:value-type="float" office:value="0.83983251021" calcext:value-type="float">
            <text:p>0.8398325102</text:p>
          </table:table-cell>
          <table:table-cell office:value-type="float" office:value="0.891660177154" calcext:value-type="float">
            <text:p>0.8916601772</text:p>
          </table:table-cell>
          <table:table-cell/>
          <table:table-cell office:value-type="float" office:value="0.931210487161" calcext:value-type="float">
            <text:p>0.9312104872</text:p>
          </table:table-cell>
          <table:table-cell office:value-type="float" office:value="0.934465601949" calcext:value-type="float">
            <text:p>0.9344656019</text:p>
          </table:table-cell>
          <table:table-cell office:value-type="float" office:value="0.961907829712" calcext:value-type="float">
            <text:p>0.9619078297</text:p>
          </table:table-cell>
          <table:table-cell office:value-type="float" office:value="0.88782565309" calcext:value-type="float">
            <text:p>0.887825653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82397956138" calcext:value-type="float">
            <text:p>0.7823979561</text:p>
          </table:table-cell>
          <table:table-cell office:value-type="float" office:value="0.780563085546" calcext:value-type="float">
            <text:p>0.7805630855</text:p>
          </table:table-cell>
          <table:table-cell office:value-type="float" office:value="0.831772105409" calcext:value-type="float">
            <text:p>0.8317721054</text:p>
          </table:table-cell>
          <table:table-cell office:value-type="float" office:value="0.845573104257" calcext:value-type="float">
            <text:p>0.8455731043</text:p>
          </table:table-cell>
          <table:table-cell/>
          <table:table-cell office:value-type="float" office:value="0.912206021453" calcext:value-type="float">
            <text:p>0.9122060215</text:p>
          </table:table-cell>
          <table:table-cell office:value-type="float" office:value="0.83564419063" calcext:value-type="float">
            <text:p>0.8356441906</text:p>
          </table:table-cell>
          <table:table-cell office:value-type="float" office:value="0.91729439823" calcext:value-type="float">
            <text:p>0.9172943982</text:p>
          </table:table-cell>
          <table:table-cell office:value-type="float" office:value="0.863582248262" calcext:value-type="float">
            <text:p>0.8635822483</text:p>
          </table:table-cell>
          <table:table-cell/>
          <table:table-cell office:value-type="float" office:value="0.959595266967" calcext:value-type="float">
            <text:p>0.959595267</text:p>
          </table:table-cell>
          <table:table-cell office:value-type="float" office:value="0.950088533239" calcext:value-type="float">
            <text:p>0.9500885332</text:p>
          </table:table-cell>
          <table:table-cell office:value-type="float" office:value="0.938092851489" calcext:value-type="float">
            <text:p>0.9380928515</text:p>
          </table:table-cell>
          <table:table-cell office:value-type="float" office:value="0.991667596632" calcext:value-type="float">
            <text:p>0.991667596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99964078064" calcext:value-type="float">
            <text:p>0.7999640781</text:p>
          </table:table-cell>
          <table:table-cell office:value-type="float" office:value="0.818928273018" calcext:value-type="float">
            <text:p>0.818928273</text:p>
          </table:table-cell>
          <table:table-cell office:value-type="float" office:value="0.78025616102" calcext:value-type="float">
            <text:p>0.780256161</text:p>
          </table:table-cell>
          <table:table-cell office:value-type="float" office:value="0.791408404311" calcext:value-type="float">
            <text:p>0.7914084043</text:p>
          </table:table-cell>
          <table:table-cell/>
          <table:table-cell office:value-type="float" office:value="0.809823491244" calcext:value-type="float">
            <text:p>0.8098234912</text:p>
          </table:table-cell>
          <table:table-cell office:value-type="float" office:value="0.925369875282" calcext:value-type="float">
            <text:p>0.9253698753</text:p>
          </table:table-cell>
          <table:table-cell office:value-type="float" office:value="0.842524675018" calcext:value-type="float">
            <text:p>0.842524675</text:p>
          </table:table-cell>
          <table:table-cell office:value-type="float" office:value="0.867772295178" calcext:value-type="float">
            <text:p>0.8677722952</text:p>
          </table:table-cell>
          <table:table-cell/>
          <table:table-cell office:value-type="float" office:value="0.959209029751" calcext:value-type="float">
            <text:p>0.9592090298</text:p>
          </table:table-cell>
          <table:table-cell office:value-type="float" office:value="0.978880870651" calcext:value-type="float">
            <text:p>0.9788808707</text:p>
          </table:table-cell>
          <table:table-cell office:value-type="float" office:value="0.961781473588" calcext:value-type="float">
            <text:p>0.9617814736</text:p>
          </table:table-cell>
          <table:table-cell office:value-type="float" office:value="0.980837865736" calcext:value-type="float">
            <text:p>0.980837865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7562229413" calcext:value-type="float">
            <text:p>0.8175622294</text:p>
          </table:table-cell>
          <table:table-cell office:value-type="float" office:value="0.778141321085" calcext:value-type="float">
            <text:p>0.7781413211</text:p>
          </table:table-cell>
          <table:table-cell office:value-type="float" office:value="0.780759115802" calcext:value-type="float">
            <text:p>0.7807591158</text:p>
          </table:table-cell>
          <table:table-cell office:value-type="float" office:value="0.775617072547" calcext:value-type="float">
            <text:p>0.7756170725</text:p>
          </table:table-cell>
          <table:table-cell/>
          <table:table-cell office:value-type="float" office:value="0.903102673221" calcext:value-type="float">
            <text:p>0.9031026732</text:p>
          </table:table-cell>
          <table:table-cell office:value-type="float" office:value="0.81830944917" calcext:value-type="float">
            <text:p>0.8183094492</text:p>
          </table:table-cell>
          <table:table-cell office:value-type="float" office:value="0.906507553466" calcext:value-type="float">
            <text:p>0.9065075535</text:p>
          </table:table-cell>
          <table:table-cell office:value-type="float" office:value="0.898339224018" calcext:value-type="float">
            <text:p>0.898339224</text:p>
          </table:table-cell>
          <table:table-cell/>
          <table:table-cell office:value-type="float" office:value="0.93182504439" calcext:value-type="float">
            <text:p>0.9318250444</text:p>
          </table:table-cell>
          <table:table-cell office:value-type="float" office:value="0.951190346678" calcext:value-type="float">
            <text:p>0.9511903467</text:p>
          </table:table-cell>
          <table:table-cell office:value-type="float" office:value="1.00448973478" calcext:value-type="float">
            <text:p>1.0044897348</text:p>
          </table:table-cell>
          <table:table-cell office:value-type="float" office:value="0.905830505659" calcext:value-type="float">
            <text:p>0.905830505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43179685484" calcext:value-type="float">
            <text:p>0.7431796855</text:p>
          </table:table-cell>
          <table:table-cell office:value-type="float" office:value="0.831595883324" calcext:value-type="float">
            <text:p>0.8315958833</text:p>
          </table:table-cell>
          <table:table-cell office:value-type="float" office:value="0.824917525465" calcext:value-type="float">
            <text:p>0.8249175255</text:p>
          </table:table-cell>
          <table:table-cell office:value-type="float" office:value="0.825328896067" calcext:value-type="float">
            <text:p>0.8253288961</text:p>
          </table:table-cell>
          <table:table-cell/>
          <table:table-cell office:value-type="float" office:value="0.917292850652" calcext:value-type="float">
            <text:p>0.9172928507</text:p>
          </table:table-cell>
          <table:table-cell office:value-type="float" office:value="0.920180748285" calcext:value-type="float">
            <text:p>0.9201807483</text:p>
          </table:table-cell>
          <table:table-cell office:value-type="float" office:value="0.851203740641" calcext:value-type="float">
            <text:p>0.8512037406</text:p>
          </table:table-cell>
          <table:table-cell office:value-type="float" office:value="0.867484927515" calcext:value-type="float">
            <text:p>0.8674849275</text:p>
          </table:table-cell>
          <table:table-cell/>
          <table:table-cell office:value-type="float" office:value="0.9882668729" calcext:value-type="float">
            <text:p>0.9882668729</text:p>
          </table:table-cell>
          <table:table-cell office:value-type="float" office:value="0.97199829464" calcext:value-type="float">
            <text:p>0.9719982946</text:p>
          </table:table-cell>
          <table:table-cell office:value-type="float" office:value="0.94691585754" calcext:value-type="float">
            <text:p>0.9469158575</text:p>
          </table:table-cell>
          <table:table-cell office:value-type="float" office:value="0.979586847035" calcext:value-type="float">
            <text:p>0.979586847</text:p>
          </table:table-cell>
          <table:table-cell table:number-columns-repeated="100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'6'.C2:.C16])" office:value-type="float" office:value="0.794752754097467" calcext:value-type="float">
            <text:p>0.7947527541</text:p>
          </table:table-cell>
          <table:table-cell table:formula="of:=AVERAGE(['6'.D2:.D25])" office:value-type="float" office:value="0.794489164773067" calcext:value-type="float">
            <text:p>0.7944891648</text:p>
          </table:table-cell>
          <table:table-cell table:formula="of:=AVERAGE(['6'.E2:.E25])" office:value-type="float" office:value="0.793443665908333" calcext:value-type="float">
            <text:p>0.7934436659</text:p>
          </table:table-cell>
          <table:table-cell table:formula="of:=AVERAGE(['6'.F2:.F16])" office:value-type="float" office:value="0.796706186021933" calcext:value-type="float">
            <text:p>0.796706186</text:p>
          </table:table-cell>
          <table:table-cell/>
          <table:table-cell table:formula="of:=AVERAGE(['6'.H2:.H25])" office:value-type="float" office:value="0.8745033581368" calcext:value-type="float">
            <text:p>0.8745033581</text:p>
          </table:table-cell>
          <table:table-cell table:formula="of:=AVERAGE(['6'.I2:.I16])" office:value-type="float" office:value="0.876240992338067" calcext:value-type="float">
            <text:p>0.8762409923</text:p>
          </table:table-cell>
          <table:table-cell table:formula="of:=AVERAGE(['6'.J2:.J25])" office:value-type="float" office:value="0.874104364418267" calcext:value-type="float">
            <text:p>0.8741043644</text:p>
          </table:table-cell>
          <table:table-cell table:formula="of:=AVERAGE(['6'.K2:.K16])" office:value-type="float" office:value="0.876143444682" calcext:value-type="float">
            <text:p>0.8761434447</text:p>
          </table:table-cell>
          <table:table-cell/>
          <table:table-cell table:formula="of:=AVERAGE(['6'.M2:.M25])" office:value-type="float" office:value="0.9511988095388" calcext:value-type="float">
            <text:p>0.9511988095</text:p>
          </table:table-cell>
          <table:table-cell table:formula="of:=AVERAGE(['6'.N2:.N25])" office:value-type="float" office:value="0.954302426844667" calcext:value-type="float">
            <text:p>0.9543024268</text:p>
          </table:table-cell>
          <table:table-cell table:formula="of:=AVERAGE(['6'.O2:.O25])" office:value-type="float" office:value="0.961561628026733" calcext:value-type="float">
            <text:p>0.961561628</text:p>
          </table:table-cell>
          <table:table-cell table:formula="of:=AVERAGE(['6'.P2:.P25])" office:value-type="float" office:value="0.955973541206133" calcext:value-type="float">
            <text:p>0.95597354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t = cm / pix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igh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a mod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llet width(cm)</text:p>
          </table:table-cell>
          <table:table-cell office:value-type="float" office:value="101" calcext:value-type="float">
            <text:p>101</text:p>
          </table:table-cell>
          <table:table-cell table:formula="of:=['6'.B33]/['6'.C28]" office:value-type="float" office:value="127.083548285022" calcext:value-type="float">
            <text:p>127.083548285</text:p>
          </table:table-cell>
          <table:table-cell table:formula="of:=['6'.B33]/['6'.D28]" office:value-type="float" office:value="127.125711058437" calcext:value-type="float">
            <text:p>127.1257110584</text:p>
          </table:table-cell>
          <table:table-cell table:formula="of:=['6'.B33]/['6'.E28]" office:value-type="float" office:value="127.293221106473" calcext:value-type="float">
            <text:p>127.2932211065</text:p>
          </table:table-cell>
          <table:table-cell table:formula="of:=['6'.B33]/['6'.F28]" office:value-type="float" office:value="126.771954042816" calcext:value-type="float">
            <text:p>126.7719540428</text:p>
          </table:table-cell>
          <table:table-cell/>
          <table:table-cell table:formula="of:=['6'.B33]/['6'.H28]" office:value-type="float" office:value="115.494124819816" calcext:value-type="float">
            <text:p>115.4941248198</text:p>
          </table:table-cell>
          <table:table-cell table:formula="of:=['6'.B33]/['6'.I28]" office:value-type="float" office:value="115.265093602278" calcext:value-type="float">
            <text:p>115.2650936023</text:p>
          </table:table-cell>
          <table:table-cell table:formula="of:=['6'.B33]/['6'.J28]" office:value-type="float" office:value="115.546843273363" calcext:value-type="float">
            <text:p>115.5468432734</text:p>
          </table:table-cell>
          <table:table-cell table:formula="of:=['6'.B33]/['6'.K28]" office:value-type="float" office:value="115.27792693428" calcext:value-type="float">
            <text:p>115.2779269343</text:p>
          </table:table-cell>
          <table:table-cell/>
          <table:table-cell table:formula="of:=['6'.B33]/['6'.M28]" office:value-type="float" office:value="106.181798155289" calcext:value-type="float">
            <text:p>106.1817981553</text:p>
          </table:table-cell>
          <table:table-cell table:formula="of:=['6'.B33]/['6'.N28]" office:value-type="float" office:value="105.836469822202" calcext:value-type="float">
            <text:p>105.8364698222</text:p>
          </table:table-cell>
          <table:table-cell table:formula="of:=['6'.B33]/['6'.O28]" office:value-type="float" office:value="105.037469316727" calcext:value-type="float">
            <text:p>105.0374693167</text:p>
          </table:table-cell>
          <table:table-cell table:formula="of:=['6'.B33]/['6'.P28]" office:value-type="float" office:value="105.651459634092" calcext:value-type="float">
            <text:p>105.65145963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llet length(cm)</text:p>
          </table:table-cell>
          <table:table-cell office:value-type="float" office:value="121.5" calcext:value-type="float">
            <text:p>121.5</text:p>
          </table:table-cell>
          <table:table-cell table:formula="of:=['6'.B34]/['6'.C28]" office:value-type="float" office:value="152.877733828022" calcext:value-type="float">
            <text:p>152.877733828</text:p>
          </table:table-cell>
          <table:table-cell table:formula="of:=['6'.B34]/['6'.D28]" office:value-type="float" office:value="152.92845439208" calcext:value-type="float">
            <text:p>152.9284543921</text:p>
          </table:table-cell>
          <table:table-cell table:formula="of:=['6'.B34]/['6'.E28]" office:value-type="float" office:value="153.129964004321" calcext:value-type="float">
            <text:p>153.1299640043</text:p>
          </table:table-cell>
          <table:table-cell table:formula="of:=['6'.B34]/['6'.F28]" office:value-type="float" office:value="152.502895209923" calcext:value-type="float">
            <text:p>152.5028952099</text:p>
          </table:table-cell>
          <table:table-cell/>
          <table:table-cell table:formula="of:=['6'.B34]/['6'.H28]" office:value-type="float" office:value="138.93600163968" calcext:value-type="float">
            <text:p>138.9360016397</text:p>
          </table:table-cell>
          <table:table-cell table:formula="of:=['6'.B34]/['6'.I28]" office:value-type="float" office:value="138.660483887889" calcext:value-type="float">
            <text:p>138.6604838879</text:p>
          </table:table-cell>
          <table:table-cell table:formula="of:=['6'.B34]/['6'.J28]" office:value-type="float" office:value="138.999420373402" calcext:value-type="float">
            <text:p>138.9994203734</text:p>
          </table:table-cell>
          <table:table-cell table:formula="of:=['6'.B34]/['6'.K28]" office:value-type="float" office:value="138.675922005099" calcext:value-type="float">
            <text:p>138.6759220051</text:p>
          </table:table-cell>
          <table:table-cell/>
          <table:table-cell table:formula="of:=['6'.B34]/['6'.M28]" office:value-type="float" office:value="127.733549266016" calcext:value-type="float">
            <text:p>127.733549266</text:p>
          </table:table-cell>
          <table:table-cell table:formula="of:=['6'.B34]/['6'.N28]" office:value-type="float" office:value="127.31812953859" calcext:value-type="float">
            <text:p>127.3181295386</text:p>
          </table:table-cell>
          <table:table-cell table:formula="of:=['6'.B34]/['6'.O28]" office:value-type="float" office:value="126.356955663191" calcext:value-type="float">
            <text:p>126.3569556632</text:p>
          </table:table-cell>
          <table:table-cell table:formula="of:=['6'.B34]/['6'.P28]" office:value-type="float" office:value="127.095567777646" calcext:value-type="float">
            <text:p>127.0955677776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mera height = 9 meter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1" table:number-columns-repeated="1007" table:default-cell-style-name="ce1"/>
        <table:table-row table:style-name="ro1">
          <table:table-cell table:number-columns-repeated="2"/>
          <table:table-cell office:value-type="string" calcext:value-type="string">
            <text:p>Unit/150cm/pinhole </text:p>
          </table:table-cell>
          <table:table-cell/>
          <table:table-cell office:value-type="string" calcext:value-type="string">
            <text:p>Unit/150cm/Scar</text:p>
          </table:table-cell>
          <table:table-cell table:number-columns-repeated="2"/>
          <table:table-cell office:value-type="string" calcext:value-type="string">
            <text:p>Unit/74cm/pinhole </text:p>
          </table:table-cell>
          <table:table-cell/>
          <table:table-cell office:value-type="string" calcext:value-type="string">
            <text:p>Unit/74cm/Scar</text:p>
          </table:table-cell>
          <table:table-cell table:number-columns-repeated="2"/>
          <table:table-cell office:value-type="string" calcext:value-type="string">
            <text:p>Unit/0cm/pinhole </text:p>
          </table:table-cell>
          <table:table-cell/>
          <table:table-cell office:value-type="string" calcext:value-type="string">
            <text:p>Unit/0cm/Scar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780123061219" calcext:value-type="float">
            <text:p>0.7801230612</text:p>
          </table:table-cell>
          <table:table-cell office:value-type="float" office:value="0.795801655" calcext:value-type="float">
            <text:p>0.795801655</text:p>
          </table:table-cell>
          <table:table-cell office:value-type="float" office:value="0.814598337627" calcext:value-type="float">
            <text:p>0.8145983376</text:p>
          </table:table-cell>
          <table:table-cell office:value-type="float" office:value="0.778510654095" calcext:value-type="float">
            <text:p>0.7785106541</text:p>
          </table:table-cell>
          <table:table-cell/>
          <table:table-cell office:value-type="float" office:value="0.934477260919" calcext:value-type="float">
            <text:p>0.9344772609</text:p>
          </table:table-cell>
          <table:table-cell office:value-type="float" office:value="0.841973793623" calcext:value-type="float">
            <text:p>0.8419737936</text:p>
          </table:table-cell>
          <table:table-cell office:value-type="float" office:value="0.856637446587" calcext:value-type="float">
            <text:p>0.8566374466</text:p>
          </table:table-cell>
          <table:table-cell office:value-type="float" office:value="0.860502284952" calcext:value-type="float">
            <text:p>0.860502285</text:p>
          </table:table-cell>
          <table:table-cell/>
          <table:table-cell office:value-type="float" office:value="1.01335475635" calcext:value-type="float">
            <text:p>1.0133547564</text:p>
          </table:table-cell>
          <table:table-cell office:value-type="float" office:value="0.970442230183" calcext:value-type="float">
            <text:p>0.9704422302</text:p>
          </table:table-cell>
          <table:table-cell office:value-type="float" office:value="0.936929416143" calcext:value-type="float">
            <text:p>0.9369294161</text:p>
          </table:table-cell>
          <table:table-cell office:value-type="float" office:value="0.909639033507" calcext:value-type="float">
            <text:p>0.909639033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744683994" calcext:value-type="float">
            <text:p>0.7744683994</text:p>
          </table:table-cell>
          <table:table-cell office:value-type="float" office:value="0.810822556013" calcext:value-type="float">
            <text:p>0.810822556</text:p>
          </table:table-cell>
          <table:table-cell office:value-type="float" office:value="0.816612359586" calcext:value-type="float">
            <text:p>0.8166123596</text:p>
          </table:table-cell>
          <table:table-cell office:value-type="float" office:value="0.798158805725" calcext:value-type="float">
            <text:p>0.7981588057</text:p>
          </table:table-cell>
          <table:table-cell/>
          <table:table-cell office:value-type="float" office:value="0.84100984447" calcext:value-type="float">
            <text:p>0.8410098445</text:p>
          </table:table-cell>
          <table:table-cell office:value-type="float" office:value="0.874028927135" calcext:value-type="float">
            <text:p>0.8740289271</text:p>
          </table:table-cell>
          <table:table-cell office:value-type="float" office:value="0.926871426068" calcext:value-type="float">
            <text:p>0.9268714261</text:p>
          </table:table-cell>
          <table:table-cell office:value-type="float" office:value="0.870367403721" calcext:value-type="float">
            <text:p>0.8703674037</text:p>
          </table:table-cell>
          <table:table-cell/>
          <table:table-cell office:value-type="float" office:value="0.940002068252" calcext:value-type="float">
            <text:p>0.9400020683</text:p>
          </table:table-cell>
          <table:table-cell office:value-type="float" office:value="0.986479245387" calcext:value-type="float">
            <text:p>0.9864792454</text:p>
          </table:table-cell>
          <table:table-cell office:value-type="float" office:value="0.951446805314" calcext:value-type="float">
            <text:p>0.9514468053</text:p>
          </table:table-cell>
          <table:table-cell office:value-type="float" office:value="1.01007135834" calcext:value-type="float">
            <text:p>1.010071358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36976025645" calcext:value-type="float">
            <text:p>0.8369760256</text:p>
          </table:table-cell>
          <table:table-cell office:value-type="float" office:value="0.808813516515" calcext:value-type="float">
            <text:p>0.8088135165</text:p>
          </table:table-cell>
          <table:table-cell office:value-type="float" office:value="0.822311476113" calcext:value-type="float">
            <text:p>0.8223114761</text:p>
          </table:table-cell>
          <table:table-cell office:value-type="float" office:value="0.815889546377" calcext:value-type="float">
            <text:p>0.8158895464</text:p>
          </table:table-cell>
          <table:table-cell/>
          <table:table-cell office:value-type="float" office:value="0.943611610126" calcext:value-type="float">
            <text:p>0.9436116101</text:p>
          </table:table-cell>
          <table:table-cell office:value-type="float" office:value="0.912647176927" calcext:value-type="float">
            <text:p>0.9126471769</text:p>
          </table:table-cell>
          <table:table-cell office:value-type="float" office:value="0.861877459173" calcext:value-type="float">
            <text:p>0.8618774592</text:p>
          </table:table-cell>
          <table:table-cell office:value-type="float" office:value="0.890574367003" calcext:value-type="float">
            <text:p>0.890574367</text:p>
          </table:table-cell>
          <table:table-cell/>
          <table:table-cell office:value-type="float" office:value="0.960314081519" calcext:value-type="float">
            <text:p>0.9603140815</text:p>
          </table:table-cell>
          <table:table-cell office:value-type="float" office:value="0.914054529591" calcext:value-type="float">
            <text:p>0.9140545296</text:p>
          </table:table-cell>
          <table:table-cell office:value-type="float" office:value="1.01667210321" calcext:value-type="float">
            <text:p>1.0166721032</text:p>
          </table:table-cell>
          <table:table-cell office:value-type="float" office:value="0.90930462966" calcext:value-type="float">
            <text:p>0.909304629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97958452854" calcext:value-type="float">
            <text:p>0.7979584529</text:p>
          </table:table-cell>
          <table:table-cell office:value-type="float" office:value="0.80088144584" calcext:value-type="float">
            <text:p>0.8008814458</text:p>
          </table:table-cell>
          <table:table-cell office:value-type="float" office:value="0.811948735948" calcext:value-type="float">
            <text:p>0.8119487359</text:p>
          </table:table-cell>
          <table:table-cell office:value-type="float" office:value="0.802084010612" calcext:value-type="float">
            <text:p>0.8020840106</text:p>
          </table:table-cell>
          <table:table-cell/>
          <table:table-cell office:value-type="float" office:value="0.839627211719" calcext:value-type="float">
            <text:p>0.8396272117</text:p>
          </table:table-cell>
          <table:table-cell office:value-type="float" office:value="0.85269363467" calcext:value-type="float">
            <text:p>0.8526936347</text:p>
          </table:table-cell>
          <table:table-cell office:value-type="float" office:value="0.871050237544" calcext:value-type="float">
            <text:p>0.8710502375</text:p>
          </table:table-cell>
          <table:table-cell office:value-type="float" office:value="0.902011778576" calcext:value-type="float">
            <text:p>0.9020117786</text:p>
          </table:table-cell>
          <table:table-cell/>
          <table:table-cell office:value-type="float" office:value="1.00807458731" calcext:value-type="float">
            <text:p>1.0080745873</text:p>
          </table:table-cell>
          <table:table-cell office:value-type="float" office:value="0.983010136679" calcext:value-type="float">
            <text:p>0.9830101367</text:p>
          </table:table-cell>
          <table:table-cell office:value-type="float" office:value="0.948498561752" calcext:value-type="float">
            <text:p>0.9484985618</text:p>
          </table:table-cell>
          <table:table-cell office:value-type="float" office:value="0.992095841988" calcext:value-type="float">
            <text:p>0.99209584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77166646991" calcext:value-type="float">
            <text:p>0.777166647</text:p>
          </table:table-cell>
          <table:table-cell office:value-type="float" office:value="0.797428857217" calcext:value-type="float">
            <text:p>0.7974288572</text:p>
          </table:table-cell>
          <table:table-cell office:value-type="float" office:value="0.788276764699" calcext:value-type="float">
            <text:p>0.7882767647</text:p>
          </table:table-cell>
          <table:table-cell office:value-type="float" office:value="0.810602188661" calcext:value-type="float">
            <text:p>0.8106021887</text:p>
          </table:table-cell>
          <table:table-cell/>
          <table:table-cell office:value-type="float" office:value="0.864283883284" calcext:value-type="float">
            <text:p>0.8642838833</text:p>
          </table:table-cell>
          <table:table-cell office:value-type="float" office:value="0.860743759107" calcext:value-type="float">
            <text:p>0.8607437591</text:p>
          </table:table-cell>
          <table:table-cell office:value-type="float" office:value="0.917499297816" calcext:value-type="float">
            <text:p>0.9174992978</text:p>
          </table:table-cell>
          <table:table-cell office:value-type="float" office:value="0.828114710311" calcext:value-type="float">
            <text:p>0.8281147103</text:p>
          </table:table-cell>
          <table:table-cell/>
          <table:table-cell office:value-type="float" office:value="0.938558987056" calcext:value-type="float">
            <text:p>0.9385589871</text:p>
          </table:table-cell>
          <table:table-cell office:value-type="float" office:value="0.935626858339" calcext:value-type="float">
            <text:p>0.9356268583</text:p>
          </table:table-cell>
          <table:table-cell office:value-type="float" office:value="0.958701751079" calcext:value-type="float">
            <text:p>0.9587017511</text:p>
          </table:table-cell>
          <table:table-cell office:value-type="float" office:value="0.919170398484" calcext:value-type="float">
            <text:p>0.919170398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27746575777" calcext:value-type="float">
            <text:p>0.8277465758</text:p>
          </table:table-cell>
          <table:table-cell office:value-type="float" office:value="0.820377553093" calcext:value-type="float">
            <text:p>0.8203775531</text:p>
          </table:table-cell>
          <table:table-cell office:value-type="float" office:value="0.807598878169" calcext:value-type="float">
            <text:p>0.8075988782</text:p>
          </table:table-cell>
          <table:table-cell office:value-type="float" office:value="0.820331801532" calcext:value-type="float">
            <text:p>0.8203318015</text:p>
          </table:table-cell>
          <table:table-cell/>
          <table:table-cell office:value-type="float" office:value="0.895529060157" calcext:value-type="float">
            <text:p>0.8955290602</text:p>
          </table:table-cell>
          <table:table-cell office:value-type="float" office:value="0.826893990174" calcext:value-type="float">
            <text:p>0.8268939902</text:p>
          </table:table-cell>
          <table:table-cell office:value-type="float" office:value="0.872658826483" calcext:value-type="float">
            <text:p>0.8726588265</text:p>
          </table:table-cell>
          <table:table-cell office:value-type="float" office:value="0.881190841394" calcext:value-type="float">
            <text:p>0.8811908414</text:p>
          </table:table-cell>
          <table:table-cell/>
          <table:table-cell office:value-type="float" office:value="1.0377983896" calcext:value-type="float">
            <text:p>1.0377983896</text:p>
          </table:table-cell>
          <table:table-cell office:value-type="float" office:value="0.968899389213" calcext:value-type="float">
            <text:p>0.9688993892</text:p>
          </table:table-cell>
          <table:table-cell office:value-type="float" office:value="0.944631453774" calcext:value-type="float">
            <text:p>0.9446314538</text:p>
          </table:table-cell>
          <table:table-cell office:value-type="float" office:value="0.970562851274" calcext:value-type="float">
            <text:p>0.970562851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2231451623" calcext:value-type="float">
            <text:p>0.8223145162</text:p>
          </table:table-cell>
          <table:table-cell office:value-type="float" office:value="0.813374748038" calcext:value-type="float">
            <text:p>0.813374748</text:p>
          </table:table-cell>
          <table:table-cell office:value-type="float" office:value="0.775804722136" calcext:value-type="float">
            <text:p>0.7758047221</text:p>
          </table:table-cell>
          <table:table-cell office:value-type="float" office:value="0.81306282755" calcext:value-type="float">
            <text:p>0.8130628276</text:p>
          </table:table-cell>
          <table:table-cell/>
          <table:table-cell office:value-type="float" office:value="0.871998020312" calcext:value-type="float">
            <text:p>0.8719980203</text:p>
          </table:table-cell>
          <table:table-cell office:value-type="float" office:value="0.902927977231" calcext:value-type="float">
            <text:p>0.9029279772</text:p>
          </table:table-cell>
          <table:table-cell office:value-type="float" office:value="0.895750421102" calcext:value-type="float">
            <text:p>0.8957504211</text:p>
          </table:table-cell>
          <table:table-cell office:value-type="float" office:value="0.857559617951" calcext:value-type="float">
            <text:p>0.857559618</text:p>
          </table:table-cell>
          <table:table-cell/>
          <table:table-cell office:value-type="float" office:value="0.93284486705" calcext:value-type="float">
            <text:p>0.9328448671</text:p>
          </table:table-cell>
          <table:table-cell office:value-type="float" office:value="0.976484649303" calcext:value-type="float">
            <text:p>0.9764846493</text:p>
          </table:table-cell>
          <table:table-cell office:value-type="float" office:value="0.925988894111" calcext:value-type="float">
            <text:p>0.9259888941</text:p>
          </table:table-cell>
          <table:table-cell office:value-type="float" office:value="0.971680341066" calcext:value-type="float">
            <text:p>0.971680341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7391630838" calcext:value-type="float">
            <text:p>0.7739163084</text:p>
          </table:table-cell>
          <table:table-cell office:value-type="float" office:value="0.799427377241" calcext:value-type="float">
            <text:p>0.7994273772</text:p>
          </table:table-cell>
          <table:table-cell office:value-type="float" office:value="0.798947831655" calcext:value-type="float">
            <text:p>0.7989478317</text:p>
          </table:table-cell>
          <table:table-cell office:value-type="float" office:value="0.801982176625" calcext:value-type="float">
            <text:p>0.8019821766</text:p>
          </table:table-cell>
          <table:table-cell/>
          <table:table-cell office:value-type="float" office:value="0.902326640328" calcext:value-type="float">
            <text:p>0.9023266403</text:p>
          </table:table-cell>
          <table:table-cell office:value-type="float" office:value="0.869067603456" calcext:value-type="float">
            <text:p>0.8690676035</text:p>
          </table:table-cell>
          <table:table-cell office:value-type="float" office:value="0.88326829988" calcext:value-type="float">
            <text:p>0.8832682999</text:p>
          </table:table-cell>
          <table:table-cell office:value-type="float" office:value="0.924353924759" calcext:value-type="float">
            <text:p>0.9243539248</text:p>
          </table:table-cell>
          <table:table-cell/>
          <table:table-cell office:value-type="float" office:value="0.975638453891" calcext:value-type="float">
            <text:p>0.9756384539</text:p>
          </table:table-cell>
          <table:table-cell office:value-type="float" office:value="0.916755240158" calcext:value-type="float">
            <text:p>0.9167552402</text:p>
          </table:table-cell>
          <table:table-cell office:value-type="float" office:value="1.05094874199" calcext:value-type="float">
            <text:p>1.050948742</text:p>
          </table:table-cell>
          <table:table-cell office:value-type="float" office:value="0.950491705733" calcext:value-type="float">
            <text:p>0.950491705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1741042023" calcext:value-type="float">
            <text:p>0.811741042</text:p>
          </table:table-cell>
          <table:table-cell office:value-type="float" office:value="0.79902184477" calcext:value-type="float">
            <text:p>0.7990218448</text:p>
          </table:table-cell>
          <table:table-cell office:value-type="float" office:value="0.80353527707" calcext:value-type="float">
            <text:p>0.8035352771</text:p>
          </table:table-cell>
          <table:table-cell office:value-type="float" office:value="0.8126192353" calcext:value-type="float">
            <text:p>0.8126192353</text:p>
          </table:table-cell>
          <table:table-cell/>
          <table:table-cell office:value-type="float" office:value="0.870266892145" calcext:value-type="float">
            <text:p>0.8702668921</text:p>
          </table:table-cell>
          <table:table-cell office:value-type="float" office:value="0.906610676085" calcext:value-type="float">
            <text:p>0.9066106761</text:p>
          </table:table-cell>
          <table:table-cell office:value-type="float" office:value="0.851838140318" calcext:value-type="float">
            <text:p>0.8518381403</text:p>
          </table:table-cell>
          <table:table-cell office:value-type="float" office:value="0.860437726443" calcext:value-type="float">
            <text:p>0.8604377264</text:p>
          </table:table-cell>
          <table:table-cell/>
          <table:table-cell office:value-type="float" office:value="0.984785334168" calcext:value-type="float">
            <text:p>0.9847853342</text:p>
          </table:table-cell>
          <table:table-cell office:value-type="float" office:value="0.975932596592" calcext:value-type="float">
            <text:p>0.9759325966</text:p>
          </table:table-cell>
          <table:table-cell office:value-type="float" office:value="0.942513900896" calcext:value-type="float">
            <text:p>0.9425139009</text:p>
          </table:table-cell>
          <table:table-cell office:value-type="float" office:value="0.98387721802" calcext:value-type="float">
            <text:p>0.983877218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20563729296" calcext:value-type="float">
            <text:p>0.8205637293</text:p>
          </table:table-cell>
          <table:table-cell office:value-type="float" office:value="0.787039257004" calcext:value-type="float">
            <text:p>0.787039257</text:p>
          </table:table-cell>
          <table:table-cell office:value-type="float" office:value="0.838371765772" calcext:value-type="float">
            <text:p>0.8383717658</text:p>
          </table:table-cell>
          <table:table-cell office:value-type="float" office:value="0.809984438214" calcext:value-type="float">
            <text:p>0.8099844382</text:p>
          </table:table-cell>
          <table:table-cell/>
          <table:table-cell office:value-type="float" office:value="0.901666620294" calcext:value-type="float">
            <text:p>0.9016666203</text:p>
          </table:table-cell>
          <table:table-cell office:value-type="float" office:value="0.83307223329" calcext:value-type="float">
            <text:p>0.8330722333</text:p>
          </table:table-cell>
          <table:table-cell office:value-type="float" office:value="0.934790139255" calcext:value-type="float">
            <text:p>0.9347901393</text:p>
          </table:table-cell>
          <table:table-cell office:value-type="float" office:value="0.894234999304" calcext:value-type="float">
            <text:p>0.8942349993</text:p>
          </table:table-cell>
          <table:table-cell/>
          <table:table-cell office:value-type="float" office:value="0.940630277206" calcext:value-type="float">
            <text:p>0.9406302772</text:p>
          </table:table-cell>
          <table:table-cell office:value-type="float" office:value="0.930303876606" calcext:value-type="float">
            <text:p>0.9303038766</text:p>
          </table:table-cell>
          <table:table-cell office:value-type="float" office:value="0.946335653479" calcext:value-type="float">
            <text:p>0.9463356535</text:p>
          </table:table-cell>
          <table:table-cell office:value-type="float" office:value="0.928699178377" calcext:value-type="float">
            <text:p>0.928699178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81468170003" calcext:value-type="float">
            <text:p>0.78146817</text:p>
          </table:table-cell>
          <table:table-cell office:value-type="float" office:value="0.821488248181" calcext:value-type="float">
            <text:p>0.8214882482</text:p>
          </table:table-cell>
          <table:table-cell office:value-type="float" office:value="0.796511338951" calcext:value-type="float">
            <text:p>0.796511339</text:p>
          </table:table-cell>
          <table:table-cell office:value-type="float" office:value="0.802282319294" calcext:value-type="float">
            <text:p>0.8022823193</text:p>
          </table:table-cell>
          <table:table-cell/>
          <table:table-cell office:value-type="float" office:value="0.862856392521" calcext:value-type="float">
            <text:p>0.8628563925</text:p>
          </table:table-cell>
          <table:table-cell office:value-type="float" office:value="0.857938007587" calcext:value-type="float">
            <text:p>0.8579380076</text:p>
          </table:table-cell>
          <table:table-cell office:value-type="float" office:value="0.859682909567" calcext:value-type="float">
            <text:p>0.8596829096</text:p>
          </table:table-cell>
          <table:table-cell office:value-type="float" office:value="0.835774071441" calcext:value-type="float">
            <text:p>0.8357740714</text:p>
          </table:table-cell>
          <table:table-cell/>
          <table:table-cell office:value-type="float" office:value="0.918925347782" calcext:value-type="float">
            <text:p>0.9189253478</text:p>
          </table:table-cell>
          <table:table-cell office:value-type="float" office:value="0.988677536415" calcext:value-type="float">
            <text:p>0.9886775364</text:p>
          </table:table-cell>
          <table:table-cell office:value-type="float" office:value="0.968481155702" calcext:value-type="float">
            <text:p>0.9684811557</text:p>
          </table:table-cell>
          <table:table-cell office:value-type="float" office:value="0.978934136091" calcext:value-type="float">
            <text:p>0.978934136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83260410755" calcext:value-type="float">
            <text:p>0.7832604108</text:p>
          </table:table-cell>
          <table:table-cell office:value-type="float" office:value="0.803713446527" calcext:value-type="float">
            <text:p>0.8037134465</text:p>
          </table:table-cell>
          <table:table-cell office:value-type="float" office:value="0.823742905349" calcext:value-type="float">
            <text:p>0.8237429053</text:p>
          </table:table-cell>
          <table:table-cell office:value-type="float" office:value="0.814989523988" calcext:value-type="float">
            <text:p>0.814989524</text:p>
          </table:table-cell>
          <table:table-cell/>
          <table:table-cell office:value-type="float" office:value="0.878549657289" calcext:value-type="float">
            <text:p>0.8785496573</text:p>
          </table:table-cell>
          <table:table-cell office:value-type="float" office:value="0.87562995276" calcext:value-type="float">
            <text:p>0.8756299528</text:p>
          </table:table-cell>
          <table:table-cell office:value-type="float" office:value="0.921653225217" calcext:value-type="float">
            <text:p>0.9216532252</text:p>
          </table:table-cell>
          <table:table-cell office:value-type="float" office:value="0.912560148361" calcext:value-type="float">
            <text:p>0.9125601484</text:p>
          </table:table-cell>
          <table:table-cell/>
          <table:table-cell office:value-type="float" office:value="0.953261432107" calcext:value-type="float">
            <text:p>0.9532614321</text:p>
          </table:table-cell>
          <table:table-cell office:value-type="float" office:value="0.981875447502" calcext:value-type="float">
            <text:p>0.9818754475</text:p>
          </table:table-cell>
          <table:table-cell office:value-type="float" office:value="1.00472877506" calcext:value-type="float">
            <text:p>1.0047287751</text:p>
          </table:table-cell>
          <table:table-cell office:value-type="float" office:value="0.92887928798" calcext:value-type="float">
            <text:p>0.928879288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53555315667" calcext:value-type="float">
            <text:p>0.8535553157</text:p>
          </table:table-cell>
          <table:table-cell office:value-type="float" office:value="0.81569741714" calcext:value-type="float">
            <text:p>0.8156974171</text:p>
          </table:table-cell>
          <table:table-cell office:value-type="float" office:value="0.823025968487" calcext:value-type="float">
            <text:p>0.8230259685</text:p>
          </table:table-cell>
          <table:table-cell office:value-type="float" office:value="0.812274903172" calcext:value-type="float">
            <text:p>0.8122749032</text:p>
          </table:table-cell>
          <table:table-cell/>
          <table:table-cell office:value-type="float" office:value="0.886026790726" calcext:value-type="float">
            <text:p>0.8860267907</text:p>
          </table:table-cell>
          <table:table-cell office:value-type="float" office:value="0.901617998035" calcext:value-type="float">
            <text:p>0.901617998</text:p>
          </table:table-cell>
          <table:table-cell office:value-type="float" office:value="0.86691741809" calcext:value-type="float">
            <text:p>0.8669174181</text:p>
          </table:table-cell>
          <table:table-cell office:value-type="float" office:value="0.878265301971" calcext:value-type="float">
            <text:p>0.878265302</text:p>
          </table:table-cell>
          <table:table-cell/>
          <table:table-cell office:value-type="float" office:value="1.00791712705" calcext:value-type="float">
            <text:p>1.0079171271</text:p>
          </table:table-cell>
          <table:table-cell office:value-type="float" office:value="0.91031157138" calcext:value-type="float">
            <text:p>0.9103115714</text:p>
          </table:table-cell>
          <table:table-cell office:value-type="float" office:value="0.951052618895" calcext:value-type="float">
            <text:p>0.9510526189</text:p>
          </table:table-cell>
          <table:table-cell office:value-type="float" office:value="0.988734270741" calcext:value-type="float">
            <text:p>0.988734270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77209603092" calcext:value-type="float">
            <text:p>0.7772096031</text:p>
          </table:table-cell>
          <table:table-cell office:value-type="float" office:value="0.789001156838" calcext:value-type="float">
            <text:p>0.7890011568</text:p>
          </table:table-cell>
          <table:table-cell office:value-type="float" office:value="0.800232873292" calcext:value-type="float">
            <text:p>0.8002328733</text:p>
          </table:table-cell>
          <table:table-cell office:value-type="float" office:value="0.780617542357" calcext:value-type="float">
            <text:p>0.7806175424</text:p>
          </table:table-cell>
          <table:table-cell/>
          <table:table-cell office:value-type="float" office:value="0.85824266577" calcext:value-type="float">
            <text:p>0.8582426658</text:p>
          </table:table-cell>
          <table:table-cell office:value-type="float" office:value="0.87187248291" calcext:value-type="float">
            <text:p>0.8718724829</text:p>
          </table:table-cell>
          <table:table-cell office:value-type="float" office:value="0.886714715764" calcext:value-type="float">
            <text:p>0.8867147158</text:p>
          </table:table-cell>
          <table:table-cell office:value-type="float" office:value="0.86903642632" calcext:value-type="float">
            <text:p>0.8690364263</text:p>
          </table:table-cell>
          <table:table-cell/>
          <table:table-cell office:value-type="float" office:value="0.935662280928" calcext:value-type="float">
            <text:p>0.9356622809</text:p>
          </table:table-cell>
          <table:table-cell office:value-type="float" office:value="0.986876548668" calcext:value-type="float">
            <text:p>0.9868765487</text:p>
          </table:table-cell>
          <table:table-cell office:value-type="float" office:value="0.939681240773" calcext:value-type="float">
            <text:p>0.9396812408</text:p>
          </table:table-cell>
          <table:table-cell office:value-type="float" office:value="1.01354988777" calcext:value-type="float">
            <text:p>1.0135498878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90296323222" calcext:value-type="float">
            <text:p>0.7902963232</text:p>
          </table:table-cell>
          <table:table-cell office:value-type="float" office:value="0.766573849669" calcext:value-type="float">
            <text:p>0.7665738497</text:p>
          </table:table-cell>
          <table:table-cell office:value-type="float" office:value="0.790417000223" calcext:value-type="float">
            <text:p>0.7904170002</text:p>
          </table:table-cell>
          <table:table-cell office:value-type="float" office:value="0.766129140002" calcext:value-type="float">
            <text:p>0.76612914</text:p>
          </table:table-cell>
          <table:table-cell/>
          <table:table-cell office:value-type="float" office:value="0.907923028749" calcext:value-type="float">
            <text:p>0.9079230287</text:p>
          </table:table-cell>
          <table:table-cell office:value-type="float" office:value="0.86045658863" calcext:value-type="float">
            <text:p>0.8604565886</text:p>
          </table:table-cell>
          <table:table-cell office:value-type="float" office:value="0.891772408767" calcext:value-type="float">
            <text:p>0.8917724088</text:p>
          </table:table-cell>
          <table:table-cell office:value-type="float" office:value="0.881995680763" calcext:value-type="float">
            <text:p>0.8819956808</text:p>
          </table:table-cell>
          <table:table-cell/>
          <table:table-cell office:value-type="float" office:value="0.943002856168" calcext:value-type="float">
            <text:p>0.9430028562</text:p>
          </table:table-cell>
          <table:table-cell office:value-type="float" office:value="0.918262140179" calcext:value-type="float">
            <text:p>0.9182621402</text:p>
          </table:table-cell>
          <table:table-cell office:value-type="float" office:value="0.9442094901" calcext:value-type="float">
            <text:p>0.9442094901</text:p>
          </table:table-cell>
          <table:table-cell office:value-type="float" office:value="0.913172480485" calcext:value-type="float">
            <text:p>0.9131724805</text:p>
          </table:table-cell>
          <table:table-cell table:number-columns-repeated="100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'7'.C2:.C16])" office:value-type="float" office:value="0.800584305370267" calcext:value-type="float">
            <text:p>0.8005843054</text:p>
          </table:table-cell>
          <table:table-cell table:formula="of:=AVERAGE(['7'.D2:.D25])" office:value-type="float" office:value="0.8019641952724" calcext:value-type="float">
            <text:p>0.8019641953</text:p>
          </table:table-cell>
          <table:table-cell table:formula="of:=AVERAGE(['7'.E2:.E25])" office:value-type="float" office:value="0.8074624156718" calcext:value-type="float">
            <text:p>0.8074624157</text:p>
          </table:table-cell>
          <table:table-cell table:formula="of:=AVERAGE(['7'.F2:.F16])" office:value-type="float" office:value="0.802634607566933" calcext:value-type="float">
            <text:p>0.8026346076</text:p>
          </table:table-cell>
          <table:table-cell/>
          <table:table-cell table:formula="of:=AVERAGE(['7'.H2:.H25])" office:value-type="float" office:value="0.883893038587267" calcext:value-type="float">
            <text:p>0.8838930386</text:p>
          </table:table-cell>
          <table:table-cell table:formula="of:=AVERAGE(['7'.I2:.I16])" office:value-type="float" office:value="0.869878320108" calcext:value-type="float">
            <text:p>0.8698783201</text:p>
          </table:table-cell>
          <table:table-cell table:formula="of:=AVERAGE(['7'.J2:.J25])" office:value-type="float" office:value="0.8865988247754" calcext:value-type="float">
            <text:p>0.8865988248</text:p>
          </table:table-cell>
          <table:table-cell table:formula="of:=AVERAGE(['7'.K2:.K16])" office:value-type="float" office:value="0.876465285551333" calcext:value-type="float">
            <text:p>0.8764652856</text:p>
          </table:table-cell>
          <table:table-cell/>
          <table:table-cell table:formula="of:=AVERAGE(['7'.M2:.M25])" office:value-type="float" office:value="0.966051389762467" calcext:value-type="float">
            <text:p>0.9660513898</text:p>
          </table:table-cell>
          <table:table-cell table:formula="of:=AVERAGE(['7'.N2:.N25])" office:value-type="float" office:value="0.956266133079667" calcext:value-type="float">
            <text:p>0.9562661331</text:p>
          </table:table-cell>
          <table:table-cell table:formula="of:=AVERAGE(['7'.O2:.O25])" office:value-type="float" office:value="0.962054704151867" calcext:value-type="float">
            <text:p>0.9620547042</text:p>
          </table:table-cell>
          <table:table-cell table:formula="of:=AVERAGE(['7'.P2:.P25])" office:value-type="float" office:value="0.9579241746344" calcext:value-type="float">
            <text:p>0.95792417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t = cm / pix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igh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a mod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llet width(cm)</text:p>
          </table:table-cell>
          <table:table-cell office:value-type="float" office:value="101" calcext:value-type="float">
            <text:p>101</text:p>
          </table:table-cell>
          <table:table-cell table:formula="of:=['7'.B33]/['7'.C28]" office:value-type="float" office:value="126.157856608603" calcext:value-type="float">
            <text:p>126.1578566086</text:p>
          </table:table-cell>
          <table:table-cell table:formula="of:=['7'.B33]/['7'.D28]" office:value-type="float" office:value="125.940784632777" calcext:value-type="float">
            <text:p>125.9407846328</text:p>
          </table:table-cell>
          <table:table-cell table:formula="of:=['7'.B33]/['7'.E28]" office:value-type="float" office:value="125.083221261722" calcext:value-type="float">
            <text:p>125.0832212617</text:p>
          </table:table-cell>
          <table:table-cell table:formula="of:=['7'.B33]/['7'.F28]" office:value-type="float" office:value="125.835590750524" calcext:value-type="float">
            <text:p>125.8355907505</text:p>
          </table:table-cell>
          <table:table-cell/>
          <table:table-cell table:formula="of:=['7'.B33]/['7'.H28]" office:value-type="float" office:value="114.267219664304" calcext:value-type="float">
            <text:p>114.2672196643</text:p>
          </table:table-cell>
          <table:table-cell table:formula="of:=['7'.B33]/['7'.I28]" office:value-type="float" office:value="116.108193140692" calcext:value-type="float">
            <text:p>116.1081931407</text:p>
          </table:table-cell>
          <table:table-cell table:formula="of:=['7'.B33]/['7'.J28]" office:value-type="float" office:value="113.918490728415" calcext:value-type="float">
            <text:p>113.9184907284</text:p>
          </table:table-cell>
          <table:table-cell table:formula="of:=['7'.B33]/['7'.K28]" office:value-type="float" office:value="115.23559650907" calcext:value-type="float">
            <text:p>115.2355965091</text:p>
          </table:table-cell>
          <table:table-cell/>
          <table:table-cell table:formula="of:=['7'.B33]/['7'.M28]" office:value-type="float" office:value="104.549303557064" calcext:value-type="float">
            <text:p>104.5493035571</text:p>
          </table:table-cell>
          <table:table-cell table:formula="of:=['7'.B33]/['7'.N28]" office:value-type="float" office:value="105.61913311175" calcext:value-type="float">
            <text:p>105.6191331118</text:p>
          </table:table-cell>
          <table:table-cell table:formula="of:=['7'.B33]/['7'.O28]" office:value-type="float" office:value="104.983635092809" calcext:value-type="float">
            <text:p>104.9836350928</text:p>
          </table:table-cell>
          <table:table-cell table:formula="of:=['7'.B33]/['7'.P28]" office:value-type="float" office:value="105.436320195748" calcext:value-type="float">
            <text:p>105.43632019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llet length(cm)</text:p>
          </table:table-cell>
          <table:table-cell office:value-type="float" office:value="121.5" calcext:value-type="float">
            <text:p>121.5</text:p>
          </table:table-cell>
          <table:table-cell table:formula="of:=['7'.B34]/['7'.C28]" office:value-type="float" office:value="151.764154237082" calcext:value-type="float">
            <text:p>151.7641542371</text:p>
          </table:table-cell>
          <table:table-cell table:formula="of:=['7'.B34]/['7'.D28]" office:value-type="float" office:value="151.503023097846" calcext:value-type="float">
            <text:p>151.5030230978</text:p>
          </table:table-cell>
          <table:table-cell table:formula="of:=['7'.B34]/['7'.E28]" office:value-type="float" office:value="150.471399834645" calcext:value-type="float">
            <text:p>150.4713998346</text:p>
          </table:table-cell>
          <table:table-cell table:formula="of:=['7'.B34]/['7'.F28]" office:value-type="float" office:value="151.376477982066" calcext:value-type="float">
            <text:p>151.3764779821</text:p>
          </table:table-cell>
          <table:table-cell/>
          <table:table-cell table:formula="of:=['7'.B34]/['7'.H28]" office:value-type="float" office:value="137.460071180326" calcext:value-type="float">
            <text:p>137.4600711803</text:p>
          </table:table-cell>
          <table:table-cell table:formula="of:=['7'.B34]/['7'.I28]" office:value-type="float" office:value="139.67470759004" calcext:value-type="float">
            <text:p>139.67470759</text:p>
          </table:table-cell>
          <table:table-cell table:formula="of:=['7'.B34]/['7'.J28]" office:value-type="float" office:value="137.040560628737" calcext:value-type="float">
            <text:p>137.0405606287</text:p>
          </table:table-cell>
          <table:table-cell table:formula="of:=['7'.B34]/['7'.K28]" office:value-type="float" office:value="138.624999760911" calcext:value-type="float">
            <text:p>138.6249997609</text:p>
          </table:table-cell>
          <table:table-cell/>
          <table:table-cell table:formula="of:=['7'.B34]/['7'.M28]" office:value-type="float" office:value="125.76970675429" calcext:value-type="float">
            <text:p>125.7697067543</text:p>
          </table:table-cell>
          <table:table-cell table:formula="of:=['7'.B34]/['7'.N28]" office:value-type="float" office:value="127.056679931462" calcext:value-type="float">
            <text:p>127.0566799315</text:p>
          </table:table-cell>
          <table:table-cell table:formula="of:=['7'.B34]/['7'.O28]" office:value-type="float" office:value="126.292194690855" calcext:value-type="float">
            <text:p>126.2921946909</text:p>
          </table:table-cell>
          <table:table-cell table:formula="of:=['7'.B34]/['7'.P28]" office:value-type="float" office:value="126.836761423598" calcext:value-type="float">
            <text:p>126.8367614236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mera height = 9 meter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1" table:number-columns-repeated="1007" table:default-cell-style-name="ce1"/>
        <table:table-row table:style-name="ro1">
          <table:table-cell table:number-columns-repeated="2"/>
          <table:table-cell office:value-type="string" calcext:value-type="string">
            <text:p>Unit/150cm/pinhole </text:p>
          </table:table-cell>
          <table:table-cell/>
          <table:table-cell office:value-type="string" calcext:value-type="string">
            <text:p>Unit/150cm/Scar</text:p>
          </table:table-cell>
          <table:table-cell table:number-columns-repeated="2"/>
          <table:table-cell office:value-type="string" calcext:value-type="string">
            <text:p>Unit/74cm/pinhole </text:p>
          </table:table-cell>
          <table:table-cell/>
          <table:table-cell office:value-type="string" calcext:value-type="string">
            <text:p>Unit/74cm/Scar</text:p>
          </table:table-cell>
          <table:table-cell table:number-columns-repeated="2"/>
          <table:table-cell office:value-type="string" calcext:value-type="string">
            <text:p>Unit/0cm/pinhole </text:p>
          </table:table-cell>
          <table:table-cell/>
          <table:table-cell office:value-type="string" calcext:value-type="string">
            <text:p>Unit/0cm/Scar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776358854768" calcext:value-type="float">
            <text:p>0.7763588548</text:p>
          </table:table-cell>
          <table:table-cell office:value-type="float" office:value="0.793262357196" calcext:value-type="float">
            <text:p>0.7932623572</text:p>
          </table:table-cell>
          <table:table-cell office:value-type="float" office:value="0.822224519861" calcext:value-type="float">
            <text:p>0.8222245199</text:p>
          </table:table-cell>
          <table:table-cell office:value-type="float" office:value="0.823634481139" calcext:value-type="float">
            <text:p>0.8236344811</text:p>
          </table:table-cell>
          <table:table-cell/>
          <table:table-cell office:value-type="float" office:value="0.893119602065" calcext:value-type="float">
            <text:p>0.8931196021</text:p>
          </table:table-cell>
          <table:table-cell office:value-type="float" office:value="0.865786870623" calcext:value-type="float">
            <text:p>0.8657868706</text:p>
          </table:table-cell>
          <table:table-cell office:value-type="float" office:value="0.875075525603" calcext:value-type="float">
            <text:p>0.8750755256</text:p>
          </table:table-cell>
          <table:table-cell office:value-type="float" office:value="0.895515894514" calcext:value-type="float">
            <text:p>0.8955158945</text:p>
          </table:table-cell>
          <table:table-cell/>
          <table:table-cell office:value-type="float" office:value="0.975723662439" calcext:value-type="float">
            <text:p>0.9757236624</text:p>
          </table:table-cell>
          <table:table-cell office:value-type="float" office:value="0.952071082822" calcext:value-type="float">
            <text:p>0.9520710828</text:p>
          </table:table-cell>
          <table:table-cell office:value-type="float" office:value="0.939810159175" calcext:value-type="float">
            <text:p>0.9398101592</text:p>
          </table:table-cell>
          <table:table-cell office:value-type="float" office:value="0.9250252648" calcext:value-type="float">
            <text:p>0.9250252648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90255822136" calcext:value-type="float">
            <text:p>0.7902558221</text:p>
          </table:table-cell>
          <table:table-cell office:value-type="float" office:value="0.794710327183" calcext:value-type="float">
            <text:p>0.7947103272</text:p>
          </table:table-cell>
          <table:table-cell office:value-type="float" office:value="0.82406353839" calcext:value-type="float">
            <text:p>0.8240635384</text:p>
          </table:table-cell>
          <table:table-cell office:value-type="float" office:value="0.800104732599" calcext:value-type="float">
            <text:p>0.8001047326</text:p>
          </table:table-cell>
          <table:table-cell/>
          <table:table-cell office:value-type="float" office:value="0.885679968782" calcext:value-type="float">
            <text:p>0.8856799688</text:p>
          </table:table-cell>
          <table:table-cell office:value-type="float" office:value="0.905788587027" calcext:value-type="float">
            <text:p>0.905788587</text:p>
          </table:table-cell>
          <table:table-cell office:value-type="float" office:value="0.84194385406" calcext:value-type="float">
            <text:p>0.8419438541</text:p>
          </table:table-cell>
          <table:table-cell office:value-type="float" office:value="0.879415998436" calcext:value-type="float">
            <text:p>0.8794159984</text:p>
          </table:table-cell>
          <table:table-cell/>
          <table:table-cell office:value-type="float" office:value="0.969953572595" calcext:value-type="float">
            <text:p>0.9699535726</text:p>
          </table:table-cell>
          <table:table-cell office:value-type="float" office:value="0.951540977596" calcext:value-type="float">
            <text:p>0.9515409776</text:p>
          </table:table-cell>
          <table:table-cell office:value-type="float" office:value="0.933741650586" calcext:value-type="float">
            <text:p>0.9337416506</text:p>
          </table:table-cell>
          <table:table-cell office:value-type="float" office:value="0.988052225736" calcext:value-type="float">
            <text:p>0.988052225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34651865268" calcext:value-type="float">
            <text:p>0.8346518653</text:p>
          </table:table-cell>
          <table:table-cell office:value-type="float" office:value="0.781818017205" calcext:value-type="float">
            <text:p>0.7818180172</text:p>
          </table:table-cell>
          <table:table-cell office:value-type="float" office:value="0.799800029072" calcext:value-type="float">
            <text:p>0.7998000291</text:p>
          </table:table-cell>
          <table:table-cell office:value-type="float" office:value="0.806817246248" calcext:value-type="float">
            <text:p>0.8068172462</text:p>
          </table:table-cell>
          <table:table-cell/>
          <table:table-cell office:value-type="float" office:value="0.853247826029" calcext:value-type="float">
            <text:p>0.853247826</text:p>
          </table:table-cell>
          <table:table-cell office:value-type="float" office:value="0.878577156483" calcext:value-type="float">
            <text:p>0.8785771565</text:p>
          </table:table-cell>
          <table:table-cell office:value-type="float" office:value="0.916822972436" calcext:value-type="float">
            <text:p>0.9168229724</text:p>
          </table:table-cell>
          <table:table-cell office:value-type="float" office:value="0.934027411931" calcext:value-type="float">
            <text:p>0.9340274119</text:p>
          </table:table-cell>
          <table:table-cell/>
          <table:table-cell office:value-type="float" office:value="0.962787696335" calcext:value-type="float">
            <text:p>0.9627876963</text:p>
          </table:table-cell>
          <table:table-cell office:value-type="float" office:value="0.970769645038" calcext:value-type="float">
            <text:p>0.970769645</text:p>
          </table:table-cell>
          <table:table-cell office:value-type="float" office:value="0.949823157675" calcext:value-type="float">
            <text:p>0.9498231577</text:p>
          </table:table-cell>
          <table:table-cell office:value-type="float" office:value="0.938666470238" calcext:value-type="float">
            <text:p>0.938666470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5839774606" calcext:value-type="float">
            <text:p>0.7583977461</text:p>
          </table:table-cell>
          <table:table-cell office:value-type="float" office:value="0.815329007147" calcext:value-type="float">
            <text:p>0.8153290071</text:p>
          </table:table-cell>
          <table:table-cell office:value-type="float" office:value="0.780457680079" calcext:value-type="float">
            <text:p>0.7804576801</text:p>
          </table:table-cell>
          <table:table-cell office:value-type="float" office:value="0.800319777604" calcext:value-type="float">
            <text:p>0.8003197776</text:p>
          </table:table-cell>
          <table:table-cell/>
          <table:table-cell office:value-type="float" office:value="0.879245974398" calcext:value-type="float">
            <text:p>0.8792459744</text:p>
          </table:table-cell>
          <table:table-cell office:value-type="float" office:value="0.894748586191" calcext:value-type="float">
            <text:p>0.8947485862</text:p>
          </table:table-cell>
          <table:table-cell office:value-type="float" office:value="0.88341702289" calcext:value-type="float">
            <text:p>0.8834170229</text:p>
          </table:table-cell>
          <table:table-cell office:value-type="float" office:value="0.855929900813" calcext:value-type="float">
            <text:p>0.8559299008</text:p>
          </table:table-cell>
          <table:table-cell/>
          <table:table-cell office:value-type="float" office:value="0.967417991748" calcext:value-type="float">
            <text:p>0.9674179917</text:p>
          </table:table-cell>
          <table:table-cell office:value-type="float" office:value="0.923730521043" calcext:value-type="float">
            <text:p>0.923730521</text:p>
          </table:table-cell>
          <table:table-cell office:value-type="float" office:value="1.00121878076" calcext:value-type="float">
            <text:p>1.0012187808</text:p>
          </table:table-cell>
          <table:table-cell office:value-type="float" office:value="0.972878931047" calcext:value-type="float">
            <text:p>0.97287893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94022314526" calcext:value-type="float">
            <text:p>0.7940223145</text:p>
          </table:table-cell>
          <table:table-cell office:value-type="float" office:value="0.823687903994" calcext:value-type="float">
            <text:p>0.823687904</text:p>
          </table:table-cell>
          <table:table-cell office:value-type="float" office:value="0.798558336499" calcext:value-type="float">
            <text:p>0.7985583365</text:p>
          </table:table-cell>
          <table:table-cell office:value-type="float" office:value="0.801603374495" calcext:value-type="float">
            <text:p>0.8016033745</text:p>
          </table:table-cell>
          <table:table-cell/>
          <table:table-cell office:value-type="float" office:value="0.863006437953" calcext:value-type="float">
            <text:p>0.863006438</text:p>
          </table:table-cell>
          <table:table-cell office:value-type="float" office:value="0.881905286789" calcext:value-type="float">
            <text:p>0.8819052868</text:p>
          </table:table-cell>
          <table:table-cell office:value-type="float" office:value="0.915139964686" calcext:value-type="float">
            <text:p>0.9151399647</text:p>
          </table:table-cell>
          <table:table-cell office:value-type="float" office:value="0.955719457979" calcext:value-type="float">
            <text:p>0.955719458</text:p>
          </table:table-cell>
          <table:table-cell/>
          <table:table-cell office:value-type="float" office:value="0.952575693749" calcext:value-type="float">
            <text:p>0.9525756937</text:p>
          </table:table-cell>
          <table:table-cell office:value-type="float" office:value="0.972024617807" calcext:value-type="float">
            <text:p>0.9720246178</text:p>
          </table:table-cell>
          <table:table-cell office:value-type="float" office:value="0.954829974662" calcext:value-type="float">
            <text:p>0.9548299747</text:p>
          </table:table-cell>
          <table:table-cell office:value-type="float" office:value="0.966627973183" calcext:value-type="float">
            <text:p>0.966627973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49975074069" calcext:value-type="float">
            <text:p>0.8499750741</text:p>
          </table:table-cell>
          <table:table-cell office:value-type="float" office:value="0.782722593765" calcext:value-type="float">
            <text:p>0.7827225938</text:p>
          </table:table-cell>
          <table:table-cell office:value-type="float" office:value="0.785643802855" calcext:value-type="float">
            <text:p>0.7856438029</text:p>
          </table:table-cell>
          <table:table-cell office:value-type="float" office:value="0.801440140162" calcext:value-type="float">
            <text:p>0.8014401402</text:p>
          </table:table-cell>
          <table:table-cell/>
          <table:table-cell office:value-type="float" office:value="0.879053275726" calcext:value-type="float">
            <text:p>0.8790532757</text:p>
          </table:table-cell>
          <table:table-cell office:value-type="float" office:value="0.874610165666" calcext:value-type="float">
            <text:p>0.8746101657</text:p>
          </table:table-cell>
          <table:table-cell office:value-type="float" office:value="0.899550379963" calcext:value-type="float">
            <text:p>0.89955038</text:p>
          </table:table-cell>
          <table:table-cell office:value-type="float" office:value="0.835131437055" calcext:value-type="float">
            <text:p>0.8351314371</text:p>
          </table:table-cell>
          <table:table-cell/>
          <table:table-cell office:value-type="float" office:value="0.959775073639" calcext:value-type="float">
            <text:p>0.9597750736</text:p>
          </table:table-cell>
          <table:table-cell office:value-type="float" office:value="0.986272994069" calcext:value-type="float">
            <text:p>0.9862729941</text:p>
          </table:table-cell>
          <table:table-cell office:value-type="float" office:value="0.986459955377" calcext:value-type="float">
            <text:p>0.9864599554</text:p>
          </table:table-cell>
          <table:table-cell office:value-type="float" office:value="0.941731212608" calcext:value-type="float">
            <text:p>0.941731212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61353768228" calcext:value-type="float">
            <text:p>0.7613537682</text:p>
          </table:table-cell>
          <table:table-cell office:value-type="float" office:value="0.801157941051" calcext:value-type="float">
            <text:p>0.8011579411</text:p>
          </table:table-cell>
          <table:table-cell office:value-type="float" office:value="0.777537031893" calcext:value-type="float">
            <text:p>0.7775370319</text:p>
          </table:table-cell>
          <table:table-cell office:value-type="float" office:value="0.781161281644" calcext:value-type="float">
            <text:p>0.7811612816</text:p>
          </table:table-cell>
          <table:table-cell/>
          <table:table-cell office:value-type="float" office:value="0.904638792492" calcext:value-type="float">
            <text:p>0.9046387925</text:p>
          </table:table-cell>
          <table:table-cell office:value-type="float" office:value="0.931066850816" calcext:value-type="float">
            <text:p>0.9310668508</text:p>
          </table:table-cell>
          <table:table-cell office:value-type="float" office:value="0.893618798249" calcext:value-type="float">
            <text:p>0.8936187982</text:p>
          </table:table-cell>
          <table:table-cell office:value-type="float" office:value="0.91732540821" calcext:value-type="float">
            <text:p>0.9173254082</text:p>
          </table:table-cell>
          <table:table-cell/>
          <table:table-cell office:value-type="float" office:value="0.943977191347" calcext:value-type="float">
            <text:p>0.9439771913</text:p>
          </table:table-cell>
          <table:table-cell office:value-type="float" office:value="0.959091778019" calcext:value-type="float">
            <text:p>0.959091778</text:p>
          </table:table-cell>
          <table:table-cell office:value-type="float" office:value="0.989435730229" calcext:value-type="float">
            <text:p>0.9894357302</text:p>
          </table:table-cell>
          <table:table-cell office:value-type="float" office:value="0.99018727341" calcext:value-type="float">
            <text:p>0.990187273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97993414083" calcext:value-type="float">
            <text:p>0.7979934141</text:p>
          </table:table-cell>
          <table:table-cell office:value-type="float" office:value="0.853106112107" calcext:value-type="float">
            <text:p>0.8531061121</text:p>
          </table:table-cell>
          <table:table-cell office:value-type="float" office:value="0.82503444841" calcext:value-type="float">
            <text:p>0.8250344484</text:p>
          </table:table-cell>
          <table:table-cell office:value-type="float" office:value="0.818948922691" calcext:value-type="float">
            <text:p>0.8189489227</text:p>
          </table:table-cell>
          <table:table-cell/>
          <table:table-cell office:value-type="float" office:value="0.882714988567" calcext:value-type="float">
            <text:p>0.8827149886</text:p>
          </table:table-cell>
          <table:table-cell office:value-type="float" office:value="0.845782198206" calcext:value-type="float">
            <text:p>0.8457821982</text:p>
          </table:table-cell>
          <table:table-cell office:value-type="float" office:value="0.891508070421" calcext:value-type="float">
            <text:p>0.8915080704</text:p>
          </table:table-cell>
          <table:table-cell office:value-type="float" office:value="0.886073371505" calcext:value-type="float">
            <text:p>0.8860733715</text:p>
          </table:table-cell>
          <table:table-cell/>
          <table:table-cell office:value-type="float" office:value="0.952159141161" calcext:value-type="float">
            <text:p>0.9521591412</text:p>
          </table:table-cell>
          <table:table-cell office:value-type="float" office:value="0.992767705272" calcext:value-type="float">
            <text:p>0.9927677053</text:p>
          </table:table-cell>
          <table:table-cell office:value-type="float" office:value="0.959506078752" calcext:value-type="float">
            <text:p>0.9595060788</text:p>
          </table:table-cell>
          <table:table-cell office:value-type="float" office:value="0.978225710205" calcext:value-type="float">
            <text:p>0.978225710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3551807618" calcext:value-type="float">
            <text:p>0.8135518076</text:p>
          </table:table-cell>
          <table:table-cell office:value-type="float" office:value="0.770571357274" calcext:value-type="float">
            <text:p>0.7705713573</text:p>
          </table:table-cell>
          <table:table-cell office:value-type="float" office:value="0.799215596178" calcext:value-type="float">
            <text:p>0.7992155962</text:p>
          </table:table-cell>
          <table:table-cell office:value-type="float" office:value="0.78908368755" calcext:value-type="float">
            <text:p>0.7890836876</text:p>
          </table:table-cell>
          <table:table-cell/>
          <table:table-cell office:value-type="float" office:value="0.889569515676" calcext:value-type="float">
            <text:p>0.8895695157</text:p>
          </table:table-cell>
          <table:table-cell office:value-type="float" office:value="0.926124949861" calcext:value-type="float">
            <text:p>0.9261249499</text:p>
          </table:table-cell>
          <table:table-cell office:value-type="float" office:value="0.843819662959" calcext:value-type="float">
            <text:p>0.843819663</text:p>
          </table:table-cell>
          <table:table-cell office:value-type="float" office:value="0.877548660997" calcext:value-type="float">
            <text:p>0.877548661</text:p>
          </table:table-cell>
          <table:table-cell/>
          <table:table-cell office:value-type="float" office:value="0.953492439871" calcext:value-type="float">
            <text:p>0.9534924399</text:p>
          </table:table-cell>
          <table:table-cell office:value-type="float" office:value="0.995695332122" calcext:value-type="float">
            <text:p>0.9956953321</text:p>
          </table:table-cell>
          <table:table-cell office:value-type="float" office:value="0.947928903834" calcext:value-type="float">
            <text:p>0.9479289038</text:p>
          </table:table-cell>
          <table:table-cell office:value-type="float" office:value="0.95026387185" calcext:value-type="float">
            <text:p>0.950263871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95747905994" calcext:value-type="float">
            <text:p>0.795747906</text:p>
          </table:table-cell>
          <table:table-cell office:value-type="float" office:value="0.814990519392" calcext:value-type="float">
            <text:p>0.8149905194</text:p>
          </table:table-cell>
          <table:table-cell office:value-type="float" office:value="0.837366459741" calcext:value-type="float">
            <text:p>0.8373664597</text:p>
          </table:table-cell>
          <table:table-cell office:value-type="float" office:value="0.804004142246" calcext:value-type="float">
            <text:p>0.8040041422</text:p>
          </table:table-cell>
          <table:table-cell/>
          <table:table-cell office:value-type="float" office:value="0.899487049526" calcext:value-type="float">
            <text:p>0.8994870495</text:p>
          </table:table-cell>
          <table:table-cell office:value-type="float" office:value="0.847971502736" calcext:value-type="float">
            <text:p>0.8479715027</text:p>
          </table:table-cell>
          <table:table-cell office:value-type="float" office:value="0.908088372202" calcext:value-type="float">
            <text:p>0.9080883722</text:p>
          </table:table-cell>
          <table:table-cell office:value-type="float" office:value="0.901576689849" calcext:value-type="float">
            <text:p>0.9015766898</text:p>
          </table:table-cell>
          <table:table-cell/>
          <table:table-cell office:value-type="float" office:value="0.933567902905" calcext:value-type="float">
            <text:p>0.9335679029</text:p>
          </table:table-cell>
          <table:table-cell office:value-type="float" office:value="0.963987412796" calcext:value-type="float">
            <text:p>0.9639874128</text:p>
          </table:table-cell>
          <table:table-cell office:value-type="float" office:value="0.933204049961" calcext:value-type="float">
            <text:p>0.93320405</text:p>
          </table:table-cell>
          <table:table-cell office:value-type="float" office:value="0.976935570116" calcext:value-type="float">
            <text:p>0.976935570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56452205157" calcext:value-type="float">
            <text:p>0.7564522052</text:p>
          </table:table-cell>
          <table:table-cell office:value-type="float" office:value="0.848007652831" calcext:value-type="float">
            <text:p>0.8480076528</text:p>
          </table:table-cell>
          <table:table-cell office:value-type="float" office:value="0.813501224181" calcext:value-type="float">
            <text:p>0.8135012242</text:p>
          </table:table-cell>
          <table:table-cell office:value-type="float" office:value="0.795192120395" calcext:value-type="float">
            <text:p>0.7951921204</text:p>
          </table:table-cell>
          <table:table-cell/>
          <table:table-cell office:value-type="float" office:value="0.864127798058" calcext:value-type="float">
            <text:p>0.8641277981</text:p>
          </table:table-cell>
          <table:table-cell office:value-type="float" office:value="0.862616570251" calcext:value-type="float">
            <text:p>0.8626165703</text:p>
          </table:table-cell>
          <table:table-cell office:value-type="float" office:value="0.871077527698" calcext:value-type="float">
            <text:p>0.8710775277</text:p>
          </table:table-cell>
          <table:table-cell office:value-type="float" office:value="0.877911770371" calcext:value-type="float">
            <text:p>0.8779117704</text:p>
          </table:table-cell>
          <table:table-cell/>
          <table:table-cell office:value-type="float" office:value="0.958004415024" calcext:value-type="float">
            <text:p>0.958004415</text:p>
          </table:table-cell>
          <table:table-cell office:value-type="float" office:value="0.978166590639" calcext:value-type="float">
            <text:p>0.9781665906</text:p>
          </table:table-cell>
          <table:table-cell office:value-type="float" office:value="0.932123009477" calcext:value-type="float">
            <text:p>0.9321230095</text:p>
          </table:table-cell>
          <table:table-cell office:value-type="float" office:value="0.978034167888" calcext:value-type="float">
            <text:p>0.978034167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20999509975" calcext:value-type="float">
            <text:p>0.82099951</text:p>
          </table:table-cell>
          <table:table-cell office:value-type="float" office:value="0.790092583593" calcext:value-type="float">
            <text:p>0.7900925836</text:p>
          </table:table-cell>
          <table:table-cell office:value-type="float" office:value="0.820084519732" calcext:value-type="float">
            <text:p>0.8200845197</text:p>
          </table:table-cell>
          <table:table-cell office:value-type="float" office:value="0.801638042998" calcext:value-type="float">
            <text:p>0.801638043</text:p>
          </table:table-cell>
          <table:table-cell/>
          <table:table-cell office:value-type="float" office:value="0.853015495412" calcext:value-type="float">
            <text:p>0.8530154954</text:p>
          </table:table-cell>
          <table:table-cell office:value-type="float" office:value="0.879030168088" calcext:value-type="float">
            <text:p>0.8790301681</text:p>
          </table:table-cell>
          <table:table-cell office:value-type="float" office:value="0.872726684715" calcext:value-type="float">
            <text:p>0.8727266847</text:p>
          </table:table-cell>
          <table:table-cell office:value-type="float" office:value="0.86228205593" calcext:value-type="float">
            <text:p>0.8622820559</text:p>
          </table:table-cell>
          <table:table-cell/>
          <table:table-cell office:value-type="float" office:value="0.965871208084" calcext:value-type="float">
            <text:p>0.9658712081</text:p>
          </table:table-cell>
          <table:table-cell office:value-type="float" office:value="0.971668571385" calcext:value-type="float">
            <text:p>0.9716685714</text:p>
          </table:table-cell>
          <table:table-cell office:value-type="float" office:value="0.936514423344" calcext:value-type="float">
            <text:p>0.9365144233</text:p>
          </table:table-cell>
          <table:table-cell office:value-type="float" office:value="0.977113999886" calcext:value-type="float">
            <text:p>0.977113999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487642575" calcext:value-type="float">
            <text:p>0.8148764258</text:p>
          </table:table-cell>
          <table:table-cell office:value-type="float" office:value="0.792390236888" calcext:value-type="float">
            <text:p>0.7923902369</text:p>
          </table:table-cell>
          <table:table-cell office:value-type="float" office:value="0.787072086374" calcext:value-type="float">
            <text:p>0.7870720864</text:p>
          </table:table-cell>
          <table:table-cell office:value-type="float" office:value="0.801005901882" calcext:value-type="float">
            <text:p>0.8010059019</text:p>
          </table:table-cell>
          <table:table-cell/>
          <table:table-cell office:value-type="float" office:value="0.863331461614" calcext:value-type="float">
            <text:p>0.8633314616</text:p>
          </table:table-cell>
          <table:table-cell office:value-type="float" office:value="0.865535822709" calcext:value-type="float">
            <text:p>0.8655358227</text:p>
          </table:table-cell>
          <table:table-cell office:value-type="float" office:value="0.899328183946" calcext:value-type="float">
            <text:p>0.8993281839</text:p>
          </table:table-cell>
          <table:table-cell office:value-type="float" office:value="0.850998272272" calcext:value-type="float">
            <text:p>0.8509982723</text:p>
          </table:table-cell>
          <table:table-cell/>
          <table:table-cell office:value-type="float" office:value="0.961823252513" calcext:value-type="float">
            <text:p>0.9618232525</text:p>
          </table:table-cell>
          <table:table-cell office:value-type="float" office:value="0.930578688738" calcext:value-type="float">
            <text:p>0.9305786887</text:p>
          </table:table-cell>
          <table:table-cell office:value-type="float" office:value="0.985020771233" calcext:value-type="float">
            <text:p>0.9850207712</text:p>
          </table:table-cell>
          <table:table-cell office:value-type="float" office:value="0.949970119428" calcext:value-type="float">
            <text:p>0.949970119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68096708605" calcext:value-type="float">
            <text:p>0.7680967086</text:p>
          </table:table-cell>
          <table:table-cell office:value-type="float" office:value="0.794747930118" calcext:value-type="float">
            <text:p>0.7947479301</text:p>
          </table:table-cell>
          <table:table-cell office:value-type="float" office:value="0.785237597526" calcext:value-type="float">
            <text:p>0.7852375975</text:p>
          </table:table-cell>
          <table:table-cell office:value-type="float" office:value="0.801279334037" calcext:value-type="float">
            <text:p>0.801279334</text:p>
          </table:table-cell>
          <table:table-cell/>
          <table:table-cell office:value-type="float" office:value="0.881774815155" calcext:value-type="float">
            <text:p>0.8817748152</text:p>
          </table:table-cell>
          <table:table-cell office:value-type="float" office:value="0.902965799151" calcext:value-type="float">
            <text:p>0.9029657992</text:p>
          </table:table-cell>
          <table:table-cell office:value-type="float" office:value="0.913863851812" calcext:value-type="float">
            <text:p>0.9138638518</text:p>
          </table:table-cell>
          <table:table-cell office:value-type="float" office:value="0.907772452368" calcext:value-type="float">
            <text:p>0.9077724524</text:p>
          </table:table-cell>
          <table:table-cell/>
          <table:table-cell office:value-type="float" office:value="0.959042592215" calcext:value-type="float">
            <text:p>0.9590425922</text:p>
          </table:table-cell>
          <table:table-cell office:value-type="float" office:value="0.956970541733" calcext:value-type="float">
            <text:p>0.9569705417</text:p>
          </table:table-cell>
          <table:table-cell office:value-type="float" office:value="0.977556258517" calcext:value-type="float">
            <text:p>0.9775562585</text:p>
          </table:table-cell>
          <table:table-cell office:value-type="float" office:value="0.955153898176" calcext:value-type="float">
            <text:p>0.955153898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93088447993" calcext:value-type="float">
            <text:p>0.793088448</text:p>
          </table:table-cell>
          <table:table-cell office:value-type="float" office:value="0.784740268141" calcext:value-type="float">
            <text:p>0.7847402681</text:p>
          </table:table-cell>
          <table:table-cell office:value-type="float" office:value="0.797789242174" calcext:value-type="float">
            <text:p>0.7977892422</text:p>
          </table:table-cell>
          <table:table-cell office:value-type="float" office:value="0.790093604156" calcext:value-type="float">
            <text:p>0.7900936042</text:p>
          </table:table-cell>
          <table:table-cell/>
          <table:table-cell office:value-type="float" office:value="0.87145200962" calcext:value-type="float">
            <text:p>0.8714520096</text:p>
          </table:table-cell>
          <table:table-cell office:value-type="float" office:value="0.873058657273" calcext:value-type="float">
            <text:p>0.8730586573</text:p>
          </table:table-cell>
          <table:table-cell office:value-type="float" office:value="0.865231167188" calcext:value-type="float">
            <text:p>0.8652311672</text:p>
          </table:table-cell>
          <table:table-cell office:value-type="float" office:value="0.904017805871" calcext:value-type="float">
            <text:p>0.9040178059</text:p>
          </table:table-cell>
          <table:table-cell/>
          <table:table-cell office:value-type="float" office:value="0.976164143812" calcext:value-type="float">
            <text:p>0.9761641438</text:p>
          </table:table-cell>
          <table:table-cell office:value-type="float" office:value="0.935874276167" calcext:value-type="float">
            <text:p>0.9358742762</text:p>
          </table:table-cell>
          <table:table-cell office:value-type="float" office:value="0.970868772975" calcext:value-type="float">
            <text:p>0.970868773</text:p>
          </table:table-cell>
          <table:table-cell office:value-type="float" office:value="0.979643261926" calcext:value-type="float">
            <text:p>0.9796432619</text:p>
          </table:table-cell>
          <table:table-cell table:number-columns-repeated="100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'8'.C2:.C16])" office:value-type="float" office:value="0.795054791348667" calcext:value-type="float">
            <text:p>0.7950547913</text:p>
          </table:table-cell>
          <table:table-cell table:formula="of:=AVERAGE(['8'.D2:.D25])" office:value-type="float" office:value="0.802755653859" calcext:value-type="float">
            <text:p>0.8027556539</text:p>
          </table:table-cell>
          <table:table-cell table:formula="of:=AVERAGE(['8'.E2:.E25])" office:value-type="float" office:value="0.803572407531" calcext:value-type="float">
            <text:p>0.8035724075</text:p>
          </table:table-cell>
          <table:table-cell table:formula="of:=AVERAGE(['8'.F2:.F16])" office:value-type="float" office:value="0.8010884526564" calcext:value-type="float">
            <text:p>0.8010884527</text:p>
          </table:table-cell>
          <table:table-cell/>
          <table:table-cell table:formula="of:=AVERAGE(['8'.H2:.H25])" office:value-type="float" office:value="0.877564334071533" calcext:value-type="float">
            <text:p>0.8775643341</text:p>
          </table:table-cell>
          <table:table-cell table:formula="of:=AVERAGE(['8'.I2:.I16])" office:value-type="float" office:value="0.882371278124667" calcext:value-type="float">
            <text:p>0.8823712781</text:p>
          </table:table-cell>
          <table:table-cell table:formula="of:=AVERAGE(['8'.J2:.J25])" office:value-type="float" office:value="0.886080802588533" calcext:value-type="float">
            <text:p>0.8860808026</text:p>
          </table:table-cell>
          <table:table-cell table:formula="of:=AVERAGE(['8'.K2:.K16])" office:value-type="float" office:value="0.889416439206733" calcext:value-type="float">
            <text:p>0.8894164392</text:p>
          </table:table-cell>
          <table:table-cell/>
          <table:table-cell table:formula="of:=AVERAGE(['8'.M2:.M25])" office:value-type="float" office:value="0.959489065162467" calcext:value-type="float">
            <text:p>0.9594890652</text:p>
          </table:table-cell>
          <table:table-cell table:formula="of:=AVERAGE(['8'.N2:.N25])" office:value-type="float" office:value="0.962747382349733" calcext:value-type="float">
            <text:p>0.9627473823</text:p>
          </table:table-cell>
          <table:table-cell table:formula="of:=AVERAGE(['8'.O2:.O25])" office:value-type="float" office:value="0.9598694451038" calcext:value-type="float">
            <text:p>0.9598694451</text:p>
          </table:table-cell>
          <table:table-cell table:formula="of:=AVERAGE(['8'.P2:.P25])" office:value-type="float" office:value="0.964567330033133" calcext:value-type="float">
            <text:p>0.964567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t = cm / pix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igh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a mod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llet width(cm)</text:p>
          </table:table-cell>
          <table:table-cell office:value-type="float" office:value="101" calcext:value-type="float">
            <text:p>101</text:p>
          </table:table-cell>
          <table:table-cell table:formula="of:=['8'.B33]/['8'.C28]" office:value-type="float" office:value="127.035269894634" calcext:value-type="float">
            <text:p>127.0352698946</text:p>
          </table:table-cell>
          <table:table-cell table:formula="of:=['8'.B33]/['8'.D28]" office:value-type="float" office:value="125.81661619507" calcext:value-type="float">
            <text:p>125.8166161951</text:p>
          </table:table-cell>
          <table:table-cell table:formula="of:=['8'.B33]/['8'.E28]" office:value-type="float" office:value="125.688735767229" calcext:value-type="float">
            <text:p>125.6887357672</text:p>
          </table:table-cell>
          <table:table-cell table:formula="of:=['8'.B33]/['8'.F28]" office:value-type="float" office:value="126.078461953964" calcext:value-type="float">
            <text:p>126.078461954</text:p>
          </table:table-cell>
          <table:table-cell/>
          <table:table-cell table:formula="of:=['8'.B33]/['8'.H28]" office:value-type="float" office:value="115.091277161871" calcext:value-type="float">
            <text:p>115.0912771619</text:p>
          </table:table-cell>
          <table:table-cell table:formula="of:=['8'.B33]/['8'.I28]" office:value-type="float" office:value="114.464287884187" calcext:value-type="float">
            <text:p>114.4642878842</text:p>
          </table:table-cell>
          <table:table-cell table:formula="of:=['8'.B33]/['8'.J28]" office:value-type="float" office:value="113.985089965775" calcext:value-type="float">
            <text:p>113.9850899658</text:p>
          </table:table-cell>
          <table:table-cell table:formula="of:=['8'.B33]/['8'.K28]" office:value-type="float" office:value="113.557604231019" calcext:value-type="float">
            <text:p>113.557604231</text:p>
          </table:table-cell>
          <table:table-cell/>
          <table:table-cell table:formula="of:=['8'.B33]/['8'.M28]" office:value-type="float" office:value="105.264357528554" calcext:value-type="float">
            <text:p>105.2643575286</text:p>
          </table:table-cell>
          <table:table-cell table:formula="of:=['8'.B33]/['8'.N28]" office:value-type="float" office:value="104.908101389478" calcext:value-type="float">
            <text:p>104.9081013895</text:p>
          </table:table-cell>
          <table:table-cell table:formula="of:=['8'.B33]/['8'.O28]" office:value-type="float" office:value="105.222643053377" calcext:value-type="float">
            <text:p>105.2226430534</text:p>
          </table:table-cell>
          <table:table-cell table:formula="of:=['8'.B33]/['8'.P28]" office:value-type="float" office:value="104.710160561348" calcext:value-type="float">
            <text:p>104.71016056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llet length(cm)</text:p>
          </table:table-cell>
          <table:table-cell office:value-type="float" office:value="121.5" calcext:value-type="float">
            <text:p>121.5</text:p>
          </table:table-cell>
          <table:table-cell table:formula="of:=['8'.B34]/['8'.C28]" office:value-type="float" office:value="152.819656358397" calcext:value-type="float">
            <text:p>152.8196563584</text:p>
          </table:table-cell>
          <table:table-cell table:formula="of:=['8'.B34]/['8'.D28]" office:value-type="float" office:value="151.353652155455" calcext:value-type="float">
            <text:p>151.3536521555</text:p>
          </table:table-cell>
          <table:table-cell table:formula="of:=['8'.B34]/['8'.E28]" office:value-type="float" office:value="151.199815799191" calcext:value-type="float">
            <text:p>151.1998157992</text:p>
          </table:table-cell>
          <table:table-cell table:formula="of:=['8'.B34]/['8'.F28]" office:value-type="float" office:value="151.668644825809" calcext:value-type="float">
            <text:p>151.6686448258</text:p>
          </table:table-cell>
          <table:table-cell/>
          <table:table-cell table:formula="of:=['8'.B34]/['8'.H28]" office:value-type="float" office:value="138.451387872944" calcext:value-type="float">
            <text:p>138.4513878729</text:p>
          </table:table-cell>
          <table:table-cell table:formula="of:=['8'.B34]/['8'.I28]" office:value-type="float" office:value="137.697138395334" calcext:value-type="float">
            <text:p>137.6971383953</text:p>
          </table:table-cell>
          <table:table-cell table:formula="of:=['8'.B34]/['8'.J28]" office:value-type="float" office:value="137.120677533086" calcext:value-type="float">
            <text:p>137.1206775331</text:p>
          </table:table-cell>
          <table:table-cell table:formula="of:=['8'.B34]/['8'.K28]" office:value-type="float" office:value="136.60642489177" calcext:value-type="float">
            <text:p>136.6064248918</text:p>
          </table:table-cell>
          <table:table-cell/>
          <table:table-cell table:formula="of:=['8'.B34]/['8'.M28]" office:value-type="float" office:value="126.629895442766" calcext:value-type="float">
            <text:p>126.6298954428</text:p>
          </table:table-cell>
          <table:table-cell table:formula="of:=['8'.B34]/['8'.N28]" office:value-type="float" office:value="126.201329889322" calcext:value-type="float">
            <text:p>126.2013298893</text:p>
          </table:table-cell>
          <table:table-cell table:formula="of:=['8'.B34]/['8'.O28]" office:value-type="float" office:value="126.579714168171" calcext:value-type="float">
            <text:p>126.5797141682</text:p>
          </table:table-cell>
          <table:table-cell table:formula="of:=['8'.B34]/['8'.P28]" office:value-type="float" office:value="125.963212952513" calcext:value-type="float">
            <text:p>125.9632129525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mera height = 9 meter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1" table:number-columns-repeated="1007" table:default-cell-style-name="ce1"/>
        <table:table-row table:style-name="ro1">
          <table:table-cell table:number-columns-repeated="2"/>
          <table:table-cell office:value-type="string" calcext:value-type="string">
            <text:p>Unit/150cm/pinhole </text:p>
          </table:table-cell>
          <table:table-cell/>
          <table:table-cell office:value-type="string" calcext:value-type="string">
            <text:p>Unit/150cm/Scar</text:p>
          </table:table-cell>
          <table:table-cell table:number-columns-repeated="2"/>
          <table:table-cell office:value-type="string" calcext:value-type="string">
            <text:p>Unit/74cm/pinhole </text:p>
          </table:table-cell>
          <table:table-cell/>
          <table:table-cell office:value-type="string" calcext:value-type="string">
            <text:p>Unit/74cm/Scar</text:p>
          </table:table-cell>
          <table:table-cell table:number-columns-repeated="2"/>
          <table:table-cell office:value-type="string" calcext:value-type="string">
            <text:p>Unit/0cm/pinhole </text:p>
          </table:table-cell>
          <table:table-cell/>
          <table:table-cell office:value-type="string" calcext:value-type="string">
            <text:p>Unit/0cm/Scar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.787441837911" calcext:value-type="float">
            <text:p>0.7874418379</text:p>
          </table:table-cell>
          <table:table-cell office:value-type="float" office:value="0.83412137004" calcext:value-type="float">
            <text:p>0.83412137</text:p>
          </table:table-cell>
          <table:table-cell office:value-type="float" office:value="0.803050440538" calcext:value-type="float">
            <text:p>0.8030504405</text:p>
          </table:table-cell>
          <table:table-cell office:value-type="float" office:value="0.820175606207" calcext:value-type="float">
            <text:p>0.8201756062</text:p>
          </table:table-cell>
          <table:table-cell/>
          <table:table-cell office:value-type="float" office:value="0.878666396125" calcext:value-type="float">
            <text:p>0.8786663961</text:p>
          </table:table-cell>
          <table:table-cell office:value-type="float" office:value="0.940583870659" calcext:value-type="float">
            <text:p>0.9405838707</text:p>
          </table:table-cell>
          <table:table-cell office:value-type="float" office:value="0.826857475401" calcext:value-type="float">
            <text:p>0.8268574754</text:p>
          </table:table-cell>
          <table:table-cell office:value-type="float" office:value="0.885498968048" calcext:value-type="float">
            <text:p>0.885498968</text:p>
          </table:table-cell>
          <table:table-cell/>
          <table:table-cell office:value-type="float" office:value="0.937916222468" calcext:value-type="float">
            <text:p>0.9379162225</text:p>
          </table:table-cell>
          <table:table-cell office:value-type="float" office:value="1.00951338435" calcext:value-type="float">
            <text:p>1.0095133844</text:p>
          </table:table-cell>
          <table:table-cell office:value-type="float" office:value="0.97461258157" calcext:value-type="float">
            <text:p>0.9746125816</text:p>
          </table:table-cell>
          <table:table-cell office:value-type="float" office:value="0.978220560587" calcext:value-type="float">
            <text:p>0.978220560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810687773" calcext:value-type="float">
            <text:p>0.8181068777</text:p>
          </table:table-cell>
          <table:table-cell office:value-type="float" office:value="0.746743920753" calcext:value-type="float">
            <text:p>0.7467439208</text:p>
          </table:table-cell>
          <table:table-cell office:value-type="float" office:value="0.794608636384" calcext:value-type="float">
            <text:p>0.7946086364</text:p>
          </table:table-cell>
          <table:table-cell office:value-type="float" office:value="0.800781576867" calcext:value-type="float">
            <text:p>0.8007815769</text:p>
          </table:table-cell>
          <table:table-cell/>
          <table:table-cell office:value-type="float" office:value="0.88913008086" calcext:value-type="float">
            <text:p>0.8891300809</text:p>
          </table:table-cell>
          <table:table-cell office:value-type="float" office:value="0.845725091459" calcext:value-type="float">
            <text:p>0.8457250915</text:p>
          </table:table-cell>
          <table:table-cell office:value-type="float" office:value="0.919465795207" calcext:value-type="float">
            <text:p>0.9194657952</text:p>
          </table:table-cell>
          <table:table-cell office:value-type="float" office:value="0.877126836588" calcext:value-type="float">
            <text:p>0.8771268366</text:p>
          </table:table-cell>
          <table:table-cell/>
          <table:table-cell office:value-type="float" office:value="0.968351086689" calcext:value-type="float">
            <text:p>0.9683510867</text:p>
          </table:table-cell>
          <table:table-cell office:value-type="float" office:value="0.890506514015" calcext:value-type="float">
            <text:p>0.890506514</text:p>
          </table:table-cell>
          <table:table-cell office:value-type="float" office:value="0.93948206733" calcext:value-type="float">
            <text:p>0.9394820673</text:p>
          </table:table-cell>
          <table:table-cell office:value-type="float" office:value="0.912322010978" calcext:value-type="float">
            <text:p>0.91232201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06285041391" calcext:value-type="float">
            <text:p>0.8062850414</text:p>
          </table:table-cell>
          <table:table-cell office:value-type="float" office:value="0.849978519029" calcext:value-type="float">
            <text:p>0.849978519</text:p>
          </table:table-cell>
          <table:table-cell office:value-type="float" office:value="0.825265331766" calcext:value-type="float">
            <text:p>0.8252653318</text:p>
          </table:table-cell>
          <table:table-cell office:value-type="float" office:value="0.802226376148" calcext:value-type="float">
            <text:p>0.8022263761</text:p>
          </table:table-cell>
          <table:table-cell/>
          <table:table-cell office:value-type="float" office:value="0.851736426554" calcext:value-type="float">
            <text:p>0.8517364266</text:p>
          </table:table-cell>
          <table:table-cell office:value-type="float" office:value="0.880821579747" calcext:value-type="float">
            <text:p>0.8808215797</text:p>
          </table:table-cell>
          <table:table-cell office:value-type="float" office:value="0.886569003183" calcext:value-type="float">
            <text:p>0.8865690032</text:p>
          </table:table-cell>
          <table:table-cell office:value-type="float" office:value="0.886115089792" calcext:value-type="float">
            <text:p>0.8861150898</text:p>
          </table:table-cell>
          <table:table-cell/>
          <table:table-cell office:value-type="float" office:value="0.976033171154" calcext:value-type="float">
            <text:p>0.9760331712</text:p>
          </table:table-cell>
          <table:table-cell office:value-type="float" office:value="0.987738238666" calcext:value-type="float">
            <text:p>0.9877382387</text:p>
          </table:table-cell>
          <table:table-cell office:value-type="float" office:value="1.00530294994" calcext:value-type="float">
            <text:p>1.0053029499</text:p>
          </table:table-cell>
          <table:table-cell office:value-type="float" office:value="1.01951005949" calcext:value-type="float">
            <text:p>1.019510059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80718091584" calcext:value-type="float">
            <text:p>0.7807180916</text:p>
          </table:table-cell>
          <table:table-cell office:value-type="float" office:value="0.773802329999" calcext:value-type="float">
            <text:p>0.77380233</text:p>
          </table:table-cell>
          <table:table-cell office:value-type="float" office:value="0.802634554426" calcext:value-type="float">
            <text:p>0.8026345544</text:p>
          </table:table-cell>
          <table:table-cell office:value-type="float" office:value="0.80447249686" calcext:value-type="float">
            <text:p>0.8044724969</text:p>
          </table:table-cell>
          <table:table-cell/>
          <table:table-cell office:value-type="float" office:value="0.895248950389" calcext:value-type="float">
            <text:p>0.8952489504</text:p>
          </table:table-cell>
          <table:table-cell office:value-type="float" office:value="0.891938153716" calcext:value-type="float">
            <text:p>0.8919381537</text:p>
          </table:table-cell>
          <table:table-cell office:value-type="float" office:value="0.882232244583" calcext:value-type="float">
            <text:p>0.8822322446</text:p>
          </table:table-cell>
          <table:table-cell office:value-type="float" office:value="0.877714198251" calcext:value-type="float">
            <text:p>0.8777141983</text:p>
          </table:table-cell>
          <table:table-cell/>
          <table:table-cell office:value-type="float" office:value="0.927444407121" calcext:value-type="float">
            <text:p>0.9274444071</text:p>
          </table:table-cell>
          <table:table-cell office:value-type="float" office:value="0.964217505765" calcext:value-type="float">
            <text:p>0.9642175058</text:p>
          </table:table-cell>
          <table:table-cell office:value-type="float" office:value="0.936637394536" calcext:value-type="float">
            <text:p>0.9366373945</text:p>
          </table:table-cell>
          <table:table-cell office:value-type="float" office:value="0.90079747228" calcext:value-type="float">
            <text:p>0.900797472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3948217151" calcext:value-type="float">
            <text:p>0.8139482172</text:p>
          </table:table-cell>
          <table:table-cell office:value-type="float" office:value="0.781108910158" calcext:value-type="float">
            <text:p>0.7811089102</text:p>
          </table:table-cell>
          <table:table-cell office:value-type="float" office:value="0.79632356156" calcext:value-type="float">
            <text:p>0.7963235616</text:p>
          </table:table-cell>
          <table:table-cell office:value-type="float" office:value="0.788182468815" calcext:value-type="float">
            <text:p>0.7881824688</text:p>
          </table:table-cell>
          <table:table-cell/>
          <table:table-cell office:value-type="float" office:value="0.867586540789" calcext:value-type="float">
            <text:p>0.8675865408</text:p>
          </table:table-cell>
          <table:table-cell office:value-type="float" office:value="0.85462566453" calcext:value-type="float">
            <text:p>0.8546256645</text:p>
          </table:table-cell>
          <table:table-cell office:value-type="float" office:value="0.854540992409" calcext:value-type="float">
            <text:p>0.8545409924</text:p>
          </table:table-cell>
          <table:table-cell office:value-type="float" office:value="0.88248320554" calcext:value-type="float">
            <text:p>0.8824832055</text:p>
          </table:table-cell>
          <table:table-cell/>
          <table:table-cell office:value-type="float" office:value="0.966473140262" calcext:value-type="float">
            <text:p>0.9664731403</text:p>
          </table:table-cell>
          <table:table-cell office:value-type="float" office:value="0.918316078387" calcext:value-type="float">
            <text:p>0.9183160784</text:p>
          </table:table-cell>
          <table:table-cell office:value-type="float" office:value="0.954860779564" calcext:value-type="float">
            <text:p>0.9548607796</text:p>
          </table:table-cell>
          <table:table-cell office:value-type="float" office:value="1.05108290781" calcext:value-type="float">
            <text:p>1.0510829078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5330727915" calcext:value-type="float">
            <text:p>0.8153307279</text:p>
          </table:table-cell>
          <table:table-cell office:value-type="float" office:value="0.782229861186" calcext:value-type="float">
            <text:p>0.7822298612</text:p>
          </table:table-cell>
          <table:table-cell office:value-type="float" office:value="0.833230731368" calcext:value-type="float">
            <text:p>0.8332307314</text:p>
          </table:table-cell>
          <table:table-cell office:value-type="float" office:value="0.775150678497" calcext:value-type="float">
            <text:p>0.7751506785</text:p>
          </table:table-cell>
          <table:table-cell/>
          <table:table-cell office:value-type="float" office:value="0.867569005417" calcext:value-type="float">
            <text:p>0.8675690054</text:p>
          </table:table-cell>
          <table:table-cell office:value-type="float" office:value="0.8604208823" calcext:value-type="float">
            <text:p>0.8604208823</text:p>
          </table:table-cell>
          <table:table-cell office:value-type="float" office:value="0.922082832827" calcext:value-type="float">
            <text:p>0.9220828328</text:p>
          </table:table-cell>
          <table:table-cell office:value-type="float" office:value="0.857479672622" calcext:value-type="float">
            <text:p>0.8574796726</text:p>
          </table:table-cell>
          <table:table-cell/>
          <table:table-cell office:value-type="float" office:value="0.995147996775" calcext:value-type="float">
            <text:p>0.9951479968</text:p>
          </table:table-cell>
          <table:table-cell office:value-type="float" office:value="0.947456107577" calcext:value-type="float">
            <text:p>0.9474561076</text:p>
          </table:table-cell>
          <table:table-cell office:value-type="float" office:value="0.982916740486" calcext:value-type="float">
            <text:p>0.9829167405</text:p>
          </table:table-cell>
          <table:table-cell office:value-type="float" office:value="0.910691854176" calcext:value-type="float">
            <text:p>0.910691854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92013431799" calcext:value-type="float">
            <text:p>0.7920134318</text:p>
          </table:table-cell>
          <table:table-cell office:value-type="float" office:value="0.806082359074" calcext:value-type="float">
            <text:p>0.8060823591</text:p>
          </table:table-cell>
          <table:table-cell office:value-type="float" office:value="0.788157332698" calcext:value-type="float">
            <text:p>0.7881573327</text:p>
          </table:table-cell>
          <table:table-cell office:value-type="float" office:value="0.824949511399" calcext:value-type="float">
            <text:p>0.8249495114</text:p>
          </table:table-cell>
          <table:table-cell/>
          <table:table-cell office:value-type="float" office:value="0.866425610957" calcext:value-type="float">
            <text:p>0.866425611</text:p>
          </table:table-cell>
          <table:table-cell office:value-type="float" office:value="0.868551154127" calcext:value-type="float">
            <text:p>0.8685511541</text:p>
          </table:table-cell>
          <table:table-cell office:value-type="float" office:value="0.853942796087" calcext:value-type="float">
            <text:p>0.8539427961</text:p>
          </table:table-cell>
          <table:table-cell office:value-type="float" office:value="0.899850838727" calcext:value-type="float">
            <text:p>0.8998508387</text:p>
          </table:table-cell>
          <table:table-cell/>
          <table:table-cell office:value-type="float" office:value="0.920955511016" calcext:value-type="float">
            <text:p>0.920955511</text:p>
          </table:table-cell>
          <table:table-cell office:value-type="float" office:value="1.0056210409" calcext:value-type="float">
            <text:p>1.0056210409</text:p>
          </table:table-cell>
          <table:table-cell office:value-type="float" office:value="0.937411575271" calcext:value-type="float">
            <text:p>0.9374115753</text:p>
          </table:table-cell>
          <table:table-cell office:value-type="float" office:value="1.04167800823" calcext:value-type="float">
            <text:p>1.041678008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30371273895" calcext:value-type="float">
            <text:p>0.8303712739</text:p>
          </table:table-cell>
          <table:table-cell office:value-type="float" office:value="0.78864095515" calcext:value-type="float">
            <text:p>0.7886409552</text:p>
          </table:table-cell>
          <table:table-cell office:value-type="float" office:value="0.82075457879" calcext:value-type="float">
            <text:p>0.8207545788</text:p>
          </table:table-cell>
          <table:table-cell office:value-type="float" office:value="0.777630198194" calcext:value-type="float">
            <text:p>0.7776301982</text:p>
          </table:table-cell>
          <table:table-cell/>
          <table:table-cell office:value-type="float" office:value="0.901156956487" calcext:value-type="float">
            <text:p>0.9011569565</text:p>
          </table:table-cell>
          <table:table-cell office:value-type="float" office:value="0.893847978067" calcext:value-type="float">
            <text:p>0.8938479781</text:p>
          </table:table-cell>
          <table:table-cell office:value-type="float" office:value="0.856079643518" calcext:value-type="float">
            <text:p>0.8560796435</text:p>
          </table:table-cell>
          <table:table-cell office:value-type="float" office:value="0.85638807885" calcext:value-type="float">
            <text:p>0.8563880789</text:p>
          </table:table-cell>
          <table:table-cell/>
          <table:table-cell office:value-type="float" office:value="1.00085542768" calcext:value-type="float">
            <text:p>1.0008554277</text:p>
          </table:table-cell>
          <table:table-cell office:value-type="float" office:value="0.923183772764" calcext:value-type="float">
            <text:p>0.9231837728</text:p>
          </table:table-cell>
          <table:table-cell office:value-type="float" office:value="0.976180306898" calcext:value-type="float">
            <text:p>0.9761803069</text:p>
          </table:table-cell>
          <table:table-cell office:value-type="float" office:value="0.892519967463" calcext:value-type="float">
            <text:p>0.892519967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58612670905" calcext:value-type="float">
            <text:p>0.7586126709</text:p>
          </table:table-cell>
          <table:table-cell office:value-type="float" office:value="0.76759459804" calcext:value-type="float">
            <text:p>0.767594598</text:p>
          </table:table-cell>
          <table:table-cell office:value-type="float" office:value="0.796272851792" calcext:value-type="float">
            <text:p>0.7962728518</text:p>
          </table:table-cell>
          <table:table-cell office:value-type="float" office:value="0.802433966204" calcext:value-type="float">
            <text:p>0.8024339662</text:p>
          </table:table-cell>
          <table:table-cell/>
          <table:table-cell office:value-type="float" office:value="0.869023153565" calcext:value-type="float">
            <text:p>0.8690231536</text:p>
          </table:table-cell>
          <table:table-cell office:value-type="float" office:value="0.844738636243" calcext:value-type="float">
            <text:p>0.8447386362</text:p>
          </table:table-cell>
          <table:table-cell office:value-type="float" office:value="0.917280011687" calcext:value-type="float">
            <text:p>0.9172800117</text:p>
          </table:table-cell>
          <table:table-cell office:value-type="float" office:value="0.911237646514" calcext:value-type="float">
            <text:p>0.9112376465</text:p>
          </table:table-cell>
          <table:table-cell/>
          <table:table-cell office:value-type="float" office:value="0.89489961867" calcext:value-type="float">
            <text:p>0.8948996187</text:p>
          </table:table-cell>
          <table:table-cell office:value-type="float" office:value="0.946962035825" calcext:value-type="float">
            <text:p>0.9469620358</text:p>
          </table:table-cell>
          <table:table-cell office:value-type="float" office:value="0.955560760055" calcext:value-type="float">
            <text:p>0.9555607601</text:p>
          </table:table-cell>
          <table:table-cell office:value-type="float" office:value="1.01357165144" calcext:value-type="float">
            <text:p>1.013571651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9341464425" calcext:value-type="float">
            <text:p>0.8193414644</text:p>
          </table:table-cell>
          <table:table-cell office:value-type="float" office:value="0.840078770203" calcext:value-type="float">
            <text:p>0.8400787702</text:p>
          </table:table-cell>
          <table:table-cell office:value-type="float" office:value="0.812321558411" calcext:value-type="float">
            <text:p>0.8123215584</text:p>
          </table:table-cell>
          <table:table-cell office:value-type="float" office:value="0.796038651304" calcext:value-type="float">
            <text:p>0.7960386513</text:p>
          </table:table-cell>
          <table:table-cell/>
          <table:table-cell office:value-type="float" office:value="0.870357599208" calcext:value-type="float">
            <text:p>0.8703575992</text:p>
          </table:table-cell>
          <table:table-cell office:value-type="float" office:value="0.890962072796" calcext:value-type="float">
            <text:p>0.8909620728</text:p>
          </table:table-cell>
          <table:table-cell office:value-type="float" office:value="0.897827932516" calcext:value-type="float">
            <text:p>0.8978279325</text:p>
          </table:table-cell>
          <table:table-cell office:value-type="float" office:value="0.838784398724" calcext:value-type="float">
            <text:p>0.8387843987</text:p>
          </table:table-cell>
          <table:table-cell/>
          <table:table-cell office:value-type="float" office:value="1.00963356789" calcext:value-type="float">
            <text:p>1.0096335679</text:p>
          </table:table-cell>
          <table:table-cell office:value-type="float" office:value="0.993479002798" calcext:value-type="float">
            <text:p>0.9934790028</text:p>
          </table:table-cell>
          <table:table-cell office:value-type="float" office:value="0.95431732772" calcext:value-type="float">
            <text:p>0.9543173277</text:p>
          </table:table-cell>
          <table:table-cell office:value-type="float" office:value="0.921965911652" calcext:value-type="float">
            <text:p>0.921965911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23271334019" calcext:value-type="float">
            <text:p>0.823271334</text:p>
          </table:table-cell>
          <table:table-cell office:value-type="float" office:value="0.811537312532" calcext:value-type="float">
            <text:p>0.8115373125</text:p>
          </table:table-cell>
          <table:table-cell office:value-type="float" office:value="0.80532221306" calcext:value-type="float">
            <text:p>0.8053222131</text:p>
          </table:table-cell>
          <table:table-cell office:value-type="float" office:value="0.816615902824" calcext:value-type="float">
            <text:p>0.8166159028</text:p>
          </table:table-cell>
          <table:table-cell/>
          <table:table-cell office:value-type="float" office:value="0.895160022572" calcext:value-type="float">
            <text:p>0.8951600226</text:p>
          </table:table-cell>
          <table:table-cell office:value-type="float" office:value="0.898423121296" calcext:value-type="float">
            <text:p>0.8984231213</text:p>
          </table:table-cell>
          <table:table-cell office:value-type="float" office:value="0.85694358277" calcext:value-type="float">
            <text:p>0.8569435828</text:p>
          </table:table-cell>
          <table:table-cell office:value-type="float" office:value="0.939771774731" calcext:value-type="float">
            <text:p>0.9397717747</text:p>
          </table:table-cell>
          <table:table-cell/>
          <table:table-cell office:value-type="float" office:value="0.960956658294" calcext:value-type="float">
            <text:p>0.9609566583</text:p>
          </table:table-cell>
          <table:table-cell office:value-type="float" office:value="0.970554124487" calcext:value-type="float">
            <text:p>0.9705541245</text:p>
          </table:table-cell>
          <table:table-cell office:value-type="float" office:value="0.962950319983" calcext:value-type="float">
            <text:p>0.96295032</text:p>
          </table:table-cell>
          <table:table-cell office:value-type="float" office:value="0.970431709339" calcext:value-type="float">
            <text:p>0.970431709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84795057652" calcext:value-type="float">
            <text:p>0.7847950577</text:p>
          </table:table-cell>
          <table:table-cell office:value-type="float" office:value="0.798057098236" calcext:value-type="float">
            <text:p>0.7980570982</text:p>
          </table:table-cell>
          <table:table-cell office:value-type="float" office:value="0.806062618713" calcext:value-type="float">
            <text:p>0.8060626187</text:p>
          </table:table-cell>
          <table:table-cell office:value-type="float" office:value="0.776153126942" calcext:value-type="float">
            <text:p>0.7761531269</text:p>
          </table:table-cell>
          <table:table-cell/>
          <table:table-cell office:value-type="float" office:value="0.862845843623" calcext:value-type="float">
            <text:p>0.8628458436</text:p>
          </table:table-cell>
          <table:table-cell office:value-type="float" office:value="0.888596242574" calcext:value-type="float">
            <text:p>0.8885962426</text:p>
          </table:table-cell>
          <table:table-cell office:value-type="float" office:value="0.895870026669" calcext:value-type="float">
            <text:p>0.8958700267</text:p>
          </table:table-cell>
          <table:table-cell office:value-type="float" office:value="0.837649128569" calcext:value-type="float">
            <text:p>0.8376491286</text:p>
          </table:table-cell>
          <table:table-cell/>
          <table:table-cell office:value-type="float" office:value="0.987940116823" calcext:value-type="float">
            <text:p>0.9879401168</text:p>
          </table:table-cell>
          <table:table-cell office:value-type="float" office:value="0.906753754179" calcext:value-type="float">
            <text:p>0.9067537542</text:p>
          </table:table-cell>
          <table:table-cell office:value-type="float" office:value="0.989845630606" calcext:value-type="float">
            <text:p>0.9898456306</text:p>
          </table:table-cell>
          <table:table-cell office:value-type="float" office:value="0.92728195641" calcext:value-type="float">
            <text:p>0.927281956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15368314925" calcext:value-type="float">
            <text:p>0.8153683149</text:p>
          </table:table-cell>
          <table:table-cell office:value-type="float" office:value="0.781045990533" calcext:value-type="float">
            <text:p>0.7810459905</text:p>
          </table:table-cell>
          <table:table-cell office:value-type="float" office:value="0.812604751104" calcext:value-type="float">
            <text:p>0.8126047511</text:p>
          </table:table-cell>
          <table:table-cell office:value-type="float" office:value="0.83635555667" calcext:value-type="float">
            <text:p>0.8363555567</text:p>
          </table:table-cell>
          <table:table-cell/>
          <table:table-cell office:value-type="float" office:value="0.854614619388" calcext:value-type="float">
            <text:p>0.8546146194</text:p>
          </table:table-cell>
          <table:table-cell office:value-type="float" office:value="0.839326026426" calcext:value-type="float">
            <text:p>0.8393260264</text:p>
          </table:table-cell>
          <table:table-cell office:value-type="float" office:value="0.893302536031" calcext:value-type="float">
            <text:p>0.893302536</text:p>
          </table:table-cell>
          <table:table-cell office:value-type="float" office:value="0.929579410843" calcext:value-type="float">
            <text:p>0.9295794108</text:p>
          </table:table-cell>
          <table:table-cell/>
          <table:table-cell office:value-type="float" office:value="0.923729707295" calcext:value-type="float">
            <text:p>0.9237297073</text:p>
          </table:table-cell>
          <table:table-cell office:value-type="float" office:value="0.991752010113" calcext:value-type="float">
            <text:p>0.9917520101</text:p>
          </table:table-cell>
          <table:table-cell office:value-type="float" office:value="0.939144651508" calcext:value-type="float">
            <text:p>0.9391446515</text:p>
          </table:table-cell>
          <table:table-cell office:value-type="float" office:value="0.997514243395" calcext:value-type="float">
            <text:p>0.997514243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775937582754" calcext:value-type="float">
            <text:p>0.7759375828</text:p>
          </table:table-cell>
          <table:table-cell office:value-type="float" office:value="0.815787168946" calcext:value-type="float">
            <text:p>0.8157871689</text:p>
          </table:table-cell>
          <table:table-cell office:value-type="float" office:value="0.806465318572" calcext:value-type="float">
            <text:p>0.8064653186</text:p>
          </table:table-cell>
          <table:table-cell office:value-type="float" office:value="0.754001506558" calcext:value-type="float">
            <text:p>0.7540015066</text:p>
          </table:table-cell>
          <table:table-cell/>
          <table:table-cell office:value-type="float" office:value="0.866787299945" calcext:value-type="float">
            <text:p>0.8667872999</text:p>
          </table:table-cell>
          <table:table-cell office:value-type="float" office:value="0.907126865526" calcext:value-type="float">
            <text:p>0.9071268655</text:p>
          </table:table-cell>
          <table:table-cell office:value-type="float" office:value="0.855837884956" calcext:value-type="float">
            <text:p>0.855837885</text:p>
          </table:table-cell>
          <table:table-cell office:value-type="float" office:value="0.830965770473" calcext:value-type="float">
            <text:p>0.8309657705</text:p>
          </table:table-cell>
          <table:table-cell/>
          <table:table-cell office:value-type="float" office:value="0.962837077592" calcext:value-type="float">
            <text:p>0.9628370776</text:p>
          </table:table-cell>
          <table:table-cell office:value-type="float" office:value="0.978368421817" calcext:value-type="float">
            <text:p>0.9783684218</text:p>
          </table:table-cell>
          <table:table-cell office:value-type="float" office:value="0.969074831329" calcext:value-type="float">
            <text:p>0.9690748313</text:p>
          </table:table-cell>
          <table:table-cell office:value-type="float" office:value="0.929574760661" calcext:value-type="float">
            <text:p>0.929574760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.804329861909" calcext:value-type="float">
            <text:p>0.8043298619</text:p>
          </table:table-cell>
          <table:table-cell office:value-type="float" office:value="0.773705756135" calcext:value-type="float">
            <text:p>0.7737057561</text:p>
          </table:table-cell>
          <table:table-cell office:value-type="float" office:value="0.807499725517" calcext:value-type="float">
            <text:p>0.8074997255</text:p>
          </table:table-cell>
          <table:table-cell office:value-type="float" office:value="0.845009767073" calcext:value-type="float">
            <text:p>0.8450097671</text:p>
          </table:table-cell>
          <table:table-cell/>
          <table:table-cell office:value-type="float" office:value="0.881223372823" calcext:value-type="float">
            <text:p>0.8812233728</text:p>
          </table:table-cell>
          <table:table-cell office:value-type="float" office:value="0.856093921725" calcext:value-type="float">
            <text:p>0.8560939217</text:p>
          </table:table-cell>
          <table:table-cell office:value-type="float" office:value="0.859069049422" calcext:value-type="float">
            <text:p>0.8590690494</text:p>
          </table:table-cell>
          <table:table-cell office:value-type="float" office:value="0.941726500466" calcext:value-type="float">
            <text:p>0.9417265005</text:p>
          </table:table-cell>
          <table:table-cell/>
          <table:table-cell office:value-type="float" office:value="0.939905351688" calcext:value-type="float">
            <text:p>0.9399053517</text:p>
          </table:table-cell>
          <table:table-cell office:value-type="float" office:value="0.917796260747" calcext:value-type="float">
            <text:p>0.9177962607</text:p>
          </table:table-cell>
          <table:table-cell office:value-type="float" office:value="0.98381840239" calcext:value-type="float">
            <text:p>0.9838184024</text:p>
          </table:table-cell>
          <table:table-cell office:value-type="float" office:value="1.01772857422" calcext:value-type="float">
            <text:p>1.0177285742</text:p>
          </table:table-cell>
          <table:table-cell table:number-columns-repeated="100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'9'.C2:.C16])" office:value-type="float" office:value="0.801724785731" calcext:value-type="float">
            <text:p>0.8017247857</text:p>
          </table:table-cell>
          <table:table-cell table:formula="of:=AVERAGE(['9'.D2:.D25])" office:value-type="float" office:value="0.7967009946676" calcext:value-type="float">
            <text:p>0.7967009947</text:p>
          </table:table-cell>
          <table:table-cell table:formula="of:=AVERAGE(['9'.E2:.E25])" office:value-type="float" office:value="0.8073716136466" calcext:value-type="float">
            <text:p>0.8073716136</text:p>
          </table:table-cell>
          <table:table-cell table:formula="of:=AVERAGE(['9'.F2:.F16])" office:value-type="float" office:value="0.8013451593708" calcext:value-type="float">
            <text:p>0.8013451594</text:p>
          </table:table-cell>
          <table:table-cell/>
          <table:table-cell table:formula="of:=AVERAGE(['9'.H2:.H25])" office:value-type="float" office:value="0.8745021252468" calcext:value-type="float">
            <text:p>0.8745021252</text:p>
          </table:table-cell>
          <table:table-cell table:formula="of:=AVERAGE(['9'.I2:.I16])" office:value-type="float" office:value="0.8774520840794" calcext:value-type="float">
            <text:p>0.8774520841</text:p>
          </table:table-cell>
          <table:table-cell table:formula="of:=AVERAGE(['9'.J2:.J25])" office:value-type="float" office:value="0.878526787151067" calcext:value-type="float">
            <text:p>0.8785267872</text:p>
          </table:table-cell>
          <table:table-cell table:formula="of:=AVERAGE(['9'.K2:.K16])" office:value-type="float" office:value="0.883491434582533" calcext:value-type="float">
            <text:p>0.8834914346</text:p>
          </table:table-cell>
          <table:table-cell/>
          <table:table-cell table:formula="of:=AVERAGE(['9'.M2:.M25])" office:value-type="float" office:value="0.958205270761133" calcext:value-type="float">
            <text:p>0.9582052708</text:p>
          </table:table-cell>
          <table:table-cell table:formula="of:=AVERAGE(['9'.N2:.N25])" office:value-type="float" office:value="0.956814550159333" calcext:value-type="float">
            <text:p>0.9568145502</text:p>
          </table:table-cell>
          <table:table-cell table:formula="of:=AVERAGE(['9'.O2:.O25])" office:value-type="float" office:value="0.964141087945733" calcext:value-type="float">
            <text:p>0.9641410879</text:p>
          </table:table-cell>
          <table:table-cell table:formula="of:=AVERAGE(['9'.P2:.P25])" office:value-type="float" office:value="0.965659443208733" calcext:value-type="float">
            <text:p>0.96565944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t = cm / pix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igh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a mod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llet width(cm)</text:p>
          </table:table-cell>
          <table:table-cell office:value-type="float" office:value="101" calcext:value-type="float">
            <text:p>101</text:p>
          </table:table-cell>
          <table:table-cell table:formula="of:=['9'.B33]/['9'.C28]" office:value-type="float" office:value="125.978392832036" calcext:value-type="float">
            <text:p>125.978392832</text:p>
          </table:table-cell>
          <table:table-cell table:formula="of:=['9'.B33]/['9'.D28]" office:value-type="float" office:value="126.772780096929" calcext:value-type="float">
            <text:p>126.7727800969</text:p>
          </table:table-cell>
          <table:table-cell table:formula="of:=['9'.B33]/['9'.E28]" office:value-type="float" office:value="125.097288897513" calcext:value-type="float">
            <text:p>125.0972888975</text:p>
          </table:table-cell>
          <table:table-cell table:formula="of:=['9'.B33]/['9'.F28]" office:value-type="float" office:value="126.038073380643" calcext:value-type="float">
            <text:p>126.0380733806</text:p>
          </table:table-cell>
          <table:table-cell/>
          <table:table-cell table:formula="of:=['9'.B33]/['9'.H28]" office:value-type="float" office:value="115.494287645666" calcext:value-type="float">
            <text:p>115.4942876457</text:p>
          </table:table-cell>
          <table:table-cell table:formula="of:=['9'.B33]/['9'.I28]" office:value-type="float" office:value="115.106000467213" calcext:value-type="float">
            <text:p>115.1060004672</text:p>
          </table:table-cell>
          <table:table-cell table:formula="of:=['9'.B33]/['9'.J28]" office:value-type="float" office:value="114.965191132678" calcext:value-type="float">
            <text:p>114.9651911327</text:p>
          </table:table-cell>
          <table:table-cell table:formula="of:=['9'.B33]/['9'.K28]" office:value-type="float" office:value="114.319161506896" calcext:value-type="float">
            <text:p>114.3191615069</text:p>
          </table:table-cell>
          <table:table-cell/>
          <table:table-cell table:formula="of:=['9'.B33]/['9'.M28]" office:value-type="float" office:value="105.405389723824" calcext:value-type="float">
            <text:p>105.4053897238</text:p>
          </table:table-cell>
          <table:table-cell table:formula="of:=['9'.B33]/['9'.N28]" office:value-type="float" office:value="105.558595428112" calcext:value-type="float">
            <text:p>105.5585954281</text:p>
          </table:table-cell>
          <table:table-cell table:formula="of:=['9'.B33]/['9'.O28]" office:value-type="float" office:value="104.756452414239" calcext:value-type="float">
            <text:p>104.7564524142</text:p>
          </table:table-cell>
          <table:table-cell table:formula="of:=['9'.B33]/['9'.P28]" office:value-type="float" office:value="104.591738537132" calcext:value-type="float">
            <text:p>104.59173853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llet length(cm)</text:p>
          </table:table-cell>
          <table:table-cell office:value-type="float" office:value="121.5" calcext:value-type="float">
            <text:p>121.5</text:p>
          </table:table-cell>
          <table:table-cell table:formula="of:=['9'.B34]/['9'.C28]" office:value-type="float" office:value="151.548264644479" calcext:value-type="float">
            <text:p>151.5482646445</text:p>
          </table:table-cell>
          <table:table-cell table:formula="of:=['9'.B34]/['9'.D28]" office:value-type="float" office:value="152.503888928484" calcext:value-type="float">
            <text:p>152.5038889285</text:p>
          </table:table-cell>
          <table:table-cell table:formula="of:=['9'.B34]/['9'.E28]" office:value-type="float" office:value="150.488322782652" calcext:value-type="float">
            <text:p>150.4883227827</text:p>
          </table:table-cell>
          <table:table-cell table:formula="of:=['9'.B34]/['9'.F28]" office:value-type="float" office:value="151.620058571764" calcext:value-type="float">
            <text:p>151.6200585718</text:p>
          </table:table-cell>
          <table:table-cell/>
          <table:table-cell table:formula="of:=['9'.B34]/['9'.H28]" office:value-type="float" office:value="138.936197514341" calcext:value-type="float">
            <text:p>138.9361975143</text:p>
          </table:table-cell>
          <table:table-cell table:formula="of:=['9'.B34]/['9'.I28]" office:value-type="float" office:value="138.469099571944" calcext:value-type="float">
            <text:p>138.4690995719</text:p>
          </table:table-cell>
          <table:table-cell table:formula="of:=['9'.B34]/['9'.J28]" office:value-type="float" office:value="138.299710124954" calcext:value-type="float">
            <text:p>138.299710125</text:p>
          </table:table-cell>
          <table:table-cell table:formula="of:=['9'.B34]/['9'.K28]" office:value-type="float" office:value="137.522555674137" calcext:value-type="float">
            <text:p>137.5225556741</text:p>
          </table:table-cell>
          <table:table-cell/>
          <table:table-cell table:formula="of:=['9'.B34]/['9'.M28]" office:value-type="float" office:value="126.799552984601" calcext:value-type="float">
            <text:p>126.7995529846</text:p>
          </table:table-cell>
          <table:table-cell table:formula="of:=['9'.B34]/['9'.N28]" office:value-type="float" office:value="126.983854896194" calcext:value-type="float">
            <text:p>126.9838548962</text:p>
          </table:table-cell>
          <table:table-cell table:formula="of:=['9'.B34]/['9'.O28]" office:value-type="float" office:value="126.018900676535" calcext:value-type="float">
            <text:p>126.0189006765</text:p>
          </table:table-cell>
          <table:table-cell table:formula="of:=['9'.B34]/['9'.P28]" office:value-type="float" office:value="125.820754774866" calcext:value-type="float">
            <text:p>125.8207547749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mera height = 9 meter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1" table:default-cell-style-name="Default"/>
        <table:table-row table:style-name="ro1">
          <table:table-cell office:value-type="string" calcext:value-type="string">
            <text:p>chessboard 放在 pallet上，然后再标定外参。如果放在0.7m高来标定呢？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0/00/0000</text:date>, <text:time style:data-style-name="N2" text:time-value="13:44:38.632822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6:31:23.582066322</meta:creation-date>
    <meta:generator>LibreOffice/5.1.6.2$Linux_X86_64 LibreOffice_project/10m0$Build-2</meta:generator>
    <dc:date>2019-06-03T18:53:30.262447190</dc:date>
    <meta:editing-duration>PT9H23M6S</meta:editing-duration>
    <meta:editing-cycles>217</meta:editing-cycles>
    <meta:document-statistic meta:table-count="10" meta:cell-count="1977" meta:object-count="0"/>
  </office:meta>
</office:document-meta>
</file>